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a77f2" officeooo:paragraph-rsid="00269ae2"/>
    </style:style>
    <style:style style:name="P2" style:family="paragraph" style:parent-style-name="Text_20_body">
      <style:text-properties fo:language="id" fo:country="ID"/>
    </style:style>
    <style:style style:name="P3" style:family="paragraph" style:parent-style-name="Text_20_body">
      <style:text-properties fo:language="id" fo:country="ID" officeooo:paragraph-rsid="001a77f2"/>
    </style:style>
    <style:style style:name="P4" style:family="paragraph" style:parent-style-name="Text_20_body">
      <style:paragraph-properties fo:text-align="center" style:justify-single-word="false"/>
      <style:text-properties fo:language="id" fo:country="ID"/>
    </style:style>
    <style:style style:name="P5" style:family="paragraph" style:parent-style-name="Text_20_body">
      <style:paragraph-properties fo:text-align="center" style:justify-single-word="false"/>
      <style:text-properties fo:language="id" fo:country="ID" officeooo:paragraph-rsid="001a77f2"/>
    </style:style>
    <style:style style:name="P6" style:family="paragraph" style:parent-style-name="Text_20_body">
      <style:paragraph-properties fo:text-align="center" style:justify-single-word="false"/>
      <style:text-properties fo:language="id" fo:country="ID" officeooo:rsid="001a77f2" officeooo:paragraph-rsid="0154ba82"/>
    </style:style>
    <style:style style:name="P7" style:family="paragraph" style:parent-style-name="Text_20_body">
      <style:paragraph-properties fo:text-align="center" style:justify-single-word="false"/>
      <style:text-properties fo:language="id" fo:country="ID" officeooo:rsid="001a77f2" officeooo:paragraph-rsid="001a77f2"/>
    </style:style>
    <style:style style:name="P8" style:family="paragraph" style:parent-style-name="Text_20_body">
      <style:paragraph-properties fo:text-align="center" style:justify-single-word="false"/>
      <style:text-properties fo:language="id" fo:country="ID" officeooo:rsid="001c4e54" officeooo:paragraph-rsid="001a77f2"/>
    </style:style>
    <style:style style:name="P9" style:family="paragraph" style:parent-style-name="Text_20_body">
      <style:paragraph-properties fo:text-align="end" style:justify-single-word="false"/>
      <style:text-properties fo:language="id" fo:country="ID" fo:font-weight="normal" officeooo:rsid="001c4e54" officeooo:paragraph-rsid="001b6fa4" style:font-weight-asian="normal" style:font-weight-complex="normal"/>
    </style:style>
    <style:style style:name="P10" style:family="paragraph" style:parent-style-name="Text_20_body">
      <style:paragraph-properties fo:text-align="justify" style:justify-single-word="false"/>
      <style:text-properties fo:language="id" fo:country="ID" fo:font-weight="normal" officeooo:rsid="007eba66" officeooo:paragraph-rsid="007eba66" style:font-weight-asian="normal" style:font-weight-complex="normal"/>
    </style:style>
    <style:style style:name="P11" style:family="paragraph" style:parent-style-name="Text_20_body">
      <style:paragraph-properties fo:text-align="justify" style:justify-single-word="false"/>
      <style:text-properties fo:language="id" fo:country="ID" fo:font-weight="normal" officeooo:rsid="001ea565" officeooo:paragraph-rsid="001ea565" style:font-weight-asian="normal" style:font-weight-complex="normal"/>
    </style:style>
    <style:style style:name="P12" style:family="paragraph" style:parent-style-name="Text_20_body">
      <style:paragraph-properties fo:text-align="justify" style:justify-single-word="false"/>
      <style:text-properties fo:language="id" fo:country="ID" fo:font-weight="normal" officeooo:rsid="004b9414" officeooo:paragraph-rsid="004b9414" style:font-weight-asian="normal" style:font-weight-complex="normal"/>
    </style:style>
    <style:style style:name="P13" style:family="paragraph" style:parent-style-name="Text_20_body">
      <style:text-properties fo:language="id" fo:country="ID" fo:font-weight="bold" style:font-weight-asian="bold" style:font-weight-complex="bold"/>
    </style:style>
    <style:style style:name="P14" style:family="paragraph" style:parent-style-name="Text_20_body">
      <style:text-properties fo:language="id" fo:country="ID" fo:font-weight="bold" officeooo:rsid="00b654fa" style:font-weight-asian="bold" style:font-weight-complex="bold"/>
    </style:style>
    <style:style style:name="P15" style:family="paragraph" style:parent-style-name="Text_20_body">
      <style:text-properties fo:language="id" fo:country="ID" officeooo:rsid="00b66ca3" officeooo:paragraph-rsid="00b66ca3"/>
    </style:style>
    <style:style style:name="P16" style:family="paragraph" style:parent-style-name="Text_20_body">
      <style:text-properties fo:language="id" fo:country="ID" officeooo:rsid="00c4e134" officeooo:paragraph-rsid="00c4e134"/>
    </style:style>
    <style:style style:name="P17" style:family="paragraph" style:parent-style-name="Text_20_body">
      <style:text-properties fo:language="id" fo:country="ID" officeooo:rsid="00b92299" officeooo:paragraph-rsid="00b92299"/>
    </style:style>
    <style:style style:name="P18" style:family="paragraph" style:parent-style-name="Text_20_body">
      <style:text-properties fo:language="id" fo:country="ID" officeooo:rsid="00b60ad0" officeooo:paragraph-rsid="00b60ad0"/>
    </style:style>
    <style:style style:name="P19"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a95a3" officeooo:paragraph-rsid="004a95a3" style:font-weight-asian="normal" style:font-weight-complex="normal"/>
    </style:style>
    <style:style style:name="P20"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8f28a8" officeooo:paragraph-rsid="008f28a8" style:font-weight-asian="normal" style:font-weight-complex="normal"/>
    </style:style>
    <style:style style:name="P21"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e2774" officeooo:paragraph-rsid="004e2774" style:font-weight-asian="normal" style:font-weight-complex="normal"/>
    </style:style>
    <style:style style:name="P22"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909ea6" officeooo:paragraph-rsid="00909ea6" style:font-weight-asian="normal" style:font-weight-complex="normal"/>
    </style:style>
    <style:style style:name="P23"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fbd146" officeooo:paragraph-rsid="00fbd146" style:font-weight-asian="normal" style:font-weight-complex="normal"/>
    </style:style>
    <style:style style:name="P24" style:family="paragraph" style:parent-style-name="Text_20_body">
      <style:text-properties fo:language="id" fo:country="ID" style:text-underline-style="solid" style:text-underline-width="auto" style:text-underline-color="font-color" officeooo:rsid="00530480" officeooo:paragraph-rsid="00530480"/>
    </style:style>
    <style:style style:name="P25" style:family="paragraph" style:parent-style-name="Text_20_body">
      <style:text-properties fo:language="id" fo:country="ID" style:text-underline-style="solid" style:text-underline-width="auto" style:text-underline-color="font-color" officeooo:rsid="0053e816" officeooo:paragraph-rsid="0053e816"/>
    </style:style>
    <style:style style:name="P26" style:family="paragraph" style:parent-style-name="Text_20_body">
      <style:text-properties fo:language="id" fo:country="ID" style:text-underline-style="solid" style:text-underline-width="auto" style:text-underline-color="font-color" officeooo:rsid="005464c2" officeooo:paragraph-rsid="005464c2"/>
    </style:style>
    <style:style style:name="P27" style:family="paragraph" style:parent-style-name="Text_20_body">
      <style:text-properties fo:language="id" fo:country="ID" style:text-underline-style="solid" style:text-underline-width="auto" style:text-underline-color="font-color" officeooo:rsid="00572c1a" officeooo:paragraph-rsid="00572c1a"/>
    </style:style>
    <style:style style:name="P28" style:family="paragraph" style:parent-style-name="Text_20_body">
      <style:text-properties fo:language="id" fo:country="ID" style:text-underline-style="solid" style:text-underline-width="auto" style:text-underline-color="font-color" officeooo:rsid="0055de26" officeooo:paragraph-rsid="0055de26"/>
    </style:style>
    <style:style style:name="P29" style:family="paragraph" style:parent-style-name="Text_20_body">
      <style:text-properties fo:language="id" fo:country="ID" style:text-underline-style="solid" style:text-underline-width="auto" style:text-underline-color="font-color" officeooo:rsid="0055e097" officeooo:paragraph-rsid="0055e097"/>
    </style:style>
    <style:style style:name="P30" style:family="paragraph" style:parent-style-name="Text_20_body">
      <style:text-properties fo:language="id" fo:country="ID" style:text-underline-style="solid" style:text-underline-width="auto" style:text-underline-color="font-color" officeooo:rsid="0063fe2c" officeooo:paragraph-rsid="0063fe2c"/>
    </style:style>
    <style:style style:name="P31" style:family="paragraph" style:parent-style-name="Text_20_body">
      <style:text-properties fo:language="id" fo:country="ID" style:text-underline-style="solid" style:text-underline-width="auto" style:text-underline-color="font-color" officeooo:rsid="006c496c" officeooo:paragraph-rsid="006c496c"/>
    </style:style>
    <style:style style:name="P32" style:family="paragraph" style:parent-style-name="Text_20_body">
      <style:text-properties fo:language="id" fo:country="ID" style:text-underline-style="solid" style:text-underline-width="auto" style:text-underline-color="font-color" officeooo:rsid="006e5aa5" officeooo:paragraph-rsid="006e5aa5"/>
    </style:style>
    <style:style style:name="P33" style:family="paragraph" style:parent-style-name="Text_20_body">
      <style:text-properties fo:language="id" fo:country="ID" style:text-underline-style="solid" style:text-underline-width="auto" style:text-underline-color="font-color" officeooo:rsid="00c9e619" officeooo:paragraph-rsid="00c9e619"/>
    </style:style>
    <style:style style:name="P34" style:family="paragraph" style:parent-style-name="Text_20_body">
      <style:text-properties fo:language="id" fo:country="ID" style:text-underline-style="solid" style:text-underline-width="auto" style:text-underline-color="font-color" officeooo:rsid="00cc0549" officeooo:paragraph-rsid="00cc0549"/>
    </style:style>
    <style:style style:name="P35" style:family="paragraph" style:parent-style-name="Text_20_body">
      <style:text-properties fo:language="id" fo:country="ID" style:text-underline-style="solid" style:text-underline-width="auto" style:text-underline-color="font-color" officeooo:rsid="00cdf8f5" officeooo:paragraph-rsid="00cdf8f5"/>
    </style:style>
    <style:style style:name="P36" style:family="paragraph" style:parent-style-name="Text_20_body">
      <style:text-properties fo:language="id" fo:country="ID" style:text-underline-style="solid" style:text-underline-width="auto" style:text-underline-color="font-color" officeooo:rsid="0148beaf" officeooo:paragraph-rsid="0148beaf"/>
    </style:style>
    <style:style style:name="P37" style:family="paragraph" style:parent-style-name="Text_20_body">
      <style:text-properties fo:language="id" fo:country="ID" style:text-underline-style="solid" style:text-underline-width="auto" style:text-underline-color="font-color" officeooo:rsid="00725723" officeooo:paragraph-rsid="00725723"/>
    </style:style>
    <style:style style:name="P38" style:family="paragraph" style:parent-style-name="Text_20_body">
      <style:text-properties fo:language="id" fo:country="ID" style:text-underline-style="solid" style:text-underline-width="auto" style:text-underline-color="font-color" officeooo:rsid="0073e881" officeooo:paragraph-rsid="0073e881"/>
    </style:style>
    <style:style style:name="P39" style:family="paragraph" style:parent-style-name="Text_20_body">
      <style:text-properties fo:language="id" fo:country="ID" style:text-underline-style="solid" style:text-underline-width="auto" style:text-underline-color="font-color" officeooo:rsid="00d6f14b" officeooo:paragraph-rsid="00d6f14b"/>
    </style:style>
    <style:style style:name="P40" style:family="paragraph" style:parent-style-name="Text_20_body">
      <style:text-properties fo:language="id" fo:country="ID" style:text-underline-style="solid" style:text-underline-width="auto" style:text-underline-color="font-color" officeooo:rsid="00d89d6d" officeooo:paragraph-rsid="00d89d6d"/>
    </style:style>
    <style:style style:name="P41" style:family="paragraph" style:parent-style-name="Text_20_body">
      <style:text-properties fo:language="id" fo:country="ID" style:text-underline-style="solid" style:text-underline-width="auto" style:text-underline-color="font-color" officeooo:rsid="00d91af9" officeooo:paragraph-rsid="00d91af9"/>
    </style:style>
    <style:style style:name="P42" style:family="paragraph" style:parent-style-name="Text_20_body">
      <style:text-properties fo:language="id" fo:country="ID" style:text-underline-style="solid" style:text-underline-width="auto" style:text-underline-color="font-color" officeooo:rsid="00dc0189" officeooo:paragraph-rsid="00dc0189"/>
    </style:style>
    <style:style style:name="P43" style:family="paragraph" style:parent-style-name="Text_20_body">
      <style:text-properties fo:language="id" fo:country="ID" style:text-underline-style="solid" style:text-underline-width="auto" style:text-underline-color="font-color" officeooo:rsid="00dced08" officeooo:paragraph-rsid="00dced08"/>
    </style:style>
    <style:style style:name="P44" style:family="paragraph" style:parent-style-name="Text_20_body">
      <style:text-properties fo:language="id" fo:country="ID" style:text-underline-style="solid" style:text-underline-width="auto" style:text-underline-color="font-color" officeooo:rsid="00e10a84" officeooo:paragraph-rsid="00e10a84"/>
    </style:style>
    <style:style style:name="P45" style:family="paragraph" style:parent-style-name="Text_20_body">
      <style:text-properties fo:language="id" fo:country="ID" style:text-underline-style="solid" style:text-underline-width="auto" style:text-underline-color="font-color" officeooo:rsid="00e137c7" officeooo:paragraph-rsid="00e137c7"/>
    </style:style>
    <style:style style:name="P46" style:family="paragraph" style:parent-style-name="Text_20_body">
      <style:text-properties fo:language="id" fo:country="ID" style:text-underline-style="none" officeooo:rsid="00572c1a" officeooo:paragraph-rsid="00572c1a"/>
    </style:style>
    <style:style style:name="P47" style:family="paragraph" style:parent-style-name="Text_20_body">
      <style:text-properties fo:language="id" fo:country="ID" style:text-underline-style="none" officeooo:rsid="0055e097" officeooo:paragraph-rsid="0055e097"/>
    </style:style>
    <style:style style:name="P48" style:family="paragraph" style:parent-style-name="Text_20_body">
      <style:text-properties fo:language="id" fo:country="ID" style:text-underline-style="none" officeooo:rsid="006428c7" officeooo:paragraph-rsid="006428c7"/>
    </style:style>
    <style:style style:name="P49" style:family="paragraph" style:parent-style-name="Text_20_body">
      <style:text-properties fo:language="id" fo:country="ID" officeooo:rsid="00297866" officeooo:paragraph-rsid="00297866"/>
    </style:style>
    <style:style style:name="P50" style:family="paragraph" style:parent-style-name="Text_20_body">
      <style:text-properties fo:language="id" fo:country="ID" officeooo:paragraph-rsid="0055de26"/>
    </style:style>
    <style:style style:name="P51" style:family="paragraph" style:parent-style-name="Text_20_body">
      <style:text-properties fo:language="id" fo:country="ID" officeooo:rsid="005f5689" officeooo:paragraph-rsid="005f5689"/>
    </style:style>
    <style:style style:name="P52" style:family="paragraph" style:parent-style-name="Text_20_body">
      <style:text-properties fo:language="id" fo:country="ID" officeooo:rsid="005f5689" officeooo:paragraph-rsid="00d33dd0"/>
    </style:style>
    <style:style style:name="P53" style:family="paragraph" style:parent-style-name="Text_20_body">
      <style:text-properties fo:language="id" fo:country="ID" officeooo:rsid="0062d2b1" officeooo:paragraph-rsid="0062d2b1"/>
    </style:style>
    <style:style style:name="P54" style:family="paragraph" style:parent-style-name="Text_20_body">
      <style:text-properties fo:language="id" fo:country="ID" officeooo:rsid="0063fe2c" officeooo:paragraph-rsid="0063fe2c"/>
    </style:style>
    <style:style style:name="P55" style:family="paragraph" style:parent-style-name="Text_20_body">
      <style:text-properties fo:language="id" fo:country="ID" officeooo:rsid="006cf1bc" officeooo:paragraph-rsid="006cf1bc"/>
    </style:style>
    <style:style style:name="P56" style:family="paragraph" style:parent-style-name="Text_20_body">
      <style:text-properties fo:language="id" fo:country="ID" officeooo:rsid="006dcd0a" officeooo:paragraph-rsid="006dcd0a"/>
    </style:style>
    <style:style style:name="P57" style:family="paragraph" style:parent-style-name="Text_20_body">
      <style:text-properties fo:language="id" fo:country="ID" officeooo:rsid="006e5aa5" officeooo:paragraph-rsid="006e5aa5"/>
    </style:style>
    <style:style style:name="P58" style:family="paragraph" style:parent-style-name="Text_20_body">
      <style:text-properties fo:language="id" fo:country="ID" officeooo:paragraph-rsid="006e7c43"/>
    </style:style>
    <style:style style:name="P59" style:family="paragraph" style:parent-style-name="Text_20_body">
      <style:text-properties fo:language="id" fo:country="ID" officeooo:rsid="006e7c43" officeooo:paragraph-rsid="006e7c43"/>
    </style:style>
    <style:style style:name="P60" style:family="paragraph" style:parent-style-name="Text_20_body">
      <style:text-properties fo:language="id" fo:country="ID" officeooo:rsid="00c89675" officeooo:paragraph-rsid="00c89675"/>
    </style:style>
    <style:style style:name="P61" style:family="paragraph" style:parent-style-name="Text_20_body">
      <style:text-properties fo:language="id" fo:country="ID" officeooo:rsid="002b82dd" officeooo:paragraph-rsid="002b82dd"/>
    </style:style>
    <style:style style:name="P62" style:family="paragraph" style:parent-style-name="Text_20_body">
      <style:text-properties fo:language="id" fo:country="ID" officeooo:rsid="00c9e619" officeooo:paragraph-rsid="00c9e619"/>
    </style:style>
    <style:style style:name="P63" style:family="paragraph" style:parent-style-name="Text_20_body">
      <style:text-properties fo:language="id" fo:country="ID" officeooo:rsid="00cdf8f5" officeooo:paragraph-rsid="00cdf8f5"/>
    </style:style>
    <style:style style:name="P64" style:family="paragraph" style:parent-style-name="Text_20_body">
      <style:text-properties fo:language="id" fo:country="ID" officeooo:rsid="00cfa394" officeooo:paragraph-rsid="00cfa394"/>
    </style:style>
    <style:style style:name="P65" style:family="paragraph" style:parent-style-name="Text_20_body">
      <style:text-properties fo:language="id" fo:country="ID" officeooo:paragraph-rsid="00705d49"/>
    </style:style>
    <style:style style:name="P66" style:family="paragraph" style:parent-style-name="Text_20_body">
      <style:text-properties fo:language="id" fo:country="ID" officeooo:rsid="00725723" officeooo:paragraph-rsid="00725723"/>
    </style:style>
    <style:style style:name="P67" style:family="paragraph" style:parent-style-name="Text_20_body">
      <style:text-properties fo:language="id" fo:country="ID" officeooo:rsid="0073e881" officeooo:paragraph-rsid="0073e881"/>
    </style:style>
    <style:style style:name="P68" style:family="paragraph" style:parent-style-name="Text_20_body">
      <style:text-properties fo:language="id" fo:country="ID" officeooo:rsid="00740cf1" officeooo:paragraph-rsid="00740cf1"/>
    </style:style>
    <style:style style:name="P69" style:family="paragraph" style:parent-style-name="Text_20_body">
      <style:text-properties fo:language="id" fo:country="ID" officeooo:rsid="0075bbf5" officeooo:paragraph-rsid="0075bbf5"/>
    </style:style>
    <style:style style:name="P70" style:family="paragraph" style:parent-style-name="Text_20_body">
      <style:text-properties fo:language="id" fo:country="ID" officeooo:rsid="00d4588d" officeooo:paragraph-rsid="00d4588d"/>
    </style:style>
    <style:style style:name="P71" style:family="paragraph" style:parent-style-name="Text_20_body">
      <style:text-properties fo:language="id" fo:country="ID" officeooo:rsid="00d5d207" officeooo:paragraph-rsid="00d5d207"/>
    </style:style>
    <style:style style:name="P72" style:family="paragraph" style:parent-style-name="Text_20_body">
      <style:text-properties fo:language="id" fo:country="ID" officeooo:rsid="00d6f14b" officeooo:paragraph-rsid="00d6f14b"/>
    </style:style>
    <style:style style:name="P73" style:family="paragraph" style:parent-style-name="Text_20_body">
      <style:text-properties fo:language="id" fo:country="ID" officeooo:rsid="00d89d6d" officeooo:paragraph-rsid="00d89d6d"/>
    </style:style>
    <style:style style:name="P74" style:family="paragraph" style:parent-style-name="Text_20_body">
      <style:text-properties fo:language="id" fo:country="ID" officeooo:rsid="00d91af9" officeooo:paragraph-rsid="00d91af9"/>
    </style:style>
    <style:style style:name="P75" style:family="paragraph" style:parent-style-name="Text_20_body">
      <style:text-properties fo:language="id" fo:country="ID" officeooo:rsid="00dc0189" officeooo:paragraph-rsid="00dc0189"/>
    </style:style>
    <style:style style:name="P76" style:family="paragraph" style:parent-style-name="Text_20_body">
      <style:text-properties fo:language="id" fo:country="ID" officeooo:rsid="00dced08" officeooo:paragraph-rsid="00dced08"/>
    </style:style>
    <style:style style:name="P77" style:family="paragraph" style:parent-style-name="Text_20_body">
      <style:text-properties fo:language="id" fo:country="ID" officeooo:rsid="00de4c79" officeooo:paragraph-rsid="00de4c79"/>
    </style:style>
    <style:style style:name="P78" style:family="paragraph" style:parent-style-name="Text_20_body">
      <style:text-properties fo:language="id" fo:country="ID" officeooo:rsid="00dfd404" officeooo:paragraph-rsid="00dfd404"/>
    </style:style>
    <style:style style:name="P79" style:family="paragraph" style:parent-style-name="Text_20_body">
      <style:text-properties fo:language="id" fo:country="ID" officeooo:rsid="00e10a84" officeooo:paragraph-rsid="00e10a84"/>
    </style:style>
    <style:style style:name="P80" style:family="paragraph" style:parent-style-name="Text_20_body">
      <style:text-properties fo:language="id" fo:country="ID" officeooo:rsid="00e137c7" officeooo:paragraph-rsid="00e137c7"/>
    </style:style>
    <style:style style:name="P81" style:family="paragraph" style:parent-style-name="Text_20_body">
      <style:text-properties fo:language="id" fo:country="ID" officeooo:rsid="00ae3a69" officeooo:paragraph-rsid="00ae3a69"/>
    </style:style>
    <style:style style:name="P82" style:family="paragraph" style:parent-style-name="Text_20_body">
      <style:text-properties fo:language="id" fo:country="ID" officeooo:rsid="00afe1bb" officeooo:paragraph-rsid="00afe1bb"/>
    </style:style>
    <style:style style:name="P83" style:family="paragraph" style:parent-style-name="Text_20_body">
      <style:text-properties fo:language="id" fo:country="ID" officeooo:rsid="00e6cc50" officeooo:paragraph-rsid="00e6cc50"/>
    </style:style>
    <style:style style:name="P84" style:family="paragraph" style:parent-style-name="Text_20_body">
      <style:text-properties fo:language="id" fo:country="ID" officeooo:rsid="00e77097" officeooo:paragraph-rsid="00e77097"/>
    </style:style>
    <style:style style:name="P85" style:family="paragraph" style:parent-style-name="Text_20_body">
      <style:text-properties fo:language="id" fo:country="ID" officeooo:rsid="0064e0c4" officeooo:paragraph-rsid="0064e0c4"/>
    </style:style>
    <style:style style:name="P86" style:family="paragraph" style:parent-style-name="Text_20_body">
      <style:text-properties fo:language="id" fo:country="ID" officeooo:paragraph-rsid="011ef8d7"/>
    </style:style>
    <style:style style:name="P87" style:family="paragraph" style:parent-style-name="Text_20_body">
      <style:text-properties fo:language="id" fo:country="ID" officeooo:rsid="012fe734" officeooo:paragraph-rsid="012fe734"/>
    </style:style>
    <style:style style:name="P88" style:family="paragraph" style:parent-style-name="Text_20_body">
      <style:text-properties fo:language="id" fo:country="ID" officeooo:paragraph-rsid="012cbfb5"/>
    </style:style>
    <style:style style:name="P89" style:family="paragraph" style:parent-style-name="Text_20_body">
      <style:paragraph-properties fo:text-align="justify" style:justify-single-word="fals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90" style:family="paragraph" style:parent-style-name="Text_20_body">
      <style:paragraph-properties fo:text-align="justify" style:justify-single-word="false"/>
      <style:text-properties style:font-name="Ubuntu Light1" fo:font-size="12pt" fo:language="id" fo:country="ID" fo:font-weight="normal" officeooo:rsid="002299d5" officeooo:paragraph-rsid="002299d5" style:font-size-asian="10.5pt" style:font-weight-asian="normal" style:font-size-complex="12pt" style:font-weight-complex="normal"/>
    </style:style>
    <style:style style:name="P91" style:family="paragraph" style:parent-style-name="Text_20_body">
      <style:text-properties fo:color="#586e75" fo:language="id" fo:country="ID" officeooo:paragraph-rsid="00740cf1"/>
    </style:style>
    <style:style style:name="P92"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93"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94" style:family="paragraph" style:parent-style-name="Preformatted_20_Text">
      <style:paragraph-properties fo:margin-left="0in" fo:margin-right="0in" fo:margin-top="0in" fo:margin-bottom="0in" loext:contextual-spacing="false" fo:text-indent="0in" style:auto-text-indent="false"/>
    </style:style>
    <style:style style:name="P95" style:family="paragraph" style:parent-style-name="Preformatted_20_Text">
      <style:paragraph-properties fo:margin-left="0in" fo:margin-right="0in" fo:margin-top="0in" fo:margin-bottom="0in" loext:contextual-spacing="false" fo:text-indent="0in" style:auto-text-indent="false"/>
      <style:text-properties fo:language="id" fo:country="ID"/>
    </style:style>
    <style:style style:name="P96"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080c144"/>
    </style:style>
    <style:style style:name="P97"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622db3"/>
    </style:style>
    <style:style style:name="P98"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9b8c1"/>
    </style:style>
    <style:style style:name="P99" style:family="paragraph" style:parent-style-name="Preformatted_20_Text">
      <style:paragraph-properties fo:margin-left="0in" fo:margin-right="0in" fo:margin-top="0in" fo:margin-bottom="0in" loext:contextual-spacing="false" fo:text-indent="0in" style:auto-text-indent="false"/>
      <style:text-properties fo:color="#586e75" fo:language="id" fo:country="ID"/>
    </style:style>
    <style:style style:name="P100" style:family="paragraph" style:parent-style-name="Preformatted_20_Text">
      <style:paragraph-properties fo:margin-left="0in" fo:margin-right="0in" fo:margin-top="0in" fo:margin-bottom="0in" loext:contextual-spacing="false" fo:text-indent="0in" style:auto-text-indent="false"/>
      <style:text-properties fo:color="#c0c0c0" fo:language="id" fo:country="ID"/>
    </style:style>
    <style:style style:name="P101" style:family="paragraph" style:parent-style-name="Preformatted_20_Text">
      <style:paragraph-properties fo:margin-left="0in" fo:margin-right="0in" fo:margin-top="0in" fo:margin-bottom="0in" loext:contextual-spacing="false" fo:text-indent="0in" style:auto-text-indent="false"/>
      <style:text-properties fo:color="#000000" fo:language="id" fo:country="ID"/>
    </style:style>
    <style:style style:name="P102" style:family="paragraph" style:parent-style-name="Preformatted_20_Text">
      <style:paragraph-properties fo:margin-left="0in" fo:margin-right="0in" fo:margin-top="0in" fo:margin-bottom="0in" loext:contextual-spacing="false" fo:text-indent="0in" style:auto-text-indent="false"/>
      <style:text-properties fo:color="#93a1a1" fo:language="id" fo:country="ID"/>
    </style:style>
    <style:style style:name="P103" style:family="paragraph" style:parent-style-name="Preformatted_20_Text">
      <style:paragraph-properties fo:margin-left="0in" fo:margin-right="0in" fo:margin-top="0in" fo:margin-bottom="0in" loext:contextual-spacing="false" fo:text-indent="0in" style:auto-text-indent="false"/>
      <style:text-properties officeooo:paragraph-rsid="0179b8c1"/>
    </style:style>
    <style:style style:name="P104" style:family="paragraph" style:parent-style-name="Preformatted_20_Text">
      <style:paragraph-properties fo:margin-left="0in" fo:margin-right="0in" fo:margin-top="0in" fo:margin-bottom="0.1965in" loext:contextual-spacing="false" fo:text-indent="0in" style:auto-text-indent="false"/>
    </style:style>
    <style:style style:name="P105" style:family="paragraph" style:parent-style-name="Preformatted_20_Text">
      <style:paragraph-properties fo:margin-left="0in" fo:margin-right="0in" fo:margin-top="0in" fo:margin-bottom="0.1965in" loext:contextual-spacing="false" fo:text-indent="0in" style:auto-text-indent="false"/>
      <style:text-properties fo:language="id" fo:country="ID"/>
    </style:style>
    <style:style style:name="P106"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08d6733"/>
    </style:style>
    <style:style style:name="P107"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rsid="00297866" officeooo:paragraph-rsid="014e9777"/>
    </style:style>
    <style:style style:name="P108" style:family="paragraph" style:parent-style-name="Preformatted_20_Text">
      <style:paragraph-properties fo:margin-left="0in" fo:margin-right="0in" fo:margin-top="0in" fo:margin-bottom="0.1965in" loext:contextual-spacing="false" fo:text-indent="0in" style:auto-text-indent="false"/>
      <style:text-properties fo:language="id" fo:country="ID" officeooo:paragraph-rsid="017c778c"/>
    </style:style>
    <style:style style:name="P109" style:family="paragraph" style:parent-style-name="Preformatted_20_Text">
      <style:paragraph-properties fo:margin-left="0in" fo:margin-right="0in" fo:margin-top="0in" fo:margin-bottom="0.1965in" loext:contextual-spacing="false" fo:text-indent="0in" style:auto-text-indent="false"/>
      <style:text-properties fo:color="#586e75" fo:language="id" fo:country="ID"/>
    </style:style>
    <style:style style:name="P110"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11" style:family="paragraph" style:parent-style-name="Standard">
      <style:text-properties fo:language="id" fo:country="ID" officeooo:paragraph-rsid="011ef8d7"/>
    </style:style>
    <style:style style:name="P112" style:family="paragraph" style:parent-style-name="Text_20_body">
      <style:paragraph-properties fo:text-align="justify" style:justify-single-word="false" fo:break-before="pag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13" style:family="paragraph" style:parent-style-name="Contents_20_Heading">
      <style:text-properties fo:language="id" fo:country="ID"/>
    </style:style>
    <style:style style:name="P114" style:family="paragraph" style:parent-style-name="Title">
      <style:text-properties style:font-name="Ubuntu Light1" fo:language="id" fo:country="ID" officeooo:rsid="001a77f2" officeooo:paragraph-rsid="001a77f2"/>
    </style:style>
    <style:style style:name="P115" style:family="paragraph" style:parent-style-name="Subtitle">
      <style:text-properties fo:language="id" fo:country="ID"/>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Preformatted_20_Text">
      <style:paragraph-properties fo:text-align="justify" style:justify-single-word="false"/>
      <style:text-properties fo:language="id" fo:country="ID" fo:font-weight="normal" officeooo:rsid="001ea565" officeooo:paragraph-rsid="001ea565" style:font-weight-asian="normal" style:font-weight-complex="normal"/>
    </style:style>
    <style:style style:name="P118" style:family="paragraph" style:parent-style-name="Preformatted_20_Text">
      <style:paragraph-properties fo:text-align="justify" style:justify-single-word="false"/>
      <style:text-properties fo:language="id" fo:country="ID" style:text-underline-style="none" fo:font-weight="normal" officeooo:rsid="008f28a8" officeooo:paragraph-rsid="008f28a8" style:font-weight-asian="normal" style:font-weight-complex="normal"/>
    </style:style>
    <style:style style:name="P119" style:family="paragraph" style:parent-style-name="Preformatted_20_Text">
      <style:paragraph-properties fo:text-align="justify" style:justify-single-word="false"/>
      <style:text-properties fo:language="id" fo:country="ID" style:text-underline-style="none" fo:font-weight="normal" officeooo:rsid="008d6733" officeooo:paragraph-rsid="008d6733" style:font-weight-asian="normal" style:font-weight-complex="normal"/>
    </style:style>
    <style:style style:name="P120" style:family="paragraph" style:parent-style-name="Preformatted_20_Text">
      <style:paragraph-properties fo:text-align="justify" style:justify-single-word="false"/>
      <style:text-properties fo:language="id" fo:country="ID" style:text-underline-style="none" fo:font-weight="normal" officeooo:rsid="00909ea6" officeooo:paragraph-rsid="00909ea6" style:font-weight-asian="normal" style:font-weight-complex="normal"/>
    </style:style>
    <style:style style:name="P121" style:family="paragraph" style:parent-style-name="Preformatted_20_Text">
      <style:text-properties fo:language="id" fo:country="ID" style:text-underline-style="none" officeooo:rsid="005464c2" officeooo:paragraph-rsid="005464c2"/>
    </style:style>
    <style:style style:name="P122" style:family="paragraph" style:parent-style-name="Preformatted_20_Text">
      <style:text-properties fo:language="id" fo:country="ID" style:text-underline-style="none" officeooo:rsid="00572c1a" officeooo:paragraph-rsid="00572c1a"/>
    </style:style>
    <style:style style:name="P123" style:family="paragraph" style:parent-style-name="Preformatted_20_Text">
      <style:text-properties fo:language="id" fo:country="ID" style:text-underline-style="none" officeooo:rsid="0055de26" officeooo:paragraph-rsid="0055de26"/>
    </style:style>
    <style:style style:name="P124" style:family="paragraph" style:parent-style-name="Preformatted_20_Text">
      <style:text-properties fo:language="id" fo:country="ID" style:text-underline-style="none" officeooo:rsid="0055e097" officeooo:paragraph-rsid="0055e097"/>
    </style:style>
    <style:style style:name="P125" style:family="paragraph" style:parent-style-name="Preformatted_20_Text">
      <style:text-properties fo:language="id" fo:country="ID" officeooo:rsid="00297866" officeooo:paragraph-rsid="00297866"/>
    </style:style>
    <style:style style:name="P126" style:family="paragraph" style:parent-style-name="Preformatted_20_Text">
      <style:text-properties fo:language="id" fo:country="ID" officeooo:rsid="00297866" officeooo:paragraph-rsid="014e9777"/>
    </style:style>
    <style:style style:name="P127" style:family="paragraph" style:parent-style-name="Preformatted_20_Text">
      <style:text-properties fo:language="id" fo:country="ID" officeooo:rsid="0063fe2c" officeooo:paragraph-rsid="0063fe2c"/>
    </style:style>
    <style:style style:name="P128" style:family="paragraph" style:parent-style-name="Preformatted_20_Text">
      <style:text-properties fo:language="id" fo:country="ID" officeooo:rsid="006c496c" officeooo:paragraph-rsid="006c496c"/>
    </style:style>
    <style:style style:name="P129" style:family="paragraph" style:parent-style-name="Preformatted_20_Text">
      <style:text-properties fo:language="id" fo:country="ID" officeooo:rsid="00c9e619" officeooo:paragraph-rsid="00c9e619"/>
    </style:style>
    <style:style style:name="P130" style:family="paragraph" style:parent-style-name="Preformatted_20_Text">
      <style:text-properties fo:language="id" fo:country="ID" officeooo:rsid="00cc0549" officeooo:paragraph-rsid="00cc0549"/>
    </style:style>
    <style:style style:name="P131" style:family="paragraph" style:parent-style-name="Preformatted_20_Text">
      <style:text-properties fo:language="id" fo:country="ID" officeooo:rsid="00cdf8f5" officeooo:paragraph-rsid="00cdf8f5"/>
    </style:style>
    <style:style style:name="P132" style:family="paragraph" style:parent-style-name="Preformatted_20_Text">
      <style:text-properties fo:language="id" fo:country="ID" officeooo:rsid="00705d49" officeooo:paragraph-rsid="00705d49"/>
    </style:style>
    <style:style style:name="P133" style:family="paragraph" style:parent-style-name="Preformatted_20_Text">
      <style:text-properties fo:language="id" fo:country="ID" officeooo:rsid="00725723" officeooo:paragraph-rsid="00725723"/>
    </style:style>
    <style:style style:name="P134" style:family="paragraph" style:parent-style-name="Preformatted_20_Text">
      <style:text-properties fo:language="id" fo:country="ID" officeooo:rsid="0073e881" officeooo:paragraph-rsid="0073e881"/>
    </style:style>
    <style:style style:name="P135" style:family="paragraph" style:parent-style-name="Preformatted_20_Text">
      <style:text-properties fo:language="id" fo:country="ID" officeooo:rsid="00d6f14b" officeooo:paragraph-rsid="00d6f14b"/>
    </style:style>
    <style:style style:name="P136" style:family="paragraph" style:parent-style-name="Preformatted_20_Text">
      <style:text-properties fo:language="id" fo:country="ID" officeooo:rsid="00d89d6d" officeooo:paragraph-rsid="00d89d6d"/>
    </style:style>
    <style:style style:name="P137" style:family="paragraph" style:parent-style-name="Preformatted_20_Text">
      <style:text-properties fo:language="id" fo:country="ID" officeooo:rsid="00d91af9" officeooo:paragraph-rsid="00d91af9"/>
    </style:style>
    <style:style style:name="P138" style:family="paragraph" style:parent-style-name="Preformatted_20_Text">
      <style:text-properties fo:language="id" fo:country="ID" officeooo:rsid="00dc0189" officeooo:paragraph-rsid="00dc0189"/>
    </style:style>
    <style:style style:name="P139" style:family="paragraph" style:parent-style-name="Preformatted_20_Text">
      <style:text-properties fo:language="id" fo:country="ID" officeooo:rsid="00dced08" officeooo:paragraph-rsid="00dced08"/>
    </style:style>
    <style:style style:name="P140" style:family="paragraph" style:parent-style-name="Preformatted_20_Text">
      <style:text-properties fo:language="id" fo:country="ID" officeooo:rsid="00e10a84" officeooo:paragraph-rsid="00e10a84"/>
    </style:style>
    <style:style style:name="P141" style:family="paragraph" style:parent-style-name="Preformatted_20_Text">
      <style:text-properties fo:language="id" fo:country="ID" officeooo:rsid="00e137c7" officeooo:paragraph-rsid="00e137c7"/>
    </style:style>
    <style:style style:name="P142" style:family="paragraph" style:parent-style-name="Preformatted_20_Text">
      <style:text-properties fo:color="#2aa198" fo:language="id" fo:country="ID" officeooo:paragraph-rsid="006e7c43"/>
    </style:style>
    <style:style style:name="P143" style:family="paragraph" style:parent-style-name="Table_20_Heading">
      <style:text-properties fo:language="id" fo:country="ID"/>
    </style:style>
    <style:style style:name="P144" style:family="paragraph" style:parent-style-name="Table_20_Heading">
      <style:text-properties fo:language="id" fo:country="ID" officeooo:rsid="00a817c7" officeooo:paragraph-rsid="00a817c7"/>
    </style:style>
    <style:style style:name="P145" style:family="paragraph" style:parent-style-name="Table_20_Contents">
      <style:text-properties fo:language="id" fo:country="ID"/>
    </style:style>
    <style:style style:name="P146" style:family="paragraph" style:parent-style-name="Table_20_Contents">
      <style:text-properties fo:language="id" fo:country="ID" officeooo:rsid="00d1ded2" officeooo:paragraph-rsid="00d1ded2"/>
    </style:style>
    <style:style style:name="P147" style:family="paragraph" style:parent-style-name="Table_20_Contents">
      <style:text-properties fo:language="id" fo:country="ID" officeooo:rsid="0064e0c4" officeooo:paragraph-rsid="0064e0c4"/>
    </style:style>
    <style:style style:name="P148" style:family="paragraph" style:parent-style-name="Table_20_Contents">
      <style:text-properties fo:language="id" fo:country="ID" officeooo:rsid="00fdc915" officeooo:paragraph-rsid="00fdc915"/>
    </style:style>
    <style:style style:name="P149" style:family="paragraph" style:parent-style-name="Table_20_Contents">
      <style:text-properties fo:language="id" fo:country="ID" officeooo:rsid="00feeb29" officeooo:paragraph-rsid="00feeb29"/>
    </style:style>
    <style:style style:name="P150" style:family="paragraph" style:parent-style-name="Table_20_Contents">
      <style:text-properties fo:language="id" fo:country="ID" officeooo:rsid="00673fff" officeooo:paragraph-rsid="00673fff"/>
    </style:style>
    <style:style style:name="P151" style:family="paragraph" style:parent-style-name="Table_20_Contents">
      <style:text-properties fo:language="id" fo:country="ID" officeooo:rsid="0068b537" officeooo:paragraph-rsid="0068b537"/>
    </style:style>
    <style:style style:name="P152" style:family="paragraph" style:parent-style-name="Table_20_Contents">
      <style:text-properties fo:language="id" fo:country="ID" officeooo:rsid="00714e15" officeooo:paragraph-rsid="00714e15"/>
    </style:style>
    <style:style style:name="P153" style:family="paragraph" style:parent-style-name="Table_20_Contents">
      <style:text-properties fo:language="id" fo:country="ID" officeooo:rsid="00fffacb" officeooo:paragraph-rsid="00fffacb"/>
    </style:style>
    <style:style style:name="P154" style:family="paragraph" style:parent-style-name="Table_20_Contents">
      <style:text-properties fo:language="id" fo:country="ID" officeooo:rsid="01008ec3" officeooo:paragraph-rsid="01008ec3"/>
    </style:style>
    <style:style style:name="P155" style:family="paragraph" style:parent-style-name="Table_20_Contents">
      <style:text-properties fo:language="id" fo:country="ID" officeooo:rsid="0101293c" officeooo:paragraph-rsid="0101293c"/>
    </style:style>
    <style:style style:name="P156" style:family="paragraph" style:parent-style-name="Table_20_Contents">
      <style:text-properties fo:language="id" fo:country="ID" officeooo:rsid="0105ea2b" officeooo:paragraph-rsid="0105ea2b"/>
    </style:style>
    <style:style style:name="P157" style:family="paragraph" style:parent-style-name="Table_20_Contents">
      <style:text-properties fo:language="id" fo:country="ID" officeooo:rsid="01066ad5" officeooo:paragraph-rsid="01066ad5"/>
    </style:style>
    <style:style style:name="P158" style:family="paragraph" style:parent-style-name="Table_20_Contents">
      <style:text-properties fo:language="id" fo:country="ID" officeooo:rsid="0108fb9e" officeooo:paragraph-rsid="0108fb9e"/>
    </style:style>
    <style:style style:name="P159" style:family="paragraph" style:parent-style-name="Table_20_Contents">
      <style:text-properties fo:language="id" fo:country="ID" officeooo:rsid="00fa0065" officeooo:paragraph-rsid="00fa0065"/>
    </style:style>
    <style:style style:name="P160" style:family="paragraph" style:parent-style-name="Table_20_Contents">
      <style:text-properties fo:language="id" fo:country="ID" officeooo:rsid="010bb826" officeooo:paragraph-rsid="010bb826"/>
    </style:style>
    <style:style style:name="P161" style:family="paragraph" style:parent-style-name="Table_20_Contents">
      <style:text-properties fo:language="id" fo:country="ID" officeooo:rsid="010c7d2f" officeooo:paragraph-rsid="010c7d2f"/>
    </style:style>
    <style:style style:name="P162" style:family="paragraph" style:parent-style-name="Table_20_Contents">
      <style:text-properties fo:language="id" fo:country="ID" officeooo:rsid="010d0d78" officeooo:paragraph-rsid="010d0d78"/>
    </style:style>
    <style:style style:name="P163" style:family="paragraph" style:parent-style-name="Table_20_Contents">
      <style:text-properties fo:language="id" fo:country="ID" officeooo:paragraph-rsid="00a9b26c"/>
    </style:style>
    <style:style style:name="P164" style:family="paragraph" style:parent-style-name="Table_20_Contents">
      <style:text-properties fo:language="id" fo:country="ID" officeooo:paragraph-rsid="00aa25fa"/>
    </style:style>
    <style:style style:name="P165" style:family="paragraph" style:parent-style-name="Table_20_Contents">
      <style:paragraph-properties fo:text-align="center" style:justify-single-word="false"/>
      <style:text-properties fo:language="id" fo:country="ID" officeooo:rsid="012d403b" officeooo:paragraph-rsid="012d403b"/>
    </style:style>
    <style:style style:name="P166" style:family="paragraph" style:parent-style-name="Table_20_Contents">
      <style:text-properties fo:language="id" fo:country="ID" officeooo:rsid="012d403b" officeooo:paragraph-rsid="012d403b"/>
    </style:style>
    <style:style style:name="P167" style:family="paragraph" style:parent-style-name="Text_20_body" style:list-style-name="L1">
      <style:paragraph-properties fo:text-align="justify" style:justify-single-word="false"/>
      <style:text-properties fo:language="id" fo:country="ID" fo:font-weight="normal" officeooo:rsid="0083312e" officeooo:paragraph-rsid="0083312e" style:font-weight-asian="normal" style:font-weight-complex="normal"/>
    </style:style>
    <style:style style:name="P168" style:family="paragraph" style:parent-style-name="Text_20_body" style:list-style-name="L2">
      <style:paragraph-properties fo:text-align="justify" style:justify-single-word="false"/>
      <style:text-properties fo:language="id" fo:country="ID" style:text-underline-style="none" fo:font-weight="normal" officeooo:rsid="0092dc64" officeooo:paragraph-rsid="0092dc64" style:font-weight-asian="normal" style:font-weight-complex="normal"/>
    </style:style>
    <style:style style:name="P169" style:family="paragraph" style:parent-style-name="Text_20_body" style:list-style-name="L2">
      <style:paragraph-properties fo:text-align="justify" style:justify-single-word="false"/>
      <style:text-properties fo:language="id" fo:country="ID" style:text-underline-style="none" fo:font-weight="normal" officeooo:rsid="009badfc" officeooo:paragraph-rsid="009badfc" style:font-weight-asian="normal" style:font-weight-complex="normal"/>
    </style:style>
    <style:style style:name="P170" style:family="paragraph" style:parent-style-name="Text_20_body" style:list-style-name="L2">
      <style:paragraph-properties fo:text-align="justify" style:justify-single-word="false"/>
      <style:text-properties fo:language="id" fo:country="ID" style:text-underline-style="none" fo:font-weight="normal" officeooo:rsid="009c73f3" officeooo:paragraph-rsid="009c73f3" style:font-weight-asian="normal" style:font-weight-complex="normal"/>
    </style:style>
    <style:style style:name="P171" style:family="paragraph" style:parent-style-name="Text_20_body" style:list-style-name="L4">
      <style:text-properties fo:language="id" fo:country="ID" style:text-underline-style="none" officeooo:rsid="006428c7" officeooo:paragraph-rsid="006428c7"/>
    </style:style>
    <style:style style:name="P172" style:family="paragraph" style:parent-style-name="Text_20_body" style:list-style-name="L4">
      <style:text-properties fo:language="id" fo:country="ID" style:text-underline-style="none" officeooo:rsid="00a34712" officeooo:paragraph-rsid="00a34712"/>
    </style:style>
    <style:style style:name="P173" style:family="paragraph" style:parent-style-name="Text_20_body" style:list-style-name="L4">
      <style:text-properties fo:language="id" fo:country="ID" style:text-underline-style="none" officeooo:rsid="01785382" officeooo:paragraph-rsid="01785382"/>
    </style:style>
    <style:style style:name="P174" style:family="paragraph" style:parent-style-name="Text_20_body" style:list-style-name="L3">
      <style:text-properties fo:language="id" fo:country="ID" officeooo:rsid="00bd5f4e" officeooo:paragraph-rsid="00bd5f4e"/>
    </style:style>
    <style:style style:name="P175" style:family="paragraph" style:parent-style-name="Text_20_body" style:list-style-name="L5">
      <style:text-properties fo:language="id" fo:country="ID" officeooo:rsid="006129ed" officeooo:paragraph-rsid="006129ed"/>
    </style:style>
    <style:style style:name="P176" style:family="paragraph" style:parent-style-name="Text_20_body" style:list-style-name="L5">
      <style:text-properties fo:language="id" fo:country="ID" officeooo:rsid="0062d2b1" officeooo:paragraph-rsid="0062d2b1"/>
    </style:style>
    <style:style style:name="P177" style:family="paragraph" style:parent-style-name="Text_20_body">
      <style:text-properties fo:language="id" fo:country="ID" style:text-underline-style="solid" style:text-underline-width="auto" style:text-underline-color="font-color" officeooo:rsid="006cf1bc" officeooo:paragraph-rsid="006cf1bc"/>
    </style:style>
    <style:style style:name="P178" style:family="paragraph" style:parent-style-name="Text_20_body">
      <style:text-properties fo:language="id" fo:country="ID" style:text-underline-style="solid" style:text-underline-width="auto" style:text-underline-color="font-color" officeooo:rsid="006dcd0a" officeooo:paragraph-rsid="006dcd0a"/>
    </style:style>
    <style:style style:name="P179" style:family="paragraph" style:parent-style-name="Text_20_body" style:list-style-name="L6">
      <style:text-properties fo:language="id" fo:country="ID" officeooo:rsid="00a4ab58" officeooo:paragraph-rsid="00a4ab58"/>
    </style:style>
    <style:style style:name="P180" style:family="paragraph" style:parent-style-name="Text_20_body" style:list-style-name="L6">
      <style:text-properties fo:language="id" fo:country="ID" officeooo:rsid="011beb24" officeooo:paragraph-rsid="011beb24"/>
    </style:style>
    <style:style style:name="P181" style:family="paragraph" style:parent-style-name="Text_20_body" style:list-style-name="L6">
      <style:text-properties fo:language="id" fo:country="ID" officeooo:rsid="01742b59" officeooo:paragraph-rsid="01742b59"/>
    </style:style>
    <style:style style:name="P182" style:family="paragraph" style:parent-style-name="Text_20_body" style:list-style-name="L7">
      <style:text-properties fo:language="id" fo:country="ID" officeooo:rsid="00c89675" officeooo:paragraph-rsid="00c89675"/>
    </style:style>
    <style:style style:name="P183" style:family="paragraph" style:parent-style-name="Text_20_body" style:list-style-name="L8">
      <style:text-properties fo:language="id" fo:country="ID" officeooo:rsid="00cfa394" officeooo:paragraph-rsid="00cfa394"/>
    </style:style>
    <style:style style:name="P184" style:family="paragraph" style:parent-style-name="Text_20_body" style:list-style-name="L8">
      <style:text-properties fo:language="id" fo:country="ID" officeooo:rsid="00d0cf65" officeooo:paragraph-rsid="00d0cf65"/>
    </style:style>
    <style:style style:name="P185" style:family="paragraph" style:parent-style-name="Text_20_body" style:list-style-name="L12">
      <style:text-properties fo:language="id" fo:country="ID" officeooo:rsid="00d0cf65" officeooo:paragraph-rsid="01720e42"/>
    </style:style>
    <style:style style:name="P186" style:family="paragraph" style:parent-style-name="Text_20_body" style:list-style-name="L8">
      <style:text-properties fo:language="id" fo:country="ID" officeooo:rsid="014787e6" officeooo:paragraph-rsid="014787e6"/>
    </style:style>
    <style:style style:name="P187" style:family="paragraph" style:parent-style-name="Text_20_body" style:list-style-name="L9">
      <style:text-properties fo:language="id" fo:country="ID" officeooo:rsid="00705d49" officeooo:paragraph-rsid="00705d49"/>
    </style:style>
    <style:style style:name="P188" style:family="paragraph" style:parent-style-name="Text_20_body" style:list-style-name="L10">
      <style:text-properties fo:language="id" fo:country="ID" officeooo:rsid="0075bbf5" officeooo:paragraph-rsid="0075bbf5"/>
    </style:style>
    <style:style style:name="P189" style:family="paragraph" style:parent-style-name="Text_20_body" style:list-style-name="L10">
      <style:text-properties fo:language="id" fo:country="ID" officeooo:rsid="007727a7" officeooo:paragraph-rsid="007727a7"/>
    </style:style>
    <style:style style:name="P190" style:family="paragraph" style:parent-style-name="Text_20_body" style:list-style-name="L10">
      <style:text-properties fo:language="id" fo:country="ID" officeooo:rsid="00788e86" officeooo:paragraph-rsid="00788e86"/>
    </style:style>
    <style:style style:name="P191" style:family="paragraph" style:parent-style-name="Text_20_body" style:list-style-name="L10">
      <style:text-properties fo:language="id" fo:country="ID" officeooo:rsid="0170e4f3" officeooo:paragraph-rsid="0170e4f3"/>
    </style:style>
    <style:style style:name="P192" style:family="paragraph" style:parent-style-name="Text_20_body" style:list-style-name="L10">
      <style:text-properties fo:language="id" fo:country="ID" officeooo:rsid="016a8d2e" officeooo:paragraph-rsid="016a8d2e"/>
    </style:style>
    <style:style style:name="P193" style:family="paragraph" style:parent-style-name="Text_20_body" style:list-style-name="L11">
      <style:text-properties fo:language="id" fo:country="ID" officeooo:rsid="00d4588d" officeooo:paragraph-rsid="00d4588d"/>
    </style:style>
    <style:style style:name="P194" style:family="paragraph" style:parent-style-name="Text_20_body" style:list-style-name="L11">
      <style:text-properties fo:language="id" fo:country="ID" officeooo:rsid="00d5d207" officeooo:paragraph-rsid="00d5d207"/>
    </style:style>
    <style:style style:name="P195" style:family="paragraph" style:parent-style-name="Text_20_body" style:list-style-name="L12">
      <style:text-properties fo:language="id" fo:country="ID" officeooo:rsid="00da387f" officeooo:paragraph-rsid="00da387f"/>
    </style:style>
    <style:style style:name="P196" style:family="paragraph" style:parent-style-name="Text_20_body" style:list-style-name="L12">
      <style:text-properties fo:language="id" fo:country="ID" officeooo:rsid="01697ec3" officeooo:paragraph-rsid="01697ec3"/>
    </style:style>
    <style:style style:name="P197" style:family="paragraph" style:parent-style-name="Text_20_body" style:list-style-name="L12">
      <style:text-properties fo:language="id" fo:country="ID" officeooo:rsid="01785b56" officeooo:paragraph-rsid="01785b56"/>
    </style:style>
    <style:style style:name="P198" style:family="paragraph" style:parent-style-name="Text_20_body" style:list-style-name="L13">
      <style:text-properties fo:language="id" fo:country="ID" officeooo:rsid="00dc0189" officeooo:paragraph-rsid="00dc0189"/>
    </style:style>
    <style:style style:name="P199" style:family="paragraph" style:parent-style-name="Text_20_body" style:list-style-name="L14">
      <style:text-properties fo:language="id" fo:country="ID" officeooo:rsid="00df368c" officeooo:paragraph-rsid="00df368c"/>
    </style:style>
    <style:style style:name="P200" style:family="paragraph" style:parent-style-name="Text_20_body" style:list-style-name="L14">
      <style:text-properties fo:language="id" fo:country="ID" officeooo:rsid="016b30df" officeooo:paragraph-rsid="016b30df"/>
    </style:style>
    <style:style style:name="P201" style:family="paragraph" style:parent-style-name="Text_20_body" style:list-style-name="L15">
      <style:text-properties fo:language="id" fo:country="ID" officeooo:rsid="00dfd404" officeooo:paragraph-rsid="00dfd404"/>
    </style:style>
    <style:style style:name="P202" style:family="paragraph" style:parent-style-name="Text_20_body" style:list-style-name="L16">
      <style:text-properties fo:language="id" fo:country="ID" officeooo:rsid="00e137c7" officeooo:paragraph-rsid="00e137c7"/>
    </style:style>
    <style:style style:name="P203" style:family="paragraph" style:parent-style-name="Text_20_body" style:list-style-name="L16">
      <style:text-properties fo:language="id" fo:country="ID" officeooo:rsid="016dd7f4" officeooo:paragraph-rsid="016dd7f4"/>
    </style:style>
    <style:style style:name="P204" style:family="paragraph" style:parent-style-name="Text_20_body" style:list-style-name="L17">
      <style:text-properties fo:language="id" fo:country="ID" officeooo:rsid="00ae3a69" officeooo:paragraph-rsid="00ae3a69"/>
    </style:style>
    <style:style style:name="P205" style:family="paragraph" style:parent-style-name="Text_20_body" style:list-style-name="L18">
      <style:text-properties fo:language="id" fo:country="ID" officeooo:rsid="00e1e4c8" officeooo:paragraph-rsid="00e1e4c8"/>
    </style:style>
    <style:style style:name="P206" style:family="paragraph" style:parent-style-name="Text_20_body" style:list-style-name="L18">
      <style:text-properties fo:language="id" fo:country="ID" officeooo:rsid="00e1f2e2" officeooo:paragraph-rsid="00e1f2e2"/>
    </style:style>
    <style:style style:name="P207" style:family="paragraph" style:parent-style-name="Text_20_body" style:list-style-name="L18">
      <style:text-properties fo:language="id" fo:country="ID" officeooo:rsid="00e52338" officeooo:paragraph-rsid="00e52338"/>
    </style:style>
    <style:style style:name="P208" style:family="paragraph" style:parent-style-name="Text_20_body" style:list-style-name="L18">
      <style:text-properties fo:language="id" fo:country="ID" officeooo:rsid="00e6cc50" officeooo:paragraph-rsid="00e6cc50"/>
    </style:style>
    <style:style style:name="P209" style:family="paragraph" style:parent-style-name="Text_20_body" style:list-style-name="L18">
      <style:text-properties fo:language="id" fo:country="ID" officeooo:rsid="00e8ef4a" officeooo:paragraph-rsid="00e8ef4a"/>
    </style:style>
    <style:style style:name="P210" style:family="paragraph" style:parent-style-name="Text_20_body" style:list-style-name="L19">
      <style:text-properties fo:language="id" fo:country="ID" officeooo:rsid="00e77097" officeooo:paragraph-rsid="00e77097"/>
    </style:style>
    <style:style style:name="P211" style:family="paragraph" style:parent-style-name="Text_20_body">
      <style:text-properties fo:language="id" fo:country="ID" officeooo:rsid="01812e4d" officeooo:paragraph-rsid="01812e4d"/>
    </style:style>
    <style:style style:name="P212" style:family="paragraph" style:parent-style-name="Text_20_body" style:list-style-name="L2">
      <style:paragraph-properties fo:text-align="justify" style:justify-single-word="false" style:writing-mode="lr-tb"/>
      <style:text-properties fo:language="id" fo:country="ID" style:text-underline-style="none" fo:font-weight="normal" officeooo:rsid="009fcfd6" officeooo:paragraph-rsid="009fcfd6" style:font-weight-asian="normal" style:font-weight-complex="normal"/>
    </style:style>
    <style:style style:name="P213" style:family="paragraph" style:parent-style-name="Text_20_body" style:list-style-name="L2">
      <style:paragraph-properties fo:text-align="justify" style:justify-single-word="false" style:writing-mode="lr-tb"/>
      <style:text-properties fo:language="id" fo:country="ID" style:text-underline-style="none" fo:font-weight="normal" officeooo:rsid="015ac379" officeooo:paragraph-rsid="015ac379" style:font-weight-asian="normal" style:font-weight-complex="normal"/>
    </style:style>
    <style:style style:name="P214" style:family="paragraph" style:parent-style-name="Heading_20_1">
      <style:text-properties fo:language="id" fo:country="ID"/>
    </style:style>
    <style:style style:name="P215" style:family="paragraph" style:parent-style-name="Heading_20_1">
      <style:text-properties fo:language="id" fo:country="ID" officeooo:paragraph-rsid="00f3da8c"/>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fo:language="id" fo:country="ID"/>
    </style:style>
    <style:style style:name="P218" style:family="paragraph" style:parent-style-name="Heading_20_1">
      <style:paragraph-properties fo:break-before="page"/>
      <style:text-properties fo:language="id" fo:country="ID" officeooo:rsid="00b654fa" officeooo:paragraph-rsid="00baf660"/>
    </style:style>
    <style:style style:name="P219" style:family="paragraph" style:parent-style-name="Heading_20_1">
      <style:paragraph-properties fo:break-before="page"/>
      <style:text-properties fo:language="id" fo:country="ID" officeooo:paragraph-rsid="00283a0b"/>
    </style:style>
    <style:style style:name="P220" style:family="paragraph" style:parent-style-name="Heading_20_1">
      <style:paragraph-properties fo:break-before="page"/>
      <style:text-properties fo:language="id" fo:country="ID" officeooo:rsid="002b82dd" officeooo:paragraph-rsid="002b82dd"/>
    </style:style>
    <style:style style:name="P221" style:family="paragraph" style:parent-style-name="Heading_20_1">
      <style:paragraph-properties fo:break-before="page"/>
      <style:text-properties fo:language="id" fo:country="ID" officeooo:paragraph-rsid="0044e221"/>
    </style:style>
    <style:style style:name="P222" style:family="paragraph" style:parent-style-name="Heading_20_1" style:list-style-name="">
      <style:paragraph-properties fo:break-before="page"/>
      <style:text-properties fo:language="id" fo:country="ID" officeooo:paragraph-rsid="00379701"/>
    </style:style>
    <style:style style:name="P223" style:family="paragraph" style:parent-style-name="Heading_20_1">
      <style:paragraph-properties fo:break-before="page"/>
      <style:text-properties fo:language="id" fo:country="ID" officeooo:rsid="012cbfb5" officeooo:paragraph-rsid="012cbfb5"/>
    </style:style>
    <style:style style:name="P224" style:family="paragraph" style:parent-style-name="Preformatted_20_Text">
      <style:paragraph-properties fo:margin-left="0in" fo:margin-right="0in" fo:margin-top="0in" fo:margin-bottom="0in" loext:contextual-spacing="false" fo:text-indent="0in" style:auto-text-indent="false"/>
    </style:style>
    <style:style style:name="P225" style:family="paragraph" style:parent-style-name="Preformatted_20_Text">
      <style:paragraph-properties fo:margin-left="0in" fo:margin-right="0in" fo:margin-top="0in" fo:margin-bottom="0in" loext:contextual-spacing="false" fo:text-indent="0in" style:auto-text-indent="false"/>
      <style:text-properties fo:language="id" fo:country="ID" officeooo:paragraph-rsid="017eab41"/>
    </style:style>
    <style:style style:name="P226" style:family="paragraph" style:parent-style-name="Preformatted_20_Text">
      <style:paragraph-properties fo:margin-left="0in" fo:margin-right="0in" fo:margin-top="0in" fo:margin-bottom="0in" loext:contextual-spacing="false" fo:text-indent="0in" style:auto-text-indent="false"/>
      <style:text-properties fo:color="#c0c0c0"/>
    </style:style>
    <style:style style:name="P227" style:family="paragraph" style:parent-style-name="Preformatted_20_Text">
      <style:paragraph-properties fo:margin-left="0in" fo:margin-right="0in" fo:margin-top="0in" fo:margin-bottom="0in" loext:contextual-spacing="false" fo:text-indent="0in" style:auto-text-indent="false"/>
      <style:text-properties fo:color="#586e75"/>
    </style:style>
    <style:style style:name="P228" style:family="paragraph" style:parent-style-name="Preformatted_20_Text">
      <style:paragraph-properties fo:margin-left="0in" fo:margin-right="0in" fo:margin-top="0in" fo:margin-bottom="0.1965in" loext:contextual-spacing="false" fo:text-indent="0in" style:auto-text-indent="false"/>
    </style:style>
    <style:style style:name="P229" style:family="paragraph" style:parent-style-name="Preformatted_20_Text">
      <style:text-properties fo:language="id" fo:country="ID" officeooo:rsid="01812e4d" officeooo:paragraph-rsid="01812e4d"/>
    </style:style>
    <style:style style:name="P230" style:family="paragraph" style:parent-style-name="Preformatted_20_Text">
      <style:text-properties fo:language="id" fo:country="ID" officeooo:rsid="005f5689" officeooo:paragraph-rsid="005f5689"/>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6c71c4" officeooo:rsid="016107e7"/>
    </style:style>
    <style:style style:name="T12" style:family="text">
      <style:text-properties fo:color="#6c71c4" officeooo:rsid="01622db3"/>
    </style:style>
    <style:style style:name="T13" style:family="text">
      <style:text-properties fo:color="#c0c0c0"/>
    </style:style>
    <style:style style:name="T14" style:family="text">
      <style:text-properties fo:color="#c0c0c0" style:text-underline-style="none" fo:font-weight="normal" officeooo:rsid="004e2774" style:font-weight-asian="normal" style:font-weight-complex="normal"/>
    </style:style>
    <style:style style:name="T15" style:family="text">
      <style:text-properties fo:color="#c0c0c0" officeooo:rsid="00ce3005"/>
    </style:style>
    <style:style style:name="T16" style:family="text">
      <style:text-properties fo:color="#c0c0c0" officeooo:rsid="016107e7"/>
    </style:style>
    <style:style style:name="T17" style:family="text">
      <style:text-properties fo:color="#c0c0c0" fo:language="id" fo:country="ID"/>
    </style:style>
    <style:style style:name="T18" style:family="text">
      <style:text-properties fo:color="#c0c0c0" officeooo:rsid="017eab41"/>
    </style:style>
    <style:style style:name="T19" style:family="text">
      <style:text-properties fo:color="#2aa198"/>
    </style:style>
    <style:style style:name="T20" style:family="text">
      <style:text-properties fo:color="#2aa198" officeooo:rsid="007fbe54"/>
    </style:style>
    <style:style style:name="T21" style:family="text">
      <style:text-properties fo:color="#2aa198" officeooo:rsid="008134b1"/>
    </style:style>
    <style:style style:name="T22" style:family="text">
      <style:text-properties fo:color="#2aa198" fo:font-style="normal" officeooo:rsid="015f3e36" style:font-style-asian="normal" style:font-style-complex="normal"/>
    </style:style>
    <style:style style:name="T23" style:family="text">
      <style:text-properties fo:color="#2aa198" style:text-underline-style="none" fo:font-weight="normal" officeooo:rsid="004e2774" style:font-weight-asian="normal" style:font-weight-complex="normal"/>
    </style:style>
    <style:style style:name="T24" style:family="text">
      <style:text-properties fo:color="#2aa198" style:text-underline-style="none" fo:font-weight="normal" officeooo:rsid="00871fc5" style:font-weight-asian="normal" style:font-weight-complex="normal"/>
    </style:style>
    <style:style style:name="T25" style:family="text">
      <style:text-properties fo:color="#2aa198" style:text-underline-style="none" fo:font-weight="normal" officeooo:rsid="015ab5bb" style:font-weight-asian="normal" style:font-weight-complex="normal"/>
    </style:style>
    <style:style style:name="T26" style:family="text">
      <style:text-properties fo:color="#2aa198" officeooo:rsid="00995f0b"/>
    </style:style>
    <style:style style:name="T27" style:family="text">
      <style:text-properties fo:color="#2aa198" officeooo:rsid="00999f9a"/>
    </style:style>
    <style:style style:name="T28" style:family="text">
      <style:text-properties fo:color="#2aa198" officeooo:rsid="015d4d22"/>
    </style:style>
    <style:style style:name="T29" style:family="text">
      <style:text-properties fo:color="#2aa198" officeooo:rsid="015f3e36"/>
    </style:style>
    <style:style style:name="T30" style:family="text">
      <style:text-properties fo:color="#2aa198" officeooo:rsid="016107e7"/>
    </style:style>
    <style:style style:name="T31" style:family="text">
      <style:text-properties fo:color="#2aa198" officeooo:rsid="01622db3"/>
    </style:style>
    <style:style style:name="T32" style:family="text">
      <style:text-properties fo:color="#2aa198" officeooo:rsid="0163dccd"/>
    </style:style>
    <style:style style:name="T33" style:family="text">
      <style:text-properties fo:color="#586e75"/>
    </style:style>
    <style:style style:name="T34" style:family="text">
      <style:text-properties fo:color="#586e75" fo:font-weight="bold"/>
    </style:style>
    <style:style style:name="T35" style:family="text">
      <style:text-properties fo:color="#586e75" fo:font-weight="bold" officeooo:rsid="017eab41"/>
    </style:style>
    <style:style style:name="T36" style:family="text">
      <style:text-properties fo:color="#586e75" officeooo:rsid="010dd73f"/>
    </style:style>
    <style:style style:name="T37" style:family="text">
      <style:text-properties fo:color="#586e75" officeooo:rsid="0116c159"/>
    </style:style>
    <style:style style:name="T38" style:family="text">
      <style:text-properties fo:color="#586e75" officeooo:rsid="013321c1"/>
    </style:style>
    <style:style style:name="T39" style:family="text">
      <style:text-properties fo:color="#000000"/>
    </style:style>
    <style:style style:name="T40" style:family="text">
      <style:text-properties fo:color="#000000" officeooo:rsid="009a6da2"/>
    </style:style>
    <style:style style:name="T41"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42"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43"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4" style:family="text">
      <style:text-properties officeooo:rsid="004b806e"/>
    </style:style>
    <style:style style:name="T45" style:family="text">
      <style:text-properties officeooo:rsid="004f8912"/>
    </style:style>
    <style:style style:name="T46" style:family="text">
      <style:text-properties fo:color="#93a1a1"/>
    </style:style>
    <style:style style:name="T47" style:family="text">
      <style:text-properties officeooo:rsid="00572c1a"/>
    </style:style>
    <style:style style:name="T48" style:family="text">
      <style:text-properties officeooo:rsid="00589a26"/>
    </style:style>
    <style:style style:name="T49" style:family="text">
      <style:text-properties officeooo:rsid="005a7376"/>
    </style:style>
    <style:style style:name="T50" style:family="text">
      <style:text-properties officeooo:rsid="005c485a"/>
    </style:style>
    <style:style style:name="T51" style:family="text">
      <style:text-properties officeooo:rsid="005e0f18"/>
    </style:style>
    <style:style style:name="T52" style:family="text">
      <style:text-properties officeooo:rsid="0068d111"/>
    </style:style>
    <style:style style:name="T53" style:family="text">
      <style:text-properties officeooo:rsid="006a8332"/>
    </style:style>
    <style:style style:name="T54" style:family="text">
      <style:text-properties officeooo:rsid="00725723"/>
    </style:style>
    <style:style style:name="T55" style:family="text">
      <style:text-properties officeooo:rsid="0088cc39"/>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4f8912"/>
    </style:style>
    <style:style style:name="T58" style:family="text">
      <style:text-properties style:text-underline-style="solid" style:text-underline-width="auto" style:text-underline-color="font-color" officeooo:rsid="013fb8af"/>
    </style:style>
    <style:style style:name="T59" style:family="text">
      <style:text-properties style:text-underline-style="solid" style:text-underline-width="auto" style:text-underline-color="font-color" officeooo:rsid="006e7c43"/>
    </style:style>
    <style:style style:name="T60" style:family="text">
      <style:text-properties style:text-underline-style="solid" style:text-underline-width="auto" style:text-underline-color="font-color" officeooo:rsid="0148beaf"/>
    </style:style>
    <style:style style:name="T61" style:family="text">
      <style:text-properties style:text-underline-style="solid" style:text-underline-width="auto" style:text-underline-color="font-color" officeooo:rsid="0059598d"/>
    </style:style>
    <style:style style:name="T62" style:family="text">
      <style:text-properties style:text-underline-style="solid" style:text-underline-width="auto" style:text-underline-color="font-color" officeooo:rsid="0055de26"/>
    </style:style>
    <style:style style:name="T63" style:family="text">
      <style:text-properties officeooo:rsid="00b60ad0"/>
    </style:style>
    <style:style style:name="T64" style:family="text">
      <style:text-properties officeooo:rsid="00b717a1"/>
    </style:style>
    <style:style style:name="T65" style:family="text">
      <style:text-properties fo:font-weight="bold" style:font-weight-asian="bold" style:font-weight-complex="bold"/>
    </style:style>
    <style:style style:name="T66" style:family="text">
      <style:text-properties officeooo:rsid="00baccb3"/>
    </style:style>
    <style:style style:name="T67" style:family="text">
      <style:text-properties officeooo:rsid="00baf660"/>
    </style:style>
    <style:style style:name="T68" style:family="text">
      <style:text-properties officeooo:rsid="00bc7edb"/>
    </style:style>
    <style:style style:name="T69" style:family="text">
      <style:text-properties fo:font-style="italic" officeooo:rsid="00b717a1" style:font-style-asian="italic" style:font-style-complex="italic"/>
    </style:style>
    <style:style style:name="T70" style:family="text">
      <style:text-properties officeooo:rsid="00c1ea42"/>
    </style:style>
    <style:style style:name="T71" style:family="text">
      <style:text-properties officeooo:rsid="00cb994a"/>
    </style:style>
    <style:style style:name="T72" style:family="text">
      <style:text-properties officeooo:rsid="00cc0549"/>
    </style:style>
    <style:style style:name="T73" style:family="text">
      <style:text-properties officeooo:rsid="00d89d6d"/>
    </style:style>
    <style:style style:name="T74" style:family="text">
      <style:text-properties officeooo:rsid="00de3091"/>
    </style:style>
    <style:style style:name="T75" style:family="text">
      <style:text-properties officeooo:rsid="00e137c7"/>
    </style:style>
    <style:style style:name="T76" style:family="text">
      <style:text-properties fo:color="#b58900"/>
    </style:style>
    <style:style style:name="T77" style:family="text">
      <style:text-properties fo:color="#800000"/>
    </style:style>
    <style:style style:name="T78" style:family="text">
      <style:text-properties officeooo:rsid="00e2db94"/>
    </style:style>
    <style:style style:name="T79" style:family="text">
      <style:text-properties officeooo:rsid="00e41a3f"/>
    </style:style>
    <style:style style:name="T80" style:family="text">
      <style:text-properties officeooo:rsid="00e90997"/>
    </style:style>
    <style:style style:name="T81" style:family="text">
      <style:text-properties officeooo:rsid="00283a0b"/>
    </style:style>
    <style:style style:name="T82" style:family="text">
      <style:text-properties officeooo:rsid="0044e221"/>
    </style:style>
    <style:style style:name="T83" style:family="text">
      <style:text-properties officeooo:rsid="00f3da8c"/>
    </style:style>
    <style:style style:name="T84" style:family="text">
      <style:text-properties officeooo:rsid="00379701"/>
    </style:style>
    <style:style style:name="T85" style:family="text">
      <style:text-properties officeooo:rsid="00372253"/>
    </style:style>
    <style:style style:name="T86" style:family="text">
      <style:text-properties officeooo:rsid="00feeb29"/>
    </style:style>
    <style:style style:name="T87" style:family="text">
      <style:text-properties officeooo:rsid="01031317"/>
    </style:style>
    <style:style style:name="T88" style:family="text">
      <style:text-properties officeooo:rsid="010a4867"/>
    </style:style>
    <style:style style:name="T89" style:family="text">
      <style:text-properties officeooo:rsid="01171a98"/>
    </style:style>
    <style:style style:name="T90" style:family="text">
      <style:text-properties fo:color="#000080"/>
    </style:style>
    <style:style style:name="T91" style:family="text">
      <style:text-properties fo:color="#008000"/>
    </style:style>
    <style:style style:name="T92" style:family="text">
      <style:text-properties fo:color="#808000"/>
    </style:style>
    <style:style style:name="T93" style:family="text">
      <style:text-properties officeooo:rsid="011c2f5c"/>
    </style:style>
    <style:style style:name="T94" style:family="text">
      <style:text-properties officeooo:rsid="011da160"/>
    </style:style>
    <style:style style:name="T95" style:family="text">
      <style:text-properties officeooo:rsid="011ef8d7"/>
    </style:style>
    <style:style style:name="T96" style:family="text">
      <style:text-properties officeooo:rsid="01228bf7"/>
    </style:style>
    <style:style style:name="T97" style:family="text">
      <style:text-properties officeooo:rsid="012439bc"/>
    </style:style>
    <style:style style:name="T98" style:family="text">
      <style:text-properties officeooo:rsid="012496ff"/>
    </style:style>
    <style:style style:name="T99" style:family="text">
      <style:text-properties officeooo:rsid="0124cdea"/>
    </style:style>
    <style:style style:name="T100" style:family="text">
      <style:text-properties officeooo:rsid="0126157f"/>
    </style:style>
    <style:style style:name="T101" style:family="text">
      <style:text-properties officeooo:rsid="013d55c6"/>
    </style:style>
    <style:style style:name="T102" style:family="text">
      <style:text-properties fo:language="id" fo:country="ID"/>
    </style:style>
    <style:style style:name="T103" style:family="text">
      <style:text-properties fo:language="id" fo:country="ID" officeooo:rsid="00c650e1"/>
    </style:style>
    <style:style style:name="T104" style:family="text">
      <style:text-properties fo:language="id" fo:country="ID" officeooo:rsid="011da160"/>
    </style:style>
    <style:style style:name="T105" style:family="text">
      <style:text-properties officeooo:rsid="0156d0c7"/>
    </style:style>
    <style:style style:name="T106" style:family="text">
      <style:text-properties officeooo:rsid="015a179c"/>
    </style:style>
    <style:style style:name="T107" style:family="text">
      <style:text-properties officeooo:rsid="016c7d23"/>
    </style:style>
    <style:style style:name="T108" style:family="text">
      <style:text-properties officeooo:rsid="016eb6f0"/>
    </style:style>
    <style:style style:name="T109" style:family="text">
      <style:text-properties officeooo:rsid="01730299"/>
    </style:style>
    <style:style style:name="T110" style:family="text">
      <style:text-properties officeooo:rsid="01745e2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Pemrograman Komputer </text:p>
      <text:p text:style-name="P114">dengan <text:span text:style-name="T2">Bahasa C</text:span></text:p>
      <text:p text:style-name="P3"/>
      <text:p text:style-name="P4">versi <text:span text:style-name="T1">1.0</text:span></text:p>
      <text:p text:style-name="P6"><text:date style:data-style-name="N75" text:date-value="2016-04-05T18:00:35.297314706">5 Apr 2016</text:date></text:p>
      <text:p text:style-name="P2"/>
      <text:p text:style-name="P3"/>
      <text:p text:style-name="P5"/>
      <text:p text:style-name="P5"/>
      <text:p text:style-name="P5"/>
      <text:p text:style-name="P8">Bagus Tris Atmaja</text:p>
      <text:p text:style-name="P1"><text:span text:style-name="T103">Email: </text:span><text:a xlink:type="simple" xlink:href="mailto:bagus@ep.its.id" text:style-name="Internet_20_link" text:visited-style-name="Visited_20_Internet_20_Link"><text:span text:style-name="T103">bagus@ep.its.ac.id</text:span></text:a><text:span text:style-name="T103"> </text:span></text:p>
      <text:p text:style-name="P7"/>
      <text:p text:style-name="P7"/>
      <text:p text:style-name="P7"/>
      <text:p text:style-name="P7"/>
      <text:p text:style-name="P7"/>
      <text:p text:style-name="P7"/>
      <text:p text:style-name="P7"/>
      <text:p text:style-name="P115"><text:bookmark-start text:name="__RefHeading__228_350459392"/>Jurusan Teknik Fisika<text:bookmark-end text:name="__RefHeading__228_350459392"/></text:p>
      <text:p text:style-name="P115"><text:bookmark-start text:name="__RefHeading__230_350459392"/>Fakultas Teknologi Industri<text:bookmark-end text:name="__RefHeading__230_350459392"/></text:p>
      <text:p text:style-name="P115"><text:bookmark-start text:name="__RefHeading__232_350459392"/>Institut Teknologi Sepuluh Nopember<text:bookmark-end text:name="__RefHeading__232_350459392"/></text:p>
      <text:p text:style-name="P115"/>
      <text:p text:style-name="P115">2 <text:s/>0 <text:s/>1 <text:s/><text:span text:style-name="T70">6</text:span></text:p>
      <text:p text:style-name="P9"/>
      <text:p text:style-name="P1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Table of Contents</text:p>
          </text:index-title>
          <text:p text:style-name="P116"><text:a xlink:type="simple" xlink:href="#__RefHeading__6212_1939934697" text:style-name="Index_20_Link" text:visited-style-name="Index_20_Link"><text:span text:style-name="T102">Pelaksanaan Praktikum<text:tab/>3</text:span></text:a></text:p>
          <text:p text:style-name="P116"><text:a xlink:type="simple" xlink:href="#__RefHeading__6368_1704778645" text:style-name="Index_20_Link" text:visited-style-name="Index_20_Link"><text:span text:style-name="T102">Modul 0: Hello World, Library, Header<text:tab/>4</text:span></text:a></text:p>
          <text:p text:style-name="P116"><text:a xlink:type="simple" xlink:href="#__RefHeading__6370_1704778645" text:style-name="Index_20_Link" text:visited-style-name="Index_20_Link"><text:span text:style-name="T102">Modul 1: Variabel, Data Type, Input/Ouput<text:tab/>6</text:span></text:a></text:p>
          <text:p text:style-name="P116"><text:a xlink:type="simple" xlink:href="#__RefHeading__6372_1704778645" text:style-name="Index_20_Link" text:visited-style-name="Index_20_Link"><text:span text:style-name="T102">Modul 2: If, if-else, for, while, do-while<text:tab/>10</text:span></text:a></text:p>
          <text:p text:style-name="P116"><text:a xlink:type="simple" xlink:href="#__RefHeading__6374_1704778645" text:style-name="Index_20_Link" text:visited-style-name="Index_20_Link"><text:span text:style-name="T102">Modul 3: Logika dan Aplikasi<text:tab/>14</text:span></text:a></text:p>
          <text:p text:style-name="P116"><text:a xlink:type="simple" xlink:href="#__RefHeading__6376_1704778645" text:style-name="Index_20_Link" text:visited-style-name="Index_20_Link"><text:span text:style-name="T102">Modul 4: Fungsi, Fungsi Mengembalikan Nilai/Tidak<text:tab/>17</text:span></text:a></text:p>
          <text:p text:style-name="P116"><text:a xlink:type="simple" xlink:href="#__RefHeading__6378_1704778645" text:style-name="Index_20_Link" text:visited-style-name="Index_20_Link"><text:span text:style-name="T102">Modul 5: Rekursif, Pass by Value, Pass by Reference<text:tab/>20</text:span></text:a></text:p>
          <text:p text:style-name="P116"><text:a xlink:type="simple" xlink:href="#__RefHeading__6380_1704778645" text:style-name="Index_20_Link" text:visited-style-name="Index_20_Link"><text:span text:style-name="T102">Modul 6: Pointer, Array<text:tab/>22</text:span></text:a></text:p>
          <text:p text:style-name="P116"><text:a xlink:type="simple" xlink:href="#__RefHeading__6382_1704778645" text:style-name="Index_20_Link" text:visited-style-name="Index_20_Link"><text:span text:style-name="T102">Modul 7: Struct, Linked List<text:tab/>24</text:span></text:a></text:p>
          <text:p text:style-name="P116"><text:a xlink:type="simple" xlink:href="#__RefHeading__6384_1704778645" text:style-name="Index_20_Link" text:visited-style-name="Index_20_Link"><text:span text:style-name="T102">Modul 8: Final Project<text:tab/>26</text:span></text:a></text:p>
          <text:p text:style-name="P116"><text:a xlink:type="simple" xlink:href="#__RefHeading__6386_1704778645" text:style-name="Index_20_Link" text:visited-style-name="Index_20_Link"><text:span text:style-name="T102">A. List source code<text:tab/>27</text:span></text:a></text:p>
          <text:p text:style-name="P116"><text:a xlink:type="simple" xlink:href="#__RefHeading__6388_1704778645" text:style-name="Index_20_Link" text:visited-style-name="Index_20_Link"><text:span text:style-name="T102">B. C Reference &gt; C Operator Precedence<text:tab/>28</text:span></text:a></text:p>
          <text:p text:style-name="P116"><text:a xlink:type="simple" xlink:href="#__RefHeading__15060_1508905440" text:style-name="Index_20_Link" text:visited-style-name="Index_20_Link"><text:span text:style-name="T102">C. Format Karakter dan Rangkaian Keluar (printf)<text:tab/>29</text:span></text:a></text:p>
          <text:p text:style-name="P116"><text:a xlink:type="simple" xlink:href="#__RefHeading__10423_1285145106" text:style-name="Index_20_Link" text:visited-style-name="Index_20_Link"><text:span text:style-name="T102">D. Format Lembar Kendali Log book<text:tab/>30</text:span></text:a></text:p>
        </text:index-body>
      </text:table-of-content>
      <text:p text:style-name="P89"/>
      <text:p text:style-name="P90"/>
      <text:h text:style-name="P218" text:outline-level="1"><text:bookmark-start text:name="__RefHeading__6212_1939934697"/>Pelaksanaan Praktikum<text:bookmark-end text:name="__RefHeading__6212_1939934697"/></text:h>
      <text:p text:style-name="P2"/>
      <text:p text:style-name="P14">Praktikum</text:p>
      <text:p text:style-name="P15">Kegiatan praktikum dilaksanakan terjadwal selama 8 kali pertemuan komunal di kelas dengan waktu asistensi fleksibel menyesuaikan dengan jadwal asisten. Praktikan dan asisten wajib datang tepat waktu dengan membawa peralatan dan tugas praktikum.</text:p>
      <text:p text:style-name="P13">Tugas Praktikum</text:p>
      <text:p text:style-name="P15">Tugas praktikum ditulis tangan sebagai syarat mengikuti praktikum. Praktikan yang tidak mengerjakan TP tidak diperkenankan mengikuti praktikum kecuali kebijakan khusus dari Dosen dan asisten praktikum. <text:span text:style-name="T80">Asisten berhak memberi tugas khusus diluar tugas praktikum.</text:span></text:p>
      <text:p text:style-name="P13">Log Book Praktikum</text:p>
      <text:p text:style-name="P15">Setiap praktikan wajib memiliki log book praktikum <text:span text:style-name="T64">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69">Tidak ada laporan resmi tiap praktikum.</text:span></text:p>
      <text:p text:style-name="P13">Compiler</text:p>
      <text:p text:style-name="P2">Praktikum ini mendukung compiler <text:span text:style-name="T65">GCC</text:span> (Versi 4.8 keatas) sebagai compiler utama dengan compiler lain sebagai pendukung adalah <text:span text:style-name="T65">clang, Turbo C</text:span> dan <text:span text:style-name="T65">Borland C.</text:span></text:p>
      <text:p text:style-name="P13">IDE / <text:span text:style-name="T63">Editor / OS</text:span></text:p>
      <text:p text:style-name="P2">IDE yang digunakan secara oficial ada<text:span text:style-name="T65"> Code::Blocks</text:span> <text:span text:style-name="T67">(Windows OS &amp; Unix)</text:span>, <text:span text:style-name="T65">CS50 Appliance </text:span>dan editor-compiler bawaan Ubuntu/Linux.</text:p>
      <text:p text:style-name="P13">Library dan Header</text:p>
      <text:p text:style-name="P16">Praktikum ini menggunakan library standar C (ANSI/ISO) serta library cs50 (<text:span text:style-name="T106">Header file &lt;</text:span>cs50.h<text:span text:style-name="T105">&gt; untuk Linux dan “cs50.h” untuk Windows</text:span>) dari Harvard University.</text:p>
      <text:p text:style-name="P13">Final Project <text:span text:style-name="T68">dan Laporan Akhir</text:span></text:p>
      <text:p text:style-name="P17">Setiap kelompok wajib memb<text:span text:style-name="T66">uat laporan final project dan tiap praktikan wajib membuat laporan akhir yang berisi resume praktikum selama satu semester.</text:span></text:p>
      <text:p text:style-name="P18"/>
      <text:h text:style-name="P217" text:outline-level="1"><text:bookmark-start text:name="__RefHeading__6368_1704778645"/>Modul <text:span text:style-name="T7">0: Hello World, Library, Header</text:span><text:bookmark-end text:name="__RefHeading__6368_1704778645"/></text:h>
      <text:p text:style-name="P10">Tujuan :</text:p>
      <text:list xml:id="list1274623865142189742" text:style-name="L1">
        <text:list-item>
          <text:p text:style-name="P167">Mahasiswa mampu membuat program hello world dalam bahasa C</text:p>
        </text:list-item>
        <text:list-item>
          <text:p text:style-name="P167">Mahasiswa mengenali library, header dan penggunaannya dalam baha<text:span text:style-name="T55">sa</text:span> C</text:p>
          <text:p text:style-name="P167"/>
        </text:list-item>
      </text:list>
      <text:p text:style-name="P19"><text:span text:style-name="T44">Percobaan 1: </text:span>hello0.c</text:p>
      <text:p text:style-name="P117"><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printf<text:span text:style-name="T33">(</text:span><text:span text:style-name="T19">"hello,</text:span><text:span text:style-name="T13"> </text:span><text:span text:style-name="T19">world\n"</text:span><text:span text:style-name="T33">);</text:span></text:p>
      <text:p text:style-name="P99">}</text:p>
      <text:p text:style-name="P11"/>
      <text:p text:style-name="P12"><text:span text:style-name="T56">P</text:span><text:span text:style-name="T57">ercobaan </text:span><text:span text:style-name="T56">2: hell</text:span><text:span text:style-name="T58">o</text:span><text:span text:style-name="T56">1.c</text:span></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char</text:span><text:span text:style-name="T13"> </text:span>name<text:span text:style-name="T33">[]</text:span><text:span text:style-name="T13"> </text:span><text:span text:style-name="T33">=</text:span><text:span text:style-name="T13"> </text:span><text:span text:style-name="T19">"Bagus</text:span><text:span text:style-name="T13"> </text:span><text:span text:style-name="T19">Tris</text:span><text:span text:style-name="T13"> </text:span><text:span text:style-name="T19">Atmaja"</text:span><text:span text:style-name="T33">;</text:span></text:p>
      <text:p text:style-name="P95"><text:span text:style-name="T13"><text:s text:c="4"/></text:span>printf<text:span text:style-name="T33">(</text:span><text:span text:style-name="T19">"hello,</text:span><text:span text:style-name="T13"> </text:span><text:span text:style-name="T19">%s\n"</text:span><text:span text:style-name="T33">,</text:span><text:span text:style-name="T13"> </text:span><text:span text:style-name="T39">name</text:span><text:span text:style-name="T33">);</text:span></text:p>
      <text:p text:style-name="P109">}</text:p>
      <text:p text:style-name="P20">Percobaan 3: hello2.c</text:p>
      <text:p text:style-name="P118"><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char</text:span><text:span text:style-name="T13"> </text:span><text:span text:style-name="T39">nama</text:span><text:span text:style-name="T33">[</text:span><text:span text:style-name="T19">5</text:span><text:span text:style-name="T33">];</text:span><text:span text:style-name="T13"> <text:s text:c="3"/></text:span></text:p>
      <text:p text:style-name="P95"><text:span text:style-name="T13"><text:s text:c="4"/></text:span>printf<text:span text:style-name="T33">(</text:span><text:span text:style-name="T19">"Masukkan</text:span><text:span text:style-name="T13"> </text:span><text:span text:style-name="T19">nama</text:span><text:span text:style-name="T13"> </text:span><text:span text:style-name="T19">anda:</text:span><text:span text:style-name="T13"> </text:span><text:span text:style-name="T19">"</text:span><text:span text:style-name="T33">);</text:span></text:p>
      <text:p text:style-name="P95"><text:span text:style-name="T13"><text:s text:c="4"/></text:span>scanf<text:span text:style-name="T33">(</text:span><text:span text:style-name="T19">"%s"</text:span><text:span text:style-name="T33">,</text:span><text:span text:style-name="T13"> </text:span><text:span text:style-name="T39">nama</text:span><text:span text:style-name="T33">);</text:span></text:p>
      <text:p text:style-name="P95"><text:span text:style-name="T13"><text:s text:c="4"/></text:span>printf<text:span text:style-name="T33">(</text:span><text:span text:style-name="T19">"hello,</text:span><text:span text:style-name="T13"> </text:span><text:span text:style-name="T19">%s\n"</text:span><text:span text:style-name="T33">,</text:span><text:span text:style-name="T13"> </text:span><text:span text:style-name="T39">nama</text:span><text:span text:style-name="T33">);</text:span></text:p>
      <text:p text:style-name="P109">}</text:p>
      <text:p text:style-name="P21">P<text:span text:style-name="T45">ercobaan 4: hello3.c</text:span></text:p>
      <text:p text:style-name="P119"><text:span text:style-name="T8">#include</text:span><text:span text:style-name="T13"> </text:span><text:span text:style-name="T19">&lt;stdio.h&gt;</text:span></text:p>
      <text:p text:style-name="P106"><text:span text:style-name="T9">#include</text:span><text:span text:style-name="T14"> </text:span><text:span text:style-name="T25">&lt;</text:span><text:span text:style-name="T24">c</text:span><text:span text:style-name="T23">s50.h</text:span><text:span text:style-name="T25">&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printf<text:span text:style-name="T33">(</text:span><text:span text:style-name="T19">"</text:span><text:span text:style-name="T26">Nama</text:span><text:span text:style-name="T19">:</text:span><text:span text:style-name="T13"> </text:span><text:span text:style-name="T19">"</text:span><text:span text:style-name="T33">);</text:span></text:p>
      <text:p text:style-name="P95"><text:span text:style-name="T13"><text:s text:c="4"/></text:span>string<text:span text:style-name="T13"> </text:span><text:span text:style-name="T39">nam</text:span><text:span text:style-name="T40">a</text:span><text:span text:style-name="T13"> </text:span><text:span text:style-name="T33">=</text:span><text:span text:style-name="T13"> </text:span>GetString<text:span text:style-name="T33">();</text:span></text:p>
      <text:p text:style-name="P95"><text:span text:style-name="T13"><text:s text:c="4"/></text:span>printf<text:span text:style-name="T33">(</text:span><text:span text:style-name="T19">"</text:span><text:span text:style-name="T27">H</text:span><text:span text:style-name="T19">ello,</text:span><text:span text:style-name="T13"> </text:span><text:span text:style-name="T19">%s\n"</text:span><text:span text:style-name="T33">,</text:span><text:span text:style-name="T13"> </text:span><text:span text:style-name="T39">nam</text:span><text:span text:style-name="T40">a</text:span><text:span text:style-name="T33">);</text:span></text:p>
      <text:p text:style-name="P99">}</text:p>
      <text:p text:style-name="P22"/>
      <text:p text:style-name="P22"/>
      <text:p text:style-name="P22"/>
      <text:p text:style-name="P23"><text:soft-page-break/>Percobaan 5: hello.cpp</text:p>
      <text:p text:style-name="P120"><text:span text:style-name="T10">#</text:span><text:span text:style-name="T8">include</text:span><text:span text:style-name="T13"> </text:span><text:span text:style-name="T19">&lt;iostream&gt;</text:span><text:span text:style-name="T13"> <text:s text:c="11"/><text:tab/></text:span><text:span text:style-name="T46">//</text:span><text:span text:style-name="T13"> </text:span><text:span text:style-name="T46">in</text:span><text:span text:style-name="T13"> </text:span><text:span text:style-name="T46">windows</text:span><text:span text:style-name="T13"> </text:span><text:span text:style-name="T46">&lt;iostream.h&gt;</text:span></text:p>
      <text:p text:style-name="P105"><text:span text:style-name="T34">using</text:span><text:span text:style-name="T13"> </text:span><text:span text:style-name="T34">namespace</text:span><text:span text:style-name="T13"> </text:span>std<text:span text:style-name="T33">;<text:tab/><text:tab/><text:tab/>// </text:span><text:span text:style-name="T36">only </text:span><text:span text:style-name="T37">for</text:span><text:span text:style-name="T36"> </text:span><text:span text:style-name="T38">GCC compiler</text:span></text:p>
      <text:p text:style-name="P95"><text:span text:style-name="T34">int</text:span><text:span text:style-name="T13"> </text:span><text:span text:style-name="T39">main</text:span><text:span text:style-name="T33">()</text:span><text:span text:style-name="T13"> </text:span><text:span text:style-name="T33">{</text:span></text:p>
      <text:p text:style-name="P95"><text:span text:style-name="T13"><text:s text:c="6"/></text:span>cout<text:span text:style-name="T13"> </text:span><text:span text:style-name="T33">&lt;&lt;</text:span><text:span text:style-name="T13"> </text:span><text:span text:style-name="T19">"Hello</text:span><text:span text:style-name="T13"> </text:span><text:span text:style-name="T19">World!"</text:span><text:span text:style-name="T33">;</text:span></text:p>
      <text:p text:style-name="P95"><text:span text:style-name="T13"><text:s text:c="6"/></text:span>cout<text:span text:style-name="T13"> </text:span><text:span text:style-name="T33">&lt;&lt;</text:span><text:span text:style-name="T13"> </text:span>endl<text:span text:style-name="T33">;</text:span><text:span text:style-name="T13"> <text:s text:c="2"/></text:span></text:p>
      <text:p text:style-name="P95"><text:span text:style-name="T13"><text:s text:c="6"/></text:span><text:span text:style-name="T34">return</text:span><text:span text:style-name="T13"> </text:span><text:span text:style-name="T19">0</text:span><text:span text:style-name="T33">;</text:span></text:p>
      <text:p text:style-name="P99">}</text:p>
      <text:p text:style-name="P22"/>
      <text:p text:style-name="P22">Tugas Praktikum:</text:p>
      <text:list xml:id="list3183245523800253960" text:style-name="L2">
        <text:list-item>
          <text:p text:style-name="P168">Jelaskan yang dimaksud dengan library dan header file dalam bahasa C.</text:p>
        </text:list-item>
        <text:list-item>
          <text:p text:style-name="P168">Jelaskan dan apa fungsi:</text:p>
          <text:list>
            <text:list-item>
              <text:p text:style-name="P168">#include</text:p>
            </text:list-item>
            <text:list-item>
              <text:p text:style-name="P168">printf</text:p>
            </text:list-item>
          </text:list>
        </text:list-item>
        <text:list-item>
          <text:p text:style-name="P169">Beri comments tiap baris pada percobaan terakhir dan jelaskan secara singkat dalam 1-2 paragraf</text:p>
        </text:list-item>
        <text:list-item>
          <text:p text:style-name="P170">Apa yang anda ketahui tentang:</text:p>
          <text:list>
            <text:list-item>
              <text:p text:style-name="P170">Variabel</text:p>
            </text:list-item>
            <text:list-item>
              <text:p text:style-name="P170">Tipe data</text:p>
            </text:list-item>
            <text:list-item>
              <text:p text:style-name="P170">Input/Output</text:p>
            </text:list-item>
          </text:list>
        </text:list-item>
        <text:list-item>
          <text:p text:style-name="P212">Sebutkan dan jelaskan macam-macam tipe data dalam bahasa C.</text:p>
        </text:list-item>
        <text:list-item>
          <text:p text:style-name="P213">Apa yang dimaksud dengan name space? Jelaskan contoh penggunaan dalam C/C++.</text:p>
        </text:list-item>
      </text:list>
      <text:h text:style-name="P219" text:outline-level="1"><text:bookmark-start text:name="__RefHeading__6370_1704778645"/><text:span text:style-name="T81">Modul 1: </text:span>Variabel, Data Type, Input/Ouput<text:bookmark-end text:name="__RefHeading__6370_1704778645"/></text:h>
      <text:p text:style-name="P2">Tujuan :</text:p>
      <text:list xml:id="list3450527759470369678" text:style-name="L3">
        <text:list-item>
          <text:p text:style-name="P174">Mahasiswa memahami dan mengenali variabel <text:span text:style-name="T89">&amp; </text:span>beberapa tipe data.</text:p>
        </text:list-item>
        <text:list-item>
          <text:p text:style-name="P174">Mahasiswa mampu mendemokan program yang mengambil input dari user (scanf/GetInt) dan mencetak outputnya</text:p>
          <text:p text:style-name="P174"/>
        </text:list-item>
      </text:list>
      <text:p text:style-name="P24">Percobaan 1: imprecision.c</text:p>
      <text:p text:style-name="P12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printf<text:span text:style-name="T33">(</text:span><text:span text:style-name="T19">"%.29f\n"</text:span><text:span text:style-name="T33">,</text:span><text:span text:style-name="T13"> </text:span><text:span text:style-name="T19">1.0</text:span><text:span text:style-name="T13"> </text:span><text:span text:style-name="T33">/</text:span><text:span text:style-name="T13"> </text:span><text:span text:style-name="T19">10.0</text:span><text:span text:style-name="T33">);</text:span></text:p>
      <text:p text:style-name="P99">}</text:p>
      <text:p text:style-name="P49"/>
      <text:p text:style-name="P25">Percobaan 2: adder.c</text:p>
      <text:p text:style-name="P126"><text:span text:style-name="T8">#include</text:span><text:span text:style-name="T13"> </text:span><text:span text:style-name="T19">&lt;stdio.h&gt;</text:span></text:p>
      <text:p text:style-name="P107"><text:span text:style-name="T8">#include</text:span><text:span text:style-name="T13"> </text:span><text:span text:style-name="T28">&lt;</text:span><text:span text:style-name="T20">c</text:span><text:span text:style-name="T19">s50.h</text:span><text:span text:style-name="T28">&gt;</text:span></text:p>
      <text:p text:style-name="P96"><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ask</text:span><text:span text:style-name="T13"> </text:span><text:span text:style-name="T46">user</text:span><text:span text:style-name="T13"> </text:span><text:span text:style-name="T46">for</text:span><text:span text:style-name="T13"> </text:span><text:span text:style-name="T46">input</text:span><text:span text:style-name="T13"> </text:span></text:p>
      <text:p text:style-name="P95"><text:span text:style-name="T13"><text:s text:c="4"/></text:span>printf<text:span text:style-name="T33">(</text:span><text:span text:style-name="T19">"Give</text:span><text:span text:style-name="T13"> </text:span><text:span text:style-name="T19">me</text:span><text:span text:style-name="T13"> </text:span><text:span text:style-name="T19">an</text:span><text:span text:style-name="T13"> </text:span><text:span text:style-name="T19">integer:</text:span><text:span text:style-name="T13"> </text:span><text:span text:style-name="T19">"</text:span><text:span text:style-name="T33">);</text:span></text:p>
      <text:p text:style-name="P95"><text:span text:style-name="T13"><text:s text:c="4"/></text:span><text:span text:style-name="T34">int</text:span><text:span text:style-name="T13"> </text:span><text:span text:style-name="T39">x</text:span><text:span text:style-name="T13"> </text:span><text:span text:style-name="T33">=</text:span><text:span text:style-name="T13"> </text:span>GetInt<text:span text:style-name="T33">();</text:span></text:p>
      <text:p text:style-name="P95"><text:span text:style-name="T13"><text:s text:c="4"/></text:span>printf<text:span text:style-name="T33">(</text:span><text:span text:style-name="T19">"Give</text:span><text:span text:style-name="T13"> </text:span><text:span text:style-name="T19">me</text:span><text:span text:style-name="T13"> </text:span><text:span text:style-name="T19">another</text:span><text:span text:style-name="T13"> </text:span><text:span text:style-name="T19">integer:</text:span><text:span text:style-name="T13"> </text:span><text:span text:style-name="T19">"</text:span><text:span text:style-name="T33">);</text:span></text:p>
      <text:p text:style-name="P105"><text:span text:style-name="T13"><text:s text:c="4"/></text:span><text:span text:style-name="T34">int</text:span><text:span text:style-name="T13"> </text:span><text:span text:style-name="T39">y</text:span><text:span text:style-name="T13"> </text:span><text:span text:style-name="T33">=</text:span><text:span text:style-name="T13"> </text:span>GetInt<text:span text:style-name="T33">();</text:span></text:p>
      <text:p text:style-name="P95"><text:span text:style-name="T13"><text:s text:c="4"/></text:span><text:span text:style-name="T46">//</text:span><text:span text:style-name="T13"> </text:span><text:span text:style-name="T46">do</text:span><text:span text:style-name="T13"> </text:span><text:span text:style-name="T46">the</text:span><text:span text:style-name="T13"> </text:span><text:span text:style-name="T46">math</text:span></text:p>
      <text:p text:style-name="P95"><text:span text:style-name="T13"><text:s text:c="4"/></text:span>printf<text:span text:style-name="T33">(</text:span><text:span text:style-name="T19">"The</text:span><text:span text:style-name="T13"> </text:span><text:span text:style-name="T19">sum</text:span><text:span text:style-name="T13"> </text:span><text:span text:style-name="T19">of</text:span><text:span text:style-name="T13"> </text:span><text:span text:style-name="T19">%i</text:span><text:span text:style-name="T13"> </text:span><text:span text:style-name="T19">and</text:span><text:span text:style-name="T13"> </text:span><text:span text:style-name="T19">%i</text:span><text:span text:style-name="T13"> </text:span><text:span text:style-name="T19">is</text:span><text:span text:style-name="T13"> </text:span><text:span text:style-name="T19">%i!\n"</text:span><text:span text:style-name="T33">,</text:span><text:span text:style-name="T13"> </text:span><text:span text:style-name="T39">x</text:span><text:span text:style-name="T33">,</text:span><text:span text:style-name="T13"> </text:span><text:span text:style-name="T39">y</text:span><text:span text:style-name="T33">,</text:span><text:span text:style-name="T13"> </text:span><text:span text:style-name="T39">x</text:span><text:span text:style-name="T13"> </text:span><text:span text:style-name="T33">+</text:span><text:span text:style-name="T13"> </text:span><text:span text:style-name="T39">y</text:span><text:span text:style-name="T33">);</text:span></text:p>
      <text:p text:style-name="P99">}</text:p>
      <text:p text:style-name="P49"/>
      <text:p text:style-name="P26"><text:span text:style-name="T47">Percobaan3: </text:span>f2c.c</text:p>
      <text:p text:style-name="P121"><text:span text:style-name="T8">#include</text:span><text:span text:style-name="T13"> </text:span><text:span text:style-name="T22">&lt;</text:span><text:span text:style-name="T21">c</text:span><text:span text:style-name="T19">s50.h</text:span><text:span text:style-name="T29">&gt;</text:span></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ask</text:span><text:span text:style-name="T13"> </text:span><text:span text:style-name="T46">user</text:span><text:span text:style-name="T13"> </text:span><text:span text:style-name="T46">user</text:span><text:span text:style-name="T13"> </text:span><text:span text:style-name="T46">for</text:span><text:span text:style-name="T13"> </text:span><text:span text:style-name="T46">temperature</text:span><text:span text:style-name="T13"> </text:span><text:span text:style-name="T46">in</text:span><text:span text:style-name="T13"> </text:span><text:span text:style-name="T46">Fahrenheit</text:span></text:p>
      <text:p text:style-name="P95"><text:span text:style-name="T13"><text:s text:c="4"/></text:span>printf<text:span text:style-name="T33">(</text:span><text:span text:style-name="T19">"Temperature</text:span><text:span text:style-name="T13"> </text:span><text:span text:style-name="T19">in</text:span><text:span text:style-name="T13"> </text:span><text:span text:style-name="T19">F:</text:span><text:span text:style-name="T13"> </text:span><text:span text:style-name="T19">"</text:span><text:span text:style-name="T33">);</text:span></text:p>
      <text:p text:style-name="P95"><text:span text:style-name="T13"><text:s text:c="4"/></text:span><text:span text:style-name="T34">float</text:span><text:span text:style-name="T13"> </text:span><text:span text:style-name="T39">f</text:span><text:span text:style-name="T13"> </text:span><text:span text:style-name="T33">=</text:span><text:span text:style-name="T13"> </text:span>GetFloat<text:span text:style-name="T33">();</text:span></text:p>
      <text:p text:style-name="P100"><text:s text:c="4"/></text:p>
      <text:p text:style-name="P95"><text:span text:style-name="T13"><text:s text:c="4"/></text:span><text:span text:style-name="T46">//</text:span><text:span text:style-name="T13"> </text:span><text:span text:style-name="T46">convert</text:span><text:span text:style-name="T13"> </text:span><text:span text:style-name="T46">F</text:span><text:span text:style-name="T13"> </text:span><text:span text:style-name="T46">to</text:span><text:span text:style-name="T13"> </text:span><text:span text:style-name="T46">C</text:span></text:p>
      <text:p text:style-name="P95"><text:span text:style-name="T13"><text:s text:c="4"/></text:span><text:span text:style-name="T34">float</text:span><text:span text:style-name="T13"> </text:span><text:span text:style-name="T39">c</text:span><text:span text:style-name="T13"> </text:span><text:span text:style-name="T33">=</text:span><text:span text:style-name="T13"> </text:span><text:span text:style-name="T19">5.0</text:span><text:span text:style-name="T13"> </text:span><text:span text:style-name="T33">/</text:span><text:span text:style-name="T13"> </text:span><text:span text:style-name="T19">9.0</text:span><text:span text:style-name="T13"> </text:span><text:span text:style-name="T33">*</text:span><text:span text:style-name="T13"> </text:span><text:span text:style-name="T33">(</text:span><text:span text:style-name="T39">f</text:span><text:span text:style-name="T13"> </text:span><text:span text:style-name="T33">-</text:span><text:span text:style-name="T13"> </text:span><text:span text:style-name="T19">32.0</text:span><text:span text:style-name="T33">);</text:span></text:p>
      <text:p text:style-name="P100"><text:s text:c="4"/></text:p>
      <text:p text:style-name="P95"><text:span text:style-name="T13"><text:s text:c="4"/></text:span><text:span text:style-name="T46">//</text:span><text:span text:style-name="T13"> </text:span><text:span text:style-name="T46">display</text:span><text:span text:style-name="T13"> </text:span><text:span text:style-name="T46">result</text:span><text:span text:style-name="T13"> </text:span><text:span text:style-name="T46">to</text:span><text:span text:style-name="T13"> </text:span><text:span text:style-name="T46">one</text:span><text:span text:style-name="T13"> </text:span><text:span text:style-name="T46">decimal</text:span><text:span text:style-name="T13"> </text:span><text:span text:style-name="T46">place</text:span></text:p>
      <text:p text:style-name="P95"><text:span text:style-name="T13"><text:s text:c="4"/></text:span>printf<text:span text:style-name="T33">(</text:span><text:span text:style-name="T19">"%.1f\n"</text:span><text:span text:style-name="T33">,</text:span><text:span text:style-name="T13"> </text:span><text:span text:style-name="T39">c</text:span><text:span text:style-name="T33">);</text:span></text:p>
      <text:p text:style-name="P99">}</text:p>
      <text:p text:style-name="P27"><text:soft-page-break/>Percobaan 4: tipedata.c</text:p>
      <text:p text:style-name="P122"><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p>
      <text:p text:style-name="P99">{</text:p>
      <text:p text:style-name="P95"><text:span text:style-name="T13"><text:s text:c="4"/></text:span>printf<text:span text:style-name="T33">(</text:span><text:span text:style-name="T19">"Saya</text:span><text:span text:style-name="T13"> </text:span><text:span text:style-name="T19">belajar</text:span><text:span text:style-name="T13"> </text:span><text:span text:style-name="T19">pemrograman</text:span><text:span text:style-name="T13"> </text:span><text:span text:style-name="T19">dengan</text:span><text:span text:style-name="T13"> </text:span><text:span text:style-name="T19">bahasa</text:span><text:span text:style-name="T13"> </text:span><text:span text:style-name="T19">(</text:span><text:span text:style-name="T13"> </text:span><text:span text:style-name="T19">%c</text:span><text:span text:style-name="T13"> </text:span><text:span text:style-name="T19">)</text:span><text:span text:style-name="T13"> <text:s/></text:span><text:span text:style-name="T19">&gt;&gt;</text:span><text:span text:style-name="T13"> </text:span><text:span text:style-name="T19">char</text:span><text:span text:style-name="T13"> </text:span><text:span text:style-name="T19">\n"</text:span><text:span text:style-name="T33">,</text:span><text:span text:style-name="T13"> </text:span><text:span text:style-name="T19">'C'</text:span><text:span text:style-name="T33">);</text:span><text:span text:style-name="T13"> <text:s/></text:span></text:p>
      <text:p text:style-name="P95"><text:span text:style-name="T13"><text:s text:c="4"/></text:span>printf<text:span text:style-name="T33">(</text:span><text:span text:style-name="T19">"Saya</text:span><text:span text:style-name="T13"> </text:span><text:span text:style-name="T19">baru</text:span><text:span text:style-name="T13"> </text:span><text:span text:style-name="T19">saja</text:span><text:span text:style-name="T13"> </text:span><text:span text:style-name="T19">menyelesaikan</text:span><text:span text:style-name="T13"> </text:span><text:span text:style-name="T19">Bab</text:span><text:span text:style-name="T13"> </text:span><text:span text:style-name="T19">(</text:span><text:span text:style-name="T13"> </text:span><text:span text:style-name="T19">%d</text:span><text:span text:style-name="T13"> </text:span><text:span text:style-name="T19">)</text:span><text:span text:style-name="T13"> </text:span><text:span text:style-name="T19">&gt;&gt;</text:span><text:span text:style-name="T13"> </text:span><text:span text:style-name="T19">integer</text:span><text:span text:style-name="T13"> </text:span><text:span text:style-name="T19">\n"</text:span><text:span text:style-name="T33">,</text:span><text:span text:style-name="T13"> </text:span><text:span text:style-name="T19">2</text:span><text:span text:style-name="T33">);</text:span><text:span text:style-name="T13"> <text:s text:c="7"/></text:span></text:p>
      <text:p text:style-name="P95"><text:span text:style-name="T13"><text:s text:c="4"/></text:span>printf<text:span text:style-name="T33">(</text:span><text:span text:style-name="T19">"Saya</text:span><text:span text:style-name="T13"> </text:span><text:span text:style-name="T19">sudah</text:span><text:span text:style-name="T13"> </text:span><text:span text:style-name="T19">siap</text:span><text:span text:style-name="T13"> </text:span><text:span text:style-name="T19">(</text:span><text:span text:style-name="T13"> </text:span><text:span text:style-name="T19">%.1f</text:span><text:span text:style-name="T13"> </text:span><text:span text:style-name="T19">)</text:span><text:span text:style-name="T13"> </text:span><text:span text:style-name="T19">persen</text:span><text:span text:style-name="T13"> </text:span><text:span text:style-name="T19">untuk</text:span><text:span text:style-name="T13"> </text:span><text:span text:style-name="T19">move</text:span><text:span text:style-name="T13"> </text:span><text:span text:style-name="T19">on</text:span><text:span text:style-name="T13"> </text:span><text:span text:style-name="T19">"</text:span><text:span text:style-name="T33">,</text:span><text:span text:style-name="T13"> </text:span><text:span text:style-name="T19">99.9</text:span><text:span text:style-name="T33">);</text:span><text:span text:style-name="T13"> <text:s text:c="3"/></text:span></text:p>
      <text:p text:style-name="P95"><text:span text:style-name="T13"><text:s text:c="4"/></text:span>printf<text:span text:style-name="T33">(</text:span><text:span text:style-name="T19">"ke</text:span><text:span text:style-name="T13"> </text:span><text:span text:style-name="T19">Bab</text:span><text:span text:style-name="T13"> </text:span><text:span text:style-name="T19">selanjutnya!</text:span><text:span text:style-name="T13"> </text:span><text:span text:style-name="T19">&gt;&gt;</text:span><text:span text:style-name="T13"> </text:span><text:span text:style-name="T19">float</text:span><text:span text:style-name="T13"> </text:span><text:span text:style-name="T19">\n"</text:span><text:span text:style-name="T33">);</text:span></text:p>
      <text:p text:style-name="P95"><text:span text:style-name="T13"><text:s text:c="4"/></text:span><text:span text:style-name="T34">return</text:span><text:span text:style-name="T13"> </text:span><text:span text:style-name="T19">0</text:span><text:span text:style-name="T33">;</text:span></text:p>
      <text:p text:style-name="P99">}</text:p>
      <text:p text:style-name="P46"/>
      <text:p text:style-name="P28"><text:span text:style-name="T48">Percobaan 5: </text:span>string-0.c</text:p>
      <text:p text:style-name="P123"><text:span text:style-name="T8">#include</text:span><text:span text:style-name="T13"> </text:span><text:span text:style-name="T19">&lt;cs50.h&gt;</text:span></text:p>
      <text:p text:style-name="P95"><text:span text:style-name="T8">#include</text:span><text:span text:style-name="T13"> </text:span><text:span text:style-name="T19">&lt;stdio.h&gt;</text:span></text:p>
      <text:p text:style-name="P105"><text:span text:style-name="T8">#include</text:span><text:span text:style-name="T13"> </text:span><text:span text:style-name="T19">&lt;string.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05"><text:span text:style-name="T13"><text:s text:c="4"/></text:span>string<text:span text:style-name="T13"> </text:span><text:span text:style-name="T39">s</text:span><text:span text:style-name="T13"> </text:span><text:span text:style-name="T33">=</text:span><text:span text:style-name="T13"> </text:span>GetString<text:span text:style-name="T33">();</text:span></text:p>
      <text:p text:style-name="P95"><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strlen<text:span text:style-name="T33">(</text:span><text:span text:style-name="T39">s</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n"</text:span><text:span text:style-name="T33">,</text:span><text:span text:style-name="T13"> </text:span><text:span text:style-name="T39">s</text:span><text:span text:style-name="T33">[</text:span><text:span text:style-name="T39">i</text:span><text:span text:style-name="T33">]);</text:span></text:p>
      <text:p text:style-name="P95"><text:span text:style-name="T13"><text:s text:c="4"/></text:span><text:span text:style-name="T33">}</text:span></text:p>
      <text:p text:style-name="P109">}</text:p>
      <text:p text:style-name="P50"><text:span text:style-name="T61">Percobaan 6: </text:span><text:span text:style-name="T62">string-1.c</text:span></text:p>
      <text:p text:style-name="P95"><text:span text:style-name="T8">#include</text:span><text:span text:style-name="T13"> </text:span><text:span text:style-name="T19">&lt;stdio.h&gt;</text:span></text:p>
      <text:p text:style-name="P97"><text:span text:style-name="T12">#</text:span><text:span text:style-name="T11">include</text:span><text:span text:style-name="T16"> </text:span><text:span text:style-name="T30">&lt;</text:span><text:span text:style-name="T31">cs</text:span><text:span text:style-name="T32">50</text:span><text:span text:style-name="T30">.h&gt;</text:span></text:p>
      <text:p text:style-name="P105"><text:span text:style-name="T8">#include</text:span><text:span text:style-name="T13"> </text:span><text:span text:style-name="T19">&lt;string.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05"><text:span text:style-name="T13"><text:s text:c="4"/></text:span>string<text:span text:style-name="T13"> </text:span><text:span text:style-name="T39">s</text:span><text:span text:style-name="T13"> </text:span><text:span text:style-name="T33">=</text:span><text:span text:style-name="T13"> </text:span>GetString<text:span text:style-name="T33">();</text:span></text:p>
      <text:p text:style-name="P95"><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5"><text:span text:style-name="T13"><text:s text:c="4"/></text:span><text:span text:style-name="T34">if</text:span><text:span text:style-name="T13"> </text:span><text:span text:style-name="T33">(</text:span><text:span text:style-name="T39">s</text:span><text:span text:style-name="T13"> </text:span><text:span text:style-name="T33">!=</text:span><text:span text:style-name="T13"> </text:span>NULL<text:span text:style-name="T33">)</text:span></text:p>
      <text:p text:style-name="P95"><text:span text:style-name="T13"><text:s text:c="4"/></text:span><text:span text:style-name="T33">{</text:span></text:p>
      <text:p text:style-name="P95"><text:span text:style-name="T13"><text:s text:c="8"/></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strlen<text:span text:style-name="T33">(</text:span><text:span text:style-name="T39">s</text:span><text:span text:style-name="T33">);</text:span><text:span text:style-name="T13"> </text:span><text:span text:style-name="T39">i</text:span><text:span text:style-name="T33">++)</text:span></text:p>
      <text:p text:style-name="P95"><text:span text:style-name="T13"><text:s text:c="8"/></text:span><text:span text:style-name="T33">{</text:span></text:p>
      <text:p text:style-name="P95"><text:span text:style-name="T13"><text:s text:c="12"/></text:span>printf<text:span text:style-name="T33">(</text:span><text:span text:style-name="T19">"%c\n"</text:span><text:span text:style-name="T33">,</text:span><text:span text:style-name="T13"> </text:span><text:span text:style-name="T39">s</text:span><text:span text:style-name="T33">[</text:span><text:span text:style-name="T39">i</text:span><text:span text:style-name="T33">]);</text:span></text:p>
      <text:p text:style-name="P95"><text:span text:style-name="T13"><text:s text:c="8"/></text:span><text:span text:style-name="T33">}</text:span></text:p>
      <text:p text:style-name="P95"><text:span text:style-name="T13"><text:s text:c="4"/></text:span><text:span text:style-name="T33">}</text:span></text:p>
      <text:p text:style-name="P99">}</text:p>
      <text:p text:style-name="P28"><text:span text:style-name="T49">Percobaan 7: </text:span>string-2.c</text:p>
      <text:p text:style-name="P123"><text:span text:style-name="T8">#include</text:span><text:span text:style-name="T13"> </text:span><text:span text:style-name="T19">&lt;cs50.h&gt;</text:span></text:p>
      <text:p text:style-name="P95"><text:span text:style-name="T8">#include</text:span><text:span text:style-name="T13"> </text:span><text:span text:style-name="T19">&lt;stdio.h&gt;</text:span></text:p>
      <text:p text:style-name="P105"><text:span text:style-name="T8">#include</text:span><text:span text:style-name="T13"> </text:span><text:span text:style-name="T19">&lt;string.h&gt;</text:span></text:p>
      <text:p text:style-name="P95"><text:soft-page-break/><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get</text:span><text:span text:style-name="T13"> </text:span><text:span text:style-name="T46">line</text:span><text:span text:style-name="T13"> </text:span><text:span text:style-name="T46">of</text:span><text:span text:style-name="T13"> </text:span><text:span text:style-name="T46">text</text:span></text:p>
      <text:p text:style-name="P105"><text:span text:style-name="T13"><text:s text:c="4"/></text:span>string<text:span text:style-name="T13"> </text:span><text:span text:style-name="T39">s</text:span><text:span text:style-name="T13"> </text:span><text:span text:style-name="T33">=</text:span><text:span text:style-name="T13"> </text:span>GetString<text:span text:style-name="T33">();</text:span></text:p>
      <text:p text:style-name="P95"><text:span text:style-name="T13"><text:s text:c="4"/></text:span><text:span text:style-name="T46">//</text:span><text:span text:style-name="T13"> </text:span><text:span text:style-name="T46">print</text:span><text:span text:style-name="T13"> </text:span><text:span text:style-name="T46">string,</text:span><text:span text:style-name="T13"> </text:span><text:span text:style-name="T46">one</text:span><text:span text:style-name="T13"> </text:span><text:span text:style-name="T46">character</text:span><text:span text:style-name="T13"> </text:span><text:span text:style-name="T46">per</text:span><text:span text:style-name="T13"> </text:span><text:span text:style-name="T46">line</text:span></text:p>
      <text:p text:style-name="P95"><text:span text:style-name="T13"><text:s text:c="4"/></text:span><text:span text:style-name="T34">if</text:span><text:span text:style-name="T13"> </text:span><text:span text:style-name="T33">(</text:span><text:span text:style-name="T39">s</text:span><text:span text:style-name="T13"> </text:span><text:span text:style-name="T33">!=</text:span><text:span text:style-name="T13"> </text:span>NULL<text:span text:style-name="T33">)</text:span></text:p>
      <text:p text:style-name="P95"><text:span text:style-name="T13"><text:s text:c="4"/></text:span><text:span text:style-name="T33">{</text:span></text:p>
      <text:p text:style-name="P95"><text:span text:style-name="T13"><text:s text:c="8"/></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strlen<text:span text:style-name="T33">(</text:span><text:span text:style-name="T39">s</text:span><text:span text:style-name="T33">);</text:span><text:span text:style-name="T13"> </text:span><text:span text:style-name="T39">i</text:span><text:span text:style-name="T33">++)</text:span></text:p>
      <text:p text:style-name="P95"><text:span text:style-name="T13"><text:s text:c="8"/></text:span><text:span text:style-name="T33">{</text:span></text:p>
      <text:p text:style-name="P95"><text:span text:style-name="T13"><text:s text:c="12"/></text:span>printf<text:span text:style-name="T33">(</text:span><text:span text:style-name="T19">"%c\n"</text:span><text:span text:style-name="T33">,</text:span><text:span text:style-name="T13"> </text:span><text:span text:style-name="T39">s</text:span><text:span text:style-name="T33">[</text:span><text:span text:style-name="T39">i</text:span><text:span text:style-name="T33">]);</text:span></text:p>
      <text:p text:style-name="P95"><text:span text:style-name="T13"><text:s text:c="8"/></text:span><text:span text:style-name="T33">}</text:span></text:p>
      <text:p text:style-name="P95"><text:span text:style-name="T13"><text:s text:c="4"/></text:span><text:span text:style-name="T33">}</text:span></text:p>
      <text:p text:style-name="P99">}</text:p>
      <text:p text:style-name="P29"/>
      <text:p text:style-name="P29"><text:span text:style-name="T50">Percobaan 8: </text:span>ascii-0.c</text:p>
      <text:p text:style-name="P124"><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uppercase</text:span><text:span text:style-name="T13"> </text:span><text:span text:style-name="T46">letters</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65</text:span><text:span text:style-name="T33">;</text:span><text:span text:style-name="T13"> </text:span><text:span text:style-name="T39">i</text:span><text:span text:style-name="T13"> </text:span><text:span text:style-name="T33">&lt;</text:span><text:span text:style-name="T13"> </text:span><text:span text:style-name="T19">65</text:span><text:span text:style-name="T13"> </text:span><text:span text:style-name="T33">+</text:span><text:span text:style-name="T13"> </text:span><text:span text:style-name="T19">26</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text:span><text:span text:style-name="T13"> </text:span><text:span text:style-name="T19">%i\n"</text:span><text:span text:style-name="T33">,</text:span><text:span text:style-name="T13"> </text:span><text:span text:style-name="T33">(</text:span><text:span text:style-name="T34">char</text:span><text:span text:style-name="T33">)</text:span><text:span text:style-name="T13"> </text:span><text:span text:style-name="T39">i</text:span><text:span text:style-name="T33">,</text:span><text:span text:style-name="T13"> </text:span><text:span text:style-name="T39">i</text:span><text:span text:style-name="T33">);</text:span></text:p>
      <text:p text:style-name="P105"><text:span text:style-name="T13"><text:s text:c="4"/></text:span><text:span text:style-name="T33">}</text:span></text:p>
      <text:p text:style-name="P95"><text:span text:style-name="T13"><text:s text:c="4"/></text:span><text:span text:style-name="T46">//</text:span><text:span text:style-name="T13"> </text:span><text:span text:style-name="T46">separate</text:span><text:span text:style-name="T13"> </text:span><text:span text:style-name="T46">uppercase</text:span><text:span text:style-name="T13"> </text:span><text:span text:style-name="T46">from</text:span><text:span text:style-name="T13"> </text:span><text:span text:style-name="T46">lowercase</text:span></text:p>
      <text:p text:style-name="P105"><text:span text:style-name="T13"><text:s text:c="4"/></text:span>printf<text:span text:style-name="T33">(</text:span><text:span text:style-name="T19">"\n"</text:span><text:span text:style-name="T33">);</text:span></text:p>
      <text:p text:style-name="P95"><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lowercase</text:span><text:span text:style-name="T13"> </text:span><text:span text:style-name="T46">letters</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97</text:span><text:span text:style-name="T33">;</text:span><text:span text:style-name="T13"> </text:span><text:span text:style-name="T39">i</text:span><text:span text:style-name="T13"> </text:span><text:span text:style-name="T33">&lt;</text:span><text:span text:style-name="T13"> </text:span><text:span text:style-name="T19">97</text:span><text:span text:style-name="T13"> </text:span><text:span text:style-name="T33">+</text:span><text:span text:style-name="T13"> </text:span><text:span text:style-name="T19">26</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text:span><text:span text:style-name="T13"> </text:span><text:span text:style-name="T19">%i\n"</text:span><text:span text:style-name="T33">,</text:span><text:span text:style-name="T13"> </text:span><text:span text:style-name="T33">(</text:span><text:span text:style-name="T34">char</text:span><text:span text:style-name="T33">)</text:span><text:span text:style-name="T13"> </text:span><text:span text:style-name="T39">i</text:span><text:span text:style-name="T33">,</text:span><text:span text:style-name="T13"> </text:span><text:span text:style-name="T39">i</text:span><text:span text:style-name="T33">);</text:span></text:p>
      <text:p text:style-name="P95"><text:span text:style-name="T13"><text:s text:c="4"/></text:span><text:span text:style-name="T33">}</text:span></text:p>
      <text:p text:style-name="P99">}</text:p>
      <text:p text:style-name="P47"/>
      <text:p text:style-name="P29"><text:span text:style-name="T51">Percobaan 9: </text:span>ascii-1.c</text:p>
      <text:p text:style-name="P124"><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uppercase</text:span><text:span text:style-name="T13"> </text:span><text:span text:style-name="T46">letters</text:span></text:p>
      <text:p text:style-name="P95"><text:span text:style-name="T13"><text:s text:c="4"/></text:span><text:span text:style-name="T34">for</text:span><text:span text:style-name="T13"> </text:span><text:span text:style-name="T33">(</text:span><text:span text:style-name="T34">char</text:span><text:span text:style-name="T13"> </text:span><text:span text:style-name="T39">c</text:span><text:span text:style-name="T13"> </text:span><text:span text:style-name="T33">=</text:span><text:span text:style-name="T13"> </text:span><text:span text:style-name="T19">'A'</text:span><text:span text:style-name="T33">;</text:span><text:span text:style-name="T13"> </text:span><text:span text:style-name="T39">c</text:span><text:span text:style-name="T13"> </text:span><text:span text:style-name="T33">&lt;=</text:span><text:span text:style-name="T13"> </text:span><text:span text:style-name="T19">'Z'</text:span><text:span text:style-name="T33">;</text:span><text:span text:style-name="T13"> </text:span><text:span text:style-name="T39">c</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text:span><text:span text:style-name="T13"> </text:span><text:span text:style-name="T19">%i\n"</text:span><text:span text:style-name="T33">,</text:span><text:span text:style-name="T13"> </text:span><text:span text:style-name="T39">c</text:span><text:span text:style-name="T33">,</text:span><text:span text:style-name="T13"> </text:span><text:span text:style-name="T33">(</text:span><text:span text:style-name="T34">int</text:span><text:span text:style-name="T33">)</text:span><text:span text:style-name="T13"> </text:span><text:span text:style-name="T39">c</text:span><text:span text:style-name="T33">);</text:span></text:p>
      <text:p text:style-name="P105"><text:span text:style-name="T13"><text:s text:c="4"/></text:span><text:span text:style-name="T33">}</text:span></text:p>
      <text:p text:style-name="P95"><text:span text:style-name="T13"><text:s text:c="4"/></text:span><text:span text:style-name="T46">//</text:span><text:span text:style-name="T13"> </text:span><text:span text:style-name="T46">separate</text:span><text:span text:style-name="T13"> </text:span><text:span text:style-name="T46">uppercase</text:span><text:span text:style-name="T13"> </text:span><text:span text:style-name="T46">from</text:span><text:span text:style-name="T13"> </text:span><text:span text:style-name="T46">lowercase</text:span></text:p>
      <text:p text:style-name="P105"><text:span text:style-name="T13"><text:s text:c="4"/></text:span>printf<text:span text:style-name="T33">(</text:span><text:span text:style-name="T19">"\n"</text:span><text:span text:style-name="T33">);</text:span></text:p>
      <text:p text:style-name="P95"><text:span text:style-name="T13"><text:s text:c="4"/></text:span><text:span text:style-name="T46">//</text:span><text:span text:style-name="T13"> </text:span><text:span text:style-name="T46">display</text:span><text:span text:style-name="T13"> </text:span><text:span text:style-name="T46">mapping</text:span><text:span text:style-name="T13"> </text:span><text:span text:style-name="T46">for</text:span><text:span text:style-name="T13"> </text:span><text:span text:style-name="T46">lowercase</text:span><text:span text:style-name="T13"> </text:span><text:span text:style-name="T46">letters</text:span></text:p>
      <text:p text:style-name="P95"><text:span text:style-name="T13"><text:s text:c="4"/></text:span><text:span text:style-name="T34">for</text:span><text:span text:style-name="T13"> </text:span><text:span text:style-name="T33">(</text:span><text:span text:style-name="T34">char</text:span><text:span text:style-name="T13"> </text:span><text:span text:style-name="T39">c</text:span><text:span text:style-name="T13"> </text:span><text:span text:style-name="T33">=</text:span><text:span text:style-name="T13"> </text:span><text:span text:style-name="T19">'a'</text:span><text:span text:style-name="T33">;</text:span><text:span text:style-name="T13"> </text:span><text:span text:style-name="T39">c</text:span><text:span text:style-name="T13"> </text:span><text:span text:style-name="T33">&lt;=</text:span><text:span text:style-name="T13"> </text:span><text:span text:style-name="T19">'z'</text:span><text:span text:style-name="T33">;</text:span><text:span text:style-name="T13"> </text:span><text:span text:style-name="T39">c</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text:span><text:span text:style-name="T13"> </text:span><text:span text:style-name="T19">%i\n"</text:span><text:span text:style-name="T33">,</text:span><text:span text:style-name="T13"> </text:span><text:span text:style-name="T39">c</text:span><text:span text:style-name="T33">,</text:span><text:span text:style-name="T13"> </text:span><text:span text:style-name="T33">(</text:span><text:span text:style-name="T34">int</text:span><text:span text:style-name="T33">)</text:span><text:span text:style-name="T13"> </text:span><text:span text:style-name="T39">c</text:span><text:span text:style-name="T33">);</text:span></text:p>
      <text:p text:style-name="P95"><text:span text:style-name="T13"><text:s text:c="4"/></text:span><text:span text:style-name="T33">}</text:span></text:p>
      <text:p text:style-name="P99">}</text:p>
      <text:p text:style-name="P48"><text:soft-page-break/>Tugas Praktikum:</text:p>
      <text:list xml:id="list8812201520722886215" text:style-name="L4">
        <text:list-item>
          <text:p text:style-name="P171">Buatlah program untuk konversi dari desimal ke biner dan jelaskan</text:p>
        </text:list-item>
        <text:list-item>
          <text:p text:style-name="P171">Buatlah program untuk merubah dari input huruf kecil menjadi output huruf besar beserta penjelasannya.</text:p>
        </text:list-item>
        <text:list-item>
          <text:p text:style-name="P171">Buatlah program untuk merubah input huruf besar menjadi huruf kecil beserta penjelasannya.</text:p>
        </text:list-item>
        <text:list-item>
          <text:p text:style-name="P172">Apa yang anda ketahui tentang :</text:p>
          <text:list>
            <text:list-item>
              <text:p text:style-name="P172">If, else if dan else</text:p>
            </text:list-item>
            <text:list-item>
              <text:p text:style-name="P172">for</text:p>
            </text:list-item>
            <text:list-item>
              <text:p text:style-name="P172">while, do while</text:p>
            </text:list-item>
            <text:list-item>
              <text:p text:style-name="P172">swi<text:span text:style-name="T72">t</text:span>ch</text:p>
            </text:list-item>
          </text:list>
          <text:p text:style-name="P173">Jelaskan perbedaan konsep dan penggunaan keempat teknik diatas.</text:p>
        </text:list-item>
      </text:list>
      <text:h text:style-name="P220" text:outline-level="1"><text:bookmark-start text:name="__RefHeading__6372_1704778645"/>Modul <text:span text:style-name="T6">2: If, if-else, for, while, do-while</text:span><text:bookmark-end text:name="__RefHeading__6372_1704778645"/></text:h>
      <text:p text:style-name="P51">Tujuan:</text:p>
      <text:list xml:id="list1800018051353884658" text:style-name="L5">
        <text:list-item>
          <text:p text:style-name="P175">Mahasiswa mamahami penggunaan decision (if dan for) serta mampu mendemokan penggunaannya.</text:p>
        </text:list-item>
        <text:list-item>
          <text:p text:style-name="P176">Mahasiswa mampu menggunakan dan mendemokan penggunaan loop/perulangan</text:p>
        </text:list-item>
      </text:list>
      <text:p text:style-name="P53"/>
      <text:p text:style-name="P30">Percobaan 1: cough-<text:span text:style-name="T52">0</text:span>.c</text:p>
      <text:p text:style-name="P127"><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5"><text:span text:style-name="T13"><text:s text:c="4"/></text:span>printf<text:span text:style-name="T33">(</text:span><text:span text:style-name="T19">"cough\n"</text:span><text:span text:style-name="T33">);</text:span></text:p>
      <text:p text:style-name="P95"><text:span text:style-name="T13"><text:s text:c="4"/></text:span>printf<text:span text:style-name="T33">(</text:span><text:span text:style-name="T19">"cough\n"</text:span><text:span text:style-name="T33">);</text:span></text:p>
      <text:p text:style-name="P95"><text:span text:style-name="T13"><text:s text:c="4"/></text:span>printf<text:span text:style-name="T33">(</text:span><text:span text:style-name="T19">"cough\n"</text:span><text:span text:style-name="T33">);</text:span></text:p>
      <text:p text:style-name="P99">}</text:p>
      <text:p text:style-name="P54"/>
      <text:p text:style-name="P30">Percobaan 2: cough-1.c</text:p>
      <text:p text:style-name="P127"><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19">3</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ough\n"</text:span><text:span text:style-name="T33">);</text:span></text:p>
      <text:p text:style-name="P95"><text:span text:style-name="T13"><text:s text:c="4"/></text:span><text:span text:style-name="T33">}</text:span></text:p>
      <text:p text:style-name="P99">}</text:p>
      <text:p text:style-name="P54"/>
      <text:p text:style-name="P30">Percobaan 3: <text:s/><text:span text:style-name="T53">buggy-0</text:span>.c</text:p>
      <text:p text:style-name="P127"><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19">10</text:span><text:span text:style-name="T33">;</text:span><text:span text:style-name="T13"> </text:span><text:span text:style-name="T39">i</text:span><text:span text:style-name="T33">++)</text:span></text:p>
      <text:p text:style-name="P95"><text:span text:style-name="T13"><text:s text:c="8"/></text:span>printf<text:span text:style-name="T33">(</text:span><text:span text:style-name="T19">"*"</text:span><text:span text:style-name="T33">);</text:span></text:p>
      <text:p text:style-name="P109">}</text:p>
      <text:p text:style-name="P54"/>
      <text:p text:style-name="P31">Percobaan 4: buggy-1.c</text:p>
      <text:p text:style-name="P128"><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19">10</text:span><text:span text:style-name="T33">;</text:span><text:span text:style-name="T13"> </text:span><text:span text:style-name="T39">i</text:span><text:span text:style-name="T33">++)</text:span></text:p>
      <text:p text:style-name="P95"><text:span text:style-name="T13"><text:s text:c="8"/></text:span>printf<text:span text:style-name="T33">(</text:span><text:span text:style-name="T19">"*"</text:span><text:span text:style-name="T33">);</text:span></text:p>
      <text:p text:style-name="P95"><text:span text:style-name="T13"><text:s text:c="8"/></text:span>printf<text:span text:style-name="T33">(</text:span><text:span text:style-name="T19">"\n"</text:span><text:span text:style-name="T33">);</text:span></text:p>
      <text:p text:style-name="P99">}</text:p>
      <text:p text:style-name="P177"><text:soft-page-break/>Percobaan 5: condition0.c</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103"><text:span text:style-name="T17"><text:s text:c="4"/></text:span><text:span text:style-name="T92">int</text:span><text:span text:style-name="T13"> </text:span><text:span text:style-name="T39">n;</text:span><text:span text:style-name="T17"> </text:span></text:p>
      <text:p text:style-name="P98"><text:span text:style-name="T13"><text:s text:c="4"/></text:span>printf<text:span text:style-name="T33">(</text:span><text:span text:style-name="T19">"I'd</text:span><text:span text:style-name="T13"> </text:span><text:span text:style-name="T19">like</text:span><text:span text:style-name="T13"> </text:span><text:span text:style-name="T19">an</text:span><text:span text:style-name="T13"> </text:span><text:span text:style-name="T19">integer</text:span><text:span text:style-name="T13"> </text:span><text:span text:style-name="T19">please:</text:span><text:span text:style-name="T13"> </text:span><text:span text:style-name="T19">"</text:span><text:span text:style-name="T33">);</text:span></text:p>
      <text:p text:style-name="P104"><text:span text:style-name="T17"><text:s text:c="4"/></text:span>scanf<text:span text:style-name="T39">(</text:span><text:span text:style-name="T91">"%d"</text:span><text:span text:style-name="T39">,</text:span><text:span text:style-name="T13"> </text:span><text:span text:style-name="T39">&amp;n);</text:span></text:p>
      <text:p text:style-name="P95"><text:span text:style-name="T13"><text:s text:c="4"/></text:span><text:span text:style-name="T46">//</text:span><text:span text:style-name="T13"> </text:span><text:span text:style-name="T46">analyze</text:span><text:span text:style-name="T13"> </text:span><text:span text:style-name="T46">user's</text:span><text:span text:style-name="T13"> </text:span><text:span text:style-name="T46">input</text:span><text:span text:style-name="T13"> </text:span><text:span text:style-name="T46">(somewhat</text:span><text:span text:style-name="T13"> </text:span><text:span text:style-name="T46">inaccurately)</text:span></text:p>
      <text:p text:style-name="P95"><text:span text:style-name="T13"><text:s text:c="4"/></text:span><text:span text:style-name="T34">if</text:span><text:span text:style-name="T13"> </text:span><text:span text:style-name="T33">(</text:span><text:span text:style-name="T39">n</text:span><text:span text:style-name="T13"> </text:span><text:span text:style-name="T33">&gt;</text:span><text:span text:style-name="T13"> </text:span><text:span text:style-name="T19">0</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positive</text:span><text:span text:style-name="T13"> </text:span><text:span text:style-name="T19">number!\n"</text:span><text:span text:style-name="T33">);</text:span></text:p>
      <text:p text:style-name="P95"><text:span text:style-name="T13"><text:s text:c="4"/></text:span><text:span text:style-name="T33">}</text:span></text:p>
      <text:p text:style-name="P95"><text:span text:style-name="T13"><text:s text:c="4"/></text:span><text:span text:style-name="T34">else</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negative</text:span><text:span text:style-name="T13"> </text:span><text:span text:style-name="T19">number!\n"</text:span><text:span text:style-name="T33">);</text:span></text:p>
      <text:p text:style-name="P95"><text:span text:style-name="T13"><text:s text:c="4"/></text:span><text:span text:style-name="T33">}</text:span></text:p>
      <text:p text:style-name="P99">}</text:p>
      <text:p text:style-name="P55"/>
      <text:p text:style-name="P178">Percobaan 6: condition-1.c</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4"><text:span text:style-name="T17"><text:s text:c="4"/></text:span><text:span text:style-name="T92">int</text:span><text:span text:style-name="T13"> </text:span><text:span text:style-name="T39">n;</text:span></text:p>
      <text:p text:style-name="P95"><text:span text:style-name="T13"><text:s text:c="4"/></text:span>printf<text:span text:style-name="T33">(</text:span><text:span text:style-name="T19">"I'd</text:span><text:span text:style-name="T13"> </text:span><text:span text:style-name="T19">like</text:span><text:span text:style-name="T13"> </text:span><text:span text:style-name="T19">an</text:span><text:span text:style-name="T13"> </text:span><text:span text:style-name="T19">integer</text:span><text:span text:style-name="T13"> </text:span><text:span text:style-name="T19">please:</text:span><text:span text:style-name="T13"> </text:span><text:span text:style-name="T19">"</text:span><text:span text:style-name="T33">);</text:span></text:p>
      <text:p text:style-name="P108"><text:span text:style-name="T13"><text:s text:c="4"/></text:span><text:span text:style-name="T33">scanf</text:span><text:span text:style-name="T39">(</text:span><text:span text:style-name="T91">"%d"</text:span><text:span text:style-name="T39">,</text:span><text:span text:style-name="T13"> </text:span><text:span text:style-name="T39">&amp;n);</text:span></text:p>
      <text:p text:style-name="P95"><text:span text:style-name="T13"><text:s text:c="4"/></text:span><text:span text:style-name="T46">//</text:span><text:span text:style-name="T13"> </text:span><text:span text:style-name="T46">analyze</text:span><text:span text:style-name="T13"> </text:span><text:span text:style-name="T46">user's</text:span><text:span text:style-name="T13"> </text:span><text:span text:style-name="T46">input</text:span></text:p>
      <text:p text:style-name="P95"><text:span text:style-name="T13"><text:s text:c="4"/></text:span><text:span text:style-name="T34">if</text:span><text:span text:style-name="T13"> </text:span><text:span text:style-name="T33">(</text:span><text:span text:style-name="T39">n</text:span><text:span text:style-name="T13"> </text:span><text:span text:style-name="T33">&gt;</text:span><text:span text:style-name="T13"> </text:span><text:span text:style-name="T19">0</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positive</text:span><text:span text:style-name="T13"> </text:span><text:span text:style-name="T19">number!\n"</text:span><text:span text:style-name="T33">);</text:span></text:p>
      <text:p text:style-name="P95"><text:span text:style-name="T13"><text:s text:c="4"/></text:span><text:span text:style-name="T33">}</text:span></text:p>
      <text:p text:style-name="P95"><text:span text:style-name="T13"><text:s text:c="4"/></text:span><text:span text:style-name="T34">else</text:span><text:span text:style-name="T13"> </text:span><text:span text:style-name="T34">if</text:span><text:span text:style-name="T13"> </text:span><text:span text:style-name="T33">(</text:span><text:span text:style-name="T39">n</text:span><text:span text:style-name="T13"> </text:span><text:span text:style-name="T33">==</text:span><text:span text:style-name="T13"> </text:span><text:span text:style-name="T19">0</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zero!\n"</text:span><text:span text:style-name="T33">);</text:span></text:p>
      <text:p text:style-name="P95"><text:span text:style-name="T13"><text:s text:c="4"/></text:span><text:span text:style-name="T33">}</text:span></text:p>
      <text:p text:style-name="P95"><text:span text:style-name="T13"><text:s text:c="4"/></text:span><text:span text:style-name="T34">else</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negative</text:span><text:span text:style-name="T13"> </text:span><text:span text:style-name="T19">number!\n"</text:span><text:span text:style-name="T33">);</text:span></text:p>
      <text:p text:style-name="P95"><text:span text:style-name="T13"><text:s text:c="4"/></text:span><text:span text:style-name="T33">}</text:span></text:p>
      <text:p text:style-name="P99">}</text:p>
      <text:p text:style-name="P56"/>
      <text:p text:style-name="P32">Percobaan 7: nonswitch.c</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225"><text:span text:style-name="T13"><text:s text:c="4"/></text:span><text:span text:style-name="T34">int</text:span><text:span text:style-name="T13"> </text:span><text:span text:style-name="T39">n</text:span><text:span text:style-name="T46">;</text:span></text:p>
      <text:p text:style-name="P95"><text:span text:style-name="T13"><text:s text:c="4"/></text:span>printf<text:span text:style-name="T33">(</text:span><text:span text:style-name="T19">"Give</text:span><text:span text:style-name="T13"> </text:span><text:span text:style-name="T19">me</text:span><text:span text:style-name="T13"> </text:span><text:span text:style-name="T19">an</text:span><text:span text:style-name="T13"> </text:span><text:span text:style-name="T19">integer</text:span><text:span text:style-name="T13"> </text:span><text:span text:style-name="T19">between</text:span><text:span text:style-name="T13"> </text:span><text:span text:style-name="T19">1</text:span><text:span text:style-name="T13"> </text:span><text:span text:style-name="T19">and</text:span><text:span text:style-name="T13"> </text:span><text:span text:style-name="T19">10:</text:span><text:span text:style-name="T13"> </text:span><text:span text:style-name="T19">"</text:span><text:span text:style-name="T33">);</text:span></text:p>
      <text:p text:style-name="P105"><text:span text:style-name="T13"><text:s text:c="4"/></text:span><text:span text:style-name="T35">scanf(“%d”, %n);</text:span></text:p>
      <text:p text:style-name="P95"><text:soft-page-break/><text:span text:style-name="T13"><text:s text:c="4"/></text:span><text:span text:style-name="T46">//</text:span><text:span text:style-name="T13"> </text:span><text:span text:style-name="T46">judge</text:span><text:span text:style-name="T13"> </text:span><text:span text:style-name="T46">user's</text:span><text:span text:style-name="T13"> </text:span><text:span text:style-name="T46">input</text:span></text:p>
      <text:p text:style-name="P95"><text:span text:style-name="T13"><text:s text:c="4"/></text:span><text:span text:style-name="T34">if</text:span><text:span text:style-name="T13"> </text:span><text:span text:style-name="T33">(</text:span><text:span text:style-name="T39">n</text:span><text:span text:style-name="T13"> </text:span><text:span text:style-name="T33">&gt;=</text:span><text:span text:style-name="T13"> </text:span><text:span text:style-name="T19">1</text:span><text:span text:style-name="T13"> </text:span><text:span text:style-name="T33">&amp;&amp;</text:span><text:span text:style-name="T13"> </text:span><text:span text:style-name="T39">n</text:span><text:span text:style-name="T13"> </text:span><text:span text:style-name="T33">&lt;=</text:span><text:span text:style-name="T13"> </text:span><text:span text:style-name="T19">3</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small</text:span><text:span text:style-name="T13"> </text:span><text:span text:style-name="T19">number.\n"</text:span><text:span text:style-name="T33">);</text:span></text:p>
      <text:p text:style-name="P95"><text:span text:style-name="T13"><text:s text:c="4"/></text:span><text:span text:style-name="T33">}</text:span></text:p>
      <text:p text:style-name="P95"><text:span text:style-name="T13"><text:s text:c="4"/></text:span><text:span text:style-name="T34">else</text:span><text:span text:style-name="T13"> </text:span><text:span text:style-name="T34">if</text:span><text:span text:style-name="T13"> </text:span><text:span text:style-name="T33">(</text:span><text:span text:style-name="T39">n</text:span><text:span text:style-name="T13"> </text:span><text:span text:style-name="T33">&gt;=</text:span><text:span text:style-name="T13"> </text:span><text:span text:style-name="T19">4</text:span><text:span text:style-name="T13"> </text:span><text:span text:style-name="T33">&amp;&amp;</text:span><text:span text:style-name="T13"> </text:span><text:span text:style-name="T39">n</text:span><text:span text:style-name="T13"> </text:span><text:span text:style-name="T33">&lt;=</text:span><text:span text:style-name="T13"> </text:span><text:span text:style-name="T19">6</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medium</text:span><text:span text:style-name="T13"> </text:span><text:span text:style-name="T19">number.\n"</text:span><text:span text:style-name="T33">);</text:span></text:p>
      <text:p text:style-name="P95"><text:span text:style-name="T13"><text:s text:c="4"/></text:span><text:span text:style-name="T33">}</text:span></text:p>
      <text:p text:style-name="P95"><text:span text:style-name="T13"><text:s text:c="4"/></text:span><text:span text:style-name="T34">else</text:span><text:span text:style-name="T13"> </text:span><text:span text:style-name="T34">if</text:span><text:span text:style-name="T13"> </text:span><text:span text:style-name="T33">(</text:span><text:span text:style-name="T39">n</text:span><text:span text:style-name="T13"> </text:span><text:span text:style-name="T33">&gt;=</text:span><text:span text:style-name="T13"> </text:span><text:span text:style-name="T19">7</text:span><text:span text:style-name="T13"> </text:span><text:span text:style-name="T33">&amp;&amp;</text:span><text:span text:style-name="T13"> </text:span><text:span text:style-name="T39">n</text:span><text:span text:style-name="T13"> </text:span><text:span text:style-name="T33">&lt;=</text:span><text:span text:style-name="T13"> </text:span><text:span text:style-name="T19">10</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text:span><text:span text:style-name="T13"> </text:span><text:span text:style-name="T19">big</text:span><text:span text:style-name="T13"> </text:span><text:span text:style-name="T19">number.\n"</text:span><text:span text:style-name="T33">);</text:span></text:p>
      <text:p text:style-name="P95"><text:span text:style-name="T13"><text:s text:c="4"/></text:span><text:span text:style-name="T33">}</text:span></text:p>
      <text:p text:style-name="P95"><text:span text:style-name="T13"><text:s text:c="4"/></text:span><text:span text:style-name="T34">else</text:span><text:span text:style-name="T13"> </text:span></text:p>
      <text:p text:style-name="P95"><text:span text:style-name="T13"><text:s text:c="4"/></text:span><text:span text:style-name="T33">{</text:span></text:p>
      <text:p text:style-name="P95"><text:span text:style-name="T13"><text:s text:c="8"/></text:span>printf<text:span text:style-name="T33">(</text:span><text:span text:style-name="T19">"You</text:span><text:span text:style-name="T13"> </text:span><text:span text:style-name="T19">picked</text:span><text:span text:style-name="T13"> </text:span><text:span text:style-name="T19">an</text:span><text:span text:style-name="T13"> </text:span><text:span text:style-name="T19">invalid</text:span><text:span text:style-name="T13"> </text:span><text:span text:style-name="T19">number.\n"</text:span><text:span text:style-name="T33">);</text:span></text:p>
      <text:p text:style-name="P95"><text:span text:style-name="T13"><text:s text:c="4"/></text:span><text:span text:style-name="T33">}</text:span></text:p>
      <text:p text:style-name="P99">}</text:p>
      <text:p text:style-name="P57"/>
      <text:p text:style-name="P58"><text:span text:style-name="T59">Percobaan 8: switch</text:span><text:span text:style-name="T60">Demo</text:span><text:span text:style-name="T59">.c</text:span></text:p>
      <text:p text:style-name="P95"><text:span text:style-name="T90">#include</text:span><text:span text:style-name="T13"> </text:span><text:span text:style-name="T91">&lt;stdio.h&gt;</text:span></text:p>
      <text:p text:style-name="P100"><text:s/></text:p>
      <text:p text:style-name="P95"><text:span text:style-name="T92">int</text:span><text:span text:style-name="T13"> </text:span><text:span text:style-name="T39">main()</text:span></text:p>
      <text:p text:style-name="P101">{</text:p>
      <text:p text:style-name="P95"><text:span text:style-name="T92">int</text:span><text:span text:style-name="T13"> </text:span><text:span text:style-name="T39">n;</text:span><text:span text:style-name="T13"> </text:span></text:p>
      <text:p text:style-name="P95">printf<text:span text:style-name="T39">(</text:span><text:span text:style-name="T91">"Masukkan</text:span><text:span text:style-name="T13"> </text:span><text:span text:style-name="T91">angka</text:span><text:span text:style-name="T13"> </text:span><text:span text:style-name="T91">1-3:</text:span><text:span text:style-name="T13"> </text:span><text:span text:style-name="T91">"</text:span><text:span text:style-name="T39">);</text:span></text:p>
      <text:p text:style-name="P95">scanf<text:span text:style-name="T39">(</text:span><text:span text:style-name="T91">"%d"</text:span><text:span text:style-name="T39">,</text:span><text:span text:style-name="T13"> </text:span><text:span text:style-name="T39">&amp;n);</text:span></text:p>
      <text:p text:style-name="P100"><text:s/></text:p>
      <text:p text:style-name="P95"><text:span text:style-name="T92">switch</text:span><text:span text:style-name="T13"> </text:span><text:span text:style-name="T39">(n)</text:span></text:p>
      <text:p text:style-name="P101">{</text:p>
      <text:p text:style-name="P95"><text:span text:style-name="T13"><text:s text:c="8"/></text:span><text:span text:style-name="T92">case</text:span><text:span text:style-name="T13"> </text:span><text:span text:style-name="T90">1</text:span><text:span text:style-name="T39">:</text:span></text:p>
      <text:p text:style-name="P95"><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kecil"</text:span><text:span text:style-name="T39">);</text:span></text:p>
      <text:p text:style-name="P95"><text:span text:style-name="T13"><text:s text:c="8"/></text:span><text:span text:style-name="T92">break</text:span><text:span text:style-name="T39">;</text:span></text:p>
      <text:p text:style-name="P95"><text:span text:style-name="T13"><text:s text:c="8"/></text:span><text:span text:style-name="T92">case</text:span><text:span text:style-name="T13"> </text:span><text:span text:style-name="T90">2</text:span><text:span text:style-name="T39">:</text:span></text:p>
      <text:p text:style-name="P95"><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sedang"</text:span><text:span text:style-name="T39">);</text:span></text:p>
      <text:p text:style-name="P95"><text:span text:style-name="T13"><text:s text:c="8"/></text:span><text:span text:style-name="T92">break</text:span><text:span text:style-name="T39">;</text:span></text:p>
      <text:p text:style-name="P95"><text:span text:style-name="T13"><text:s text:c="8"/></text:span><text:span text:style-name="T92">case</text:span><text:span text:style-name="T13"> </text:span><text:span text:style-name="T90">3</text:span><text:span text:style-name="T39">:</text:span></text:p>
      <text:p text:style-name="P95"><text:span text:style-name="T13"><text:s text:c="16"/></text:span>printf<text:span text:style-name="T39">(</text:span><text:span text:style-name="T91">"Anda</text:span><text:span text:style-name="T13"> </text:span><text:span text:style-name="T91">memasukkan</text:span><text:span text:style-name="T13"> </text:span><text:span text:style-name="T91">angka</text:span><text:span text:style-name="T13"> </text:span><text:span text:style-name="T91">besar"</text:span><text:span text:style-name="T39">);</text:span></text:p>
      <text:p text:style-name="P95"><text:span text:style-name="T13"><text:s text:c="8"/></text:span><text:span text:style-name="T92">break</text:span><text:span text:style-name="T39">;</text:span></text:p>
      <text:p text:style-name="P95"><text:span text:style-name="T13"><text:s text:c="8"/></text:span><text:span text:style-name="T92">default</text:span><text:span text:style-name="T39">:</text:span></text:p>
      <text:p text:style-name="P95"><text:span text:style-name="T13"><text:s text:c="16"/></text:span>printf<text:span text:style-name="T39">(</text:span><text:span text:style-name="T91">"Anda</text:span><text:span text:style-name="T13"> </text:span><text:span text:style-name="T91">memaskukkan</text:span><text:span text:style-name="T13"> </text:span><text:span text:style-name="T91">angka</text:span><text:span text:style-name="T13"> </text:span><text:span text:style-name="T91">yang</text:span><text:span text:style-name="T13"> </text:span><text:span text:style-name="T91">salah"</text:span><text:span text:style-name="T39">);</text:span></text:p>
      <text:p text:style-name="P95"><text:span text:style-name="T13"><text:s text:c="8"/></text:span><text:span text:style-name="T92">break</text:span><text:span text:style-name="T39">;</text:span></text:p>
      <text:p text:style-name="P101">}</text:p>
      <text:p text:style-name="P95">printf<text:span text:style-name="T39">(</text:span><text:span text:style-name="T91">"\n"</text:span><text:span text:style-name="T39">);</text:span></text:p>
      <text:p text:style-name="P95"><text:span text:style-name="T92">return</text:span><text:span text:style-name="T13"> </text:span><text:span text:style-name="T90">0</text:span><text:span text:style-name="T39">;</text:span></text:p>
      <text:p text:style-name="P101">}</text:p>
      <text:p text:style-name="P142"/>
      <text:p text:style-name="P59"/>
      <text:p text:style-name="P211">Percobaan 9: While</text:p>
      <text:p text:style-name="P229"><text:span text:style-name="T8">#include</text:span><text:span text:style-name="T13"> </text:span><text:span text:style-name="T19">&lt;stdio.h&gt;</text:span></text:p>
      <text:p text:style-name="P94"><text:span text:style-name="T8">#define</text:span><text:span text:style-name="T13"> </text:span><text:span text:style-name="T8">true</text:span><text:span text:style-name="T13"> </text:span><text:span text:style-name="T19">1</text:span></text:p>
      <text:p text:style-name="P226"><text:s/></text:p>
      <text:p text:style-name="P94"><text:span text:style-name="T13"><text:s/></text:span><text:span text:style-name="T34">int</text:span><text:span text:style-name="T13"> </text:span><text:span text:style-name="T39">main</text:span><text:span text:style-name="T33">()</text:span></text:p>
      <text:p text:style-name="P94"><text:span text:style-name="T13"><text:s/></text:span><text:span text:style-name="T33">{</text:span></text:p>
      <text:p text:style-name="P94"><text:span text:style-name="T13"><text:s text:c="5"/></text:span><text:span text:style-name="T34">while</text:span><text:span text:style-name="T13"> </text:span><text:span text:style-name="T33">(</text:span><text:span text:style-name="T34">true</text:span><text:span text:style-name="T33">)</text:span></text:p>
      <text:p text:style-name="P94"><text:soft-page-break/><text:span text:style-name="T13"><text:s text:c="5"/></text:span><text:span text:style-name="T33">{</text:span></text:p>
      <text:p text:style-name="P94"><text:span text:style-name="T13"><text:s text:c="9"/></text:span>printf<text:span text:style-name="T33">(</text:span><text:span text:style-name="T19">"Hello</text:span><text:span text:style-name="T13"> </text:span><text:span text:style-name="T19">World\n"</text:span><text:span text:style-name="T33">);</text:span></text:p>
      <text:p text:style-name="P94"><text:span text:style-name="T13"><text:s text:c="5"/></text:span><text:span text:style-name="T33">}</text:span></text:p>
      <text:p text:style-name="P94"><text:span text:style-name="T13"><text:s text:c="5"/></text:span><text:span text:style-name="T34">return</text:span><text:span text:style-name="T13"> </text:span><text:span text:style-name="T19">0</text:span><text:span text:style-name="T33">;</text:span></text:p>
      <text:p text:style-name="P94"><text:span text:style-name="T13"><text:s/></text:span><text:span text:style-name="T33">}</text:span><text:span text:style-name="T13"> <text:s text:c="3"/></text:span></text:p>
      <text:p text:style-name="P211"/>
      <text:p text:style-name="P211">Percobaan 10: Do While</text:p>
      <text:p text:style-name="P230"><text:span text:style-name="T8">#include</text:span><text:span text:style-name="T13"> </text:span><text:span text:style-name="T19">&lt;stdio.h&gt;</text:span></text:p>
      <text:p text:style-name="P226"><text:s text:c="3"/></text:p>
      <text:p text:style-name="P94"><text:span text:style-name="T34">int</text:span><text:span text:style-name="T13"> </text:span><text:span text:style-name="T39">main</text:span><text:span text:style-name="T33">()</text:span></text:p>
      <text:p text:style-name="P227">{</text:p>
      <text:p text:style-name="P94"><text:span text:style-name="T13"><text:s text:c="8"/></text:span><text:span text:style-name="T34">int</text:span><text:span text:style-name="T13"> </text:span><text:span text:style-name="T39">n</text:span><text:span text:style-name="T33">;</text:span></text:p>
      <text:p text:style-name="P226"><text:s text:c="2"/></text:p>
      <text:p text:style-name="P94"><text:span text:style-name="T13"><text:s text:c="8"/></text:span><text:span text:style-name="T34">do</text:span></text:p>
      <text:p text:style-name="P94"><text:span text:style-name="T13"><text:s text:c="8"/></text:span><text:span text:style-name="T33">{</text:span></text:p>
      <text:p text:style-name="P94"><text:span text:style-name="T13"><text:s text:c="8"/></text:span>printf<text:span text:style-name="T33">(</text:span><text:span text:style-name="T19">"Masukkan</text:span><text:span text:style-name="T13"> </text:span><text:span text:style-name="T19">angka</text:span><text:span text:style-name="T13"> </text:span><text:span text:style-name="T19">lebih</text:span><text:span text:style-name="T13"> </text:span><text:span text:style-name="T19">dari</text:span><text:span text:style-name="T13"> </text:span><text:span text:style-name="T19">100:</text:span><text:span text:style-name="T13"> </text:span><text:span text:style-name="T19">"</text:span><text:span text:style-name="T33">);</text:span></text:p>
      <text:p text:style-name="P94"><text:span text:style-name="T13"><text:s text:c="8"/></text:span>scanf<text:span text:style-name="T33">(</text:span><text:span text:style-name="T19">"%i"</text:span><text:span text:style-name="T33">,</text:span><text:span text:style-name="T13"> </text:span><text:span text:style-name="T33">&amp;</text:span><text:span text:style-name="T39">n</text:span><text:span text:style-name="T33">);</text:span><text:span text:style-name="T13"> <text:s/></text:span></text:p>
      <text:p text:style-name="P104"><text:span text:style-name="T13"><text:s text:c="8"/></text:span><text:span text:style-name="T33">}</text:span></text:p>
      <text:p text:style-name="P94"><text:span text:style-name="T13"><text:s text:c="8"/></text:span><text:span text:style-name="T34">while</text:span><text:span text:style-name="T13"> </text:span><text:span text:style-name="T33">(</text:span><text:span text:style-name="T39">n</text:span><text:span text:style-name="T13"> </text:span><text:span text:style-name="T33">&lt;=</text:span><text:span text:style-name="T13"> </text:span><text:span text:style-name="T19">100</text:span><text:span text:style-name="T33">);</text:span></text:p>
      <text:p text:style-name="P94"><text:span text:style-name="T13"><text:s text:c="8"/></text:span><text:span text:style-name="T33">{</text:span></text:p>
      <text:p text:style-name="P94"><text:span text:style-name="T13"><text:s text:c="16"/></text:span>printf<text:span text:style-name="T33">(</text:span><text:span text:style-name="T19">"hello</text:span><text:span text:style-name="T13"> </text:span><text:span text:style-name="T19">world\n"</text:span><text:span text:style-name="T33">);</text:span></text:p>
      <text:p text:style-name="P94"><text:span text:style-name="T13"><text:s text:c="8"/></text:span><text:span text:style-name="T33">}</text:span></text:p>
      <text:p text:style-name="P226"><text:s text:c="8"/></text:p>
      <text:p text:style-name="P94"><text:span text:style-name="T13"><text:s text:c="8"/></text:span><text:span text:style-name="T34">return</text:span><text:span text:style-name="T13"> </text:span><text:span text:style-name="T19">0</text:span><text:span text:style-name="T33">;</text:span></text:p>
      <text:p text:style-name="P104"><text:span text:style-name="T13"><text:s/></text:span><text:span text:style-name="T33">}</text:span></text:p>
      <text:p text:style-name="P51"/>
      <text:p text:style-name="P51">Tugas Praktikum:</text:p>
      <text:list xml:id="list2787850659511136434" text:style-name="L6">
        <text:list-item>
          <text:p text:style-name="P179">Buatlah sebuah program dengan menggunakan if, else if dan else.</text:p>
        </text:list-item>
        <text:list-item>
          <text:p text:style-name="P179">Buatlah sebuah program dengan menggunakan while, dan do while.</text:p>
        </text:list-item>
        <text:list-item>
          <text:p text:style-name="P179">Buatlah sebuah program dengan menggunakan loop for.</text:p>
        </text:list-item>
        <text:list-item>
          <text:p text:style-name="P180">Buatlah sebuah program dengan menggunakan switch.</text:p>
        </text:list-item>
        <text:list-item>
          <text:p text:style-name="P181">Apa yang dimaksud dengan nested <text:span text:style-name="T110">loop</text:span>? Berilah contoh dalam C/C++.</text:p>
        </text:list-item>
      </text:list>
      <text:p text:style-name="P52"/>
      <text:h text:style-name="P221" text:outline-level="1"><text:bookmark-start text:name="__RefHeading__6374_1704778645"/><text:span text:style-name="T82">Modul 3: </text:span>Logika dan Aplikasi<text:bookmark-end text:name="__RefHeading__6374_1704778645"/></text:h>
      <text:p text:style-name="P60">Tujuan:</text:p>
      <text:list xml:id="list7507933530018988297" text:style-name="L7">
        <text:list-item>
          <text:p text:style-name="P182">Mahasiswa mampu mendemokan dan menjelaskan program C sederhana berdasarkan logika pemrograman </text:p>
        </text:list-item>
        <text:list-item>
          <text:p text:style-name="P182">Mahasiswa mampu membuat program aplikasi sederhana berbasis bahasa C</text:p>
        </text:list-item>
      </text:list>
      <text:p text:style-name="P61"/>
      <text:p text:style-name="P33">Percobaan 1: bintang.c</text:p>
      <text:p text:style-name="P129"><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105"><text:span text:style-name="T34">int</text:span><text:span text:style-name="T13"> </text:span><text:span text:style-name="T39">i</text:span><text:span text:style-name="T33">,</text:span><text:span text:style-name="T39">j</text:span><text:span text:style-name="T33">,</text:span><text:span text:style-name="T39">n</text:span><text:span text:style-name="T33">,</text:span><text:span text:style-name="T13"> </text:span><text:span text:style-name="T39">jumlah</text:span><text:span text:style-name="T33">=</text:span><text:span text:style-name="T19">0</text:span><text:span text:style-name="T33">;</text:span></text:p>
      <text:p text:style-name="P95"><text:span text:style-name="T46">//meminta</text:span><text:span text:style-name="T13"> </text:span><text:span text:style-name="T46">input</text:span><text:span text:style-name="T13"> </text:span><text:span text:style-name="T46">dari</text:span><text:span text:style-name="T13"> </text:span><text:span text:style-name="T46">user</text:span></text:p>
      <text:p text:style-name="P95">printf<text:span text:style-name="T33">(</text:span><text:span text:style-name="T19">"Masukkan</text:span><text:span text:style-name="T13"> </text:span><text:span text:style-name="T19">N=</text:span><text:span text:style-name="T13"> </text:span><text:span text:style-name="T19">"</text:span><text:span text:style-name="T33">);</text:span></text:p>
      <text:p text:style-name="P105">scanf<text:span text:style-name="T33">(</text:span><text:span text:style-name="T19">"%d"</text:span><text:span text:style-name="T33">,</text:span><text:span text:style-name="T13"> </text:span><text:span text:style-name="T33">&amp;</text:span><text:span text:style-name="T39">n</text:span><text:span text:style-name="T33">);</text:span></text:p>
      <text:p text:style-name="P95"><text:span text:style-name="T46">//memulai</text:span><text:span text:style-name="T13"> </text:span><text:span text:style-name="T46">proses</text:span><text:span text:style-name="T13"> </text:span><text:span text:style-name="T46">perulangan</text:span></text:p>
      <text:p text:style-name="P95"><text:span text:style-name="T34">for</text:span><text:span text:style-name="T13"> </text:span><text:span text:style-name="T33">(</text:span><text:span text:style-name="T39">i</text:span><text:span text:style-name="T13"> </text:span><text:span text:style-name="T33">=</text:span><text:span text:style-name="T19">1</text:span><text:span text:style-name="T33">;</text:span><text:span text:style-name="T13"> </text:span><text:span text:style-name="T39">i</text:span><text:span text:style-name="T13"> </text:span><text:span text:style-name="T33">&lt;=</text:span><text:span text:style-name="T13"> </text:span><text:span text:style-name="T39">n</text:span><text:span text:style-name="T33">;</text:span><text:span text:style-name="T13"> </text:span><text:span text:style-name="T39">i</text:span><text:span text:style-name="T33">++)</text:span><text:span text:style-name="T13"> <text:s text:c="7"/></text:span><text:span text:style-name="T46">//</text:span><text:span text:style-name="T13"> </text:span><text:span text:style-name="T46">perulangan</text:span><text:span text:style-name="T13"> </text:span><text:span text:style-name="T46">ganti</text:span><text:span text:style-name="T13"> </text:span><text:span text:style-name="T46">baris</text:span></text:p>
      <text:p text:style-name="P99">{</text:p>
      <text:p text:style-name="P95"><text:span text:style-name="T13"><text:s text:c="4"/></text:span><text:span text:style-name="T34">for</text:span><text:span text:style-name="T13"> </text:span><text:span text:style-name="T33">(</text:span><text:span text:style-name="T39">j</text:span><text:span text:style-name="T33">=</text:span><text:span text:style-name="T19">1</text:span><text:span text:style-name="T33">;</text:span><text:span text:style-name="T13"> </text:span><text:span text:style-name="T39">j</text:span><text:span text:style-name="T13"> </text:span><text:span text:style-name="T33">&lt;=</text:span><text:span text:style-name="T39">i</text:span><text:span text:style-name="T33">;</text:span><text:span text:style-name="T13"> </text:span><text:span text:style-name="T39">j</text:span><text:span text:style-name="T33">++)</text:span><text:span text:style-name="T13"> <text:s text:c="5"/></text:span><text:span text:style-name="T46">//</text:span><text:span text:style-name="T13"> </text:span><text:span text:style-name="T46">perulangan</text:span><text:span text:style-name="T13"> </text:span><text:span text:style-name="T46">cetak</text:span><text:span text:style-name="T13"> </text:span><text:span text:style-name="T46">*</text:span></text:p>
      <text:p text:style-name="P95"><text:span text:style-name="T13"><text:s text:c="4"/></text:span><text:span text:style-name="T33">{</text:span></text:p>
      <text:p text:style-name="P95"><text:span text:style-name="T13"><text:s text:c="8"/></text:span>printf<text:span text:style-name="T33">(</text:span><text:span text:style-name="T19">"*"</text:span><text:span text:style-name="T33">);</text:span></text:p>
      <text:p text:style-name="P95"><text:span text:style-name="T13"><text:s text:c="8"/></text:span><text:span text:style-name="T39">jumlah</text:span><text:span text:style-name="T33">=</text:span><text:span text:style-name="T39">jumlah</text:span><text:span text:style-name="T33">+</text:span><text:span text:style-name="T19">1</text:span><text:span text:style-name="T33">;</text:span></text:p>
      <text:p text:style-name="P95"><text:span text:style-name="T13"><text:s text:c="4"/></text:span><text:span text:style-name="T33">}</text:span></text:p>
      <text:p text:style-name="P95"><text:span text:style-name="T13"><text:s text:c="4"/></text:span>printf<text:span text:style-name="T33">(</text:span><text:span text:style-name="T19">"\n"</text:span><text:span text:style-name="T33">);</text:span></text:p>
      <text:p text:style-name="P109">}</text:p>
      <text:p text:style-name="P95">printf<text:span text:style-name="T33">(</text:span><text:span text:style-name="T19">"jumlah</text:span><text:span text:style-name="T13"> </text:span><text:span text:style-name="T19">bintang=</text:span><text:span text:style-name="T13"> </text:span><text:span text:style-name="T19">%d</text:span><text:span text:style-name="T13"> </text:span><text:span text:style-name="T19">\n"</text:span><text:span text:style-name="T33">,</text:span><text:span text:style-name="T13"> </text:span><text:span text:style-name="T39">jumlah</text:span><text:span text:style-name="T33">);</text:span></text:p>
      <text:p text:style-name="P109">}</text:p>
      <text:p text:style-name="P33">Percobaan 2: <text:span text:style-name="T71">bintangSpasi.c</text:span></text:p>
      <text:p text:style-name="P129"><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p>
      <text:p text:style-name="P99">{</text:p>
      <text:p text:style-name="P95"><text:span text:style-name="T34">int</text:span><text:span text:style-name="T13"> </text:span><text:span text:style-name="T39">i</text:span><text:span text:style-name="T33">,</text:span><text:span text:style-name="T13"> </text:span><text:span text:style-name="T39">j</text:span><text:span text:style-name="T33">,</text:span><text:span text:style-name="T13"> </text:span><text:span text:style-name="T39">n</text:span><text:span text:style-name="T33">,</text:span><text:span text:style-name="T13"> </text:span><text:span text:style-name="T39">jumlah</text:span><text:span text:style-name="T33">=</text:span><text:span text:style-name="T19">0</text:span><text:span text:style-name="T33">;</text:span></text:p>
      <text:p text:style-name="P95">printf<text:span text:style-name="T33">(</text:span><text:span text:style-name="T19">"Masukkan</text:span><text:span text:style-name="T13"> </text:span><text:span text:style-name="T19">jumlah</text:span><text:span text:style-name="T13"> </text:span><text:span text:style-name="T19">baris:</text:span><text:span text:style-name="T13"> </text:span><text:span text:style-name="T19">"</text:span><text:span text:style-name="T33">);</text:span></text:p>
      <text:p text:style-name="P105">scanf<text:span text:style-name="T33">(</text:span><text:span text:style-name="T19">"%d"</text:span><text:span text:style-name="T33">,</text:span><text:span text:style-name="T13"> </text:span><text:span text:style-name="T33">&amp;</text:span><text:span text:style-name="T39">n</text:span><text:span text:style-name="T33">);</text:span></text:p>
      <text:p text:style-name="P95"><text:span text:style-name="T34">for</text:span><text:span text:style-name="T13"> </text:span><text:span text:style-name="T33">(</text:span><text:span text:style-name="T39">i</text:span><text:span text:style-name="T13"> </text:span><text:span text:style-name="T33">=</text:span><text:span text:style-name="T13"> </text:span><text:span text:style-name="T19">1</text:span><text:span text:style-name="T33">;</text:span><text:span text:style-name="T13"> </text:span><text:span text:style-name="T39">i</text:span><text:span text:style-name="T33">&lt;=</text:span><text:span text:style-name="T39">n</text:span><text:span text:style-name="T33">;</text:span><text:span text:style-name="T13"> </text:span><text:span text:style-name="T39">i</text:span><text:span text:style-name="T33">++)</text:span></text:p>
      <text:p text:style-name="P95"><text:span text:style-name="T33">{</text:span><text:span text:style-name="T13"> <text:s/></text:span></text:p>
      <text:p text:style-name="P95"><text:span text:style-name="T13"><text:s text:c="4"/></text:span><text:span text:style-name="T46">//</text:span><text:span text:style-name="T13"> </text:span><text:span text:style-name="T46">cetak</text:span><text:span text:style-name="T13"> </text:span><text:span text:style-name="T46">spasi</text:span></text:p>
      <text:p text:style-name="P95"><text:span text:style-name="T13"><text:s text:c="4"/></text:span><text:span text:style-name="T34">for</text:span><text:span text:style-name="T13"> </text:span><text:span text:style-name="T33">(</text:span><text:span text:style-name="T39">j</text:span><text:span text:style-name="T13"> </text:span><text:span text:style-name="T33">=</text:span><text:span text:style-name="T13"> </text:span><text:span text:style-name="T19">1</text:span><text:span text:style-name="T33">;</text:span><text:span text:style-name="T13"> </text:span><text:span text:style-name="T39">j</text:span><text:span text:style-name="T33">&lt;=(</text:span><text:span text:style-name="T39">n</text:span><text:span text:style-name="T33">-</text:span><text:span text:style-name="T39">i</text:span><text:span text:style-name="T33">);</text:span><text:span text:style-name="T13"> </text:span><text:span text:style-name="T39">j</text:span><text:span text:style-name="T33">++)</text:span></text:p>
      <text:p text:style-name="P95"><text:span text:style-name="T13"><text:s text:c="4"/></text:span>printf<text:span text:style-name="T33">(</text:span><text:span text:style-name="T19">"</text:span><text:span text:style-name="T13"> </text:span><text:span text:style-name="T19">"</text:span><text:span text:style-name="T33">);</text:span></text:p>
      <text:p text:style-name="P100"><text:s text:c="4"/></text:p>
      <text:p text:style-name="P95"><text:span text:style-name="T13"><text:s text:c="4"/></text:span><text:span text:style-name="T46">//</text:span><text:span text:style-name="T13"> </text:span><text:span text:style-name="T46">cetak</text:span><text:span text:style-name="T13"> </text:span><text:span text:style-name="T46">bintang</text:span></text:p>
      <text:p text:style-name="P95"><text:span text:style-name="T13"><text:s text:c="4"/></text:span><text:span text:style-name="T34">for</text:span><text:span text:style-name="T13"> </text:span><text:span text:style-name="T33">(</text:span><text:span text:style-name="T39">j</text:span><text:span text:style-name="T13"> </text:span><text:span text:style-name="T33">=</text:span><text:span text:style-name="T13"> </text:span><text:span text:style-name="T19">1</text:span><text:span text:style-name="T33">;</text:span><text:span text:style-name="T13"> </text:span><text:span text:style-name="T39">j</text:span><text:span text:style-name="T33">&lt;=</text:span><text:span text:style-name="T39">i</text:span><text:span text:style-name="T33">;</text:span><text:span text:style-name="T13"> </text:span><text:span text:style-name="T39">j</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text:span><text:span text:style-name="T33">);</text:span></text:p>
      <text:p text:style-name="P95"><text:soft-page-break/><text:span text:style-name="T13"><text:s text:c="8"/></text:span><text:span text:style-name="T39">jumlah</text:span><text:span text:style-name="T13"> </text:span><text:span text:style-name="T33">=</text:span><text:span text:style-name="T39">jumlah</text:span><text:span text:style-name="T33">+</text:span><text:span text:style-name="T19">1</text:span><text:span text:style-name="T33">;</text:span></text:p>
      <text:p text:style-name="P95"><text:span text:style-name="T13"><text:s text:c="4"/></text:span><text:span text:style-name="T33">}</text:span></text:p>
      <text:p text:style-name="P100"><text:s text:c="4"/></text:p>
      <text:p text:style-name="P95"><text:span text:style-name="T13"><text:s text:c="4"/></text:span>printf<text:span text:style-name="T33">(</text:span><text:span text:style-name="T19">"\n"</text:span><text:span text:style-name="T33">);</text:span></text:p>
      <text:p text:style-name="P105"><text:span text:style-name="T33">}</text:span><text:span text:style-name="T13"> <text:s text:c="3"/></text:span></text:p>
      <text:p text:style-name="P95"><text:span text:style-name="T34">return</text:span><text:span text:style-name="T13"> </text:span><text:span text:style-name="T19">0</text:span><text:span text:style-name="T33">;</text:span></text:p>
      <text:p text:style-name="P99">}</text:p>
      <text:p text:style-name="P62"/>
      <text:p text:style-name="P34">Percobaan 3: akar.c</text:p>
      <text:p text:style-name="P130"><text:span text:style-name="T8">#include</text:span><text:span text:style-name="T13"> </text:span><text:span text:style-name="T19">&lt;stdio.h&gt;</text:span></text:p>
      <text:p text:style-name="P105"><text:span text:style-name="T8">#include</text:span><text:span text:style-name="T13"> </text:span><text:span text:style-name="T19">&lt;math.h&gt;</text:span></text:p>
      <text:p text:style-name="P95"><text:span text:style-name="T34">int</text:span><text:span text:style-name="T13"> </text:span><text:span text:style-name="T39">main</text:span><text:span text:style-name="T33">()</text:span></text:p>
      <text:p text:style-name="P99">{</text:p>
      <text:p text:style-name="P95"><text:span text:style-name="T13"><text:s text:c="4"/></text:span><text:span text:style-name="T34">int</text:span><text:span text:style-name="T13"> </text:span><text:span text:style-name="T39">a</text:span><text:span text:style-name="T33">,</text:span><text:span text:style-name="T39">b</text:span><text:span text:style-name="T33">,</text:span><text:span text:style-name="T39">c</text:span><text:span text:style-name="T33">,</text:span><text:span text:style-name="T39">d</text:span><text:span text:style-name="T33">,</text:span><text:span text:style-name="T39">x1</text:span><text:span text:style-name="T33">,</text:span><text:span text:style-name="T39">x2</text:span><text:span text:style-name="T33">;</text:span></text:p>
      <text:p text:style-name="P95"><text:span text:style-name="T13"><text:s text:c="4"/></text:span>printf<text:span text:style-name="T33">(</text:span><text:span text:style-name="T19">"Program</text:span><text:span text:style-name="T13"> </text:span><text:span text:style-name="T19">Persamaan</text:span><text:span text:style-name="T13"> </text:span><text:span text:style-name="T19">Kuadrat</text:span><text:span text:style-name="T13"> </text:span><text:span text:style-name="T19">Ax^2</text:span><text:span text:style-name="T13"> </text:span><text:span text:style-name="T19">+</text:span><text:span text:style-name="T13"> </text:span><text:span text:style-name="T19">Bx</text:span><text:span text:style-name="T13"> </text:span><text:span text:style-name="T19">+</text:span><text:span text:style-name="T13"> </text:span><text:span text:style-name="T19">C\n"</text:span><text:span text:style-name="T33">);</text:span></text:p>
      <text:p text:style-name="P95"><text:span text:style-name="T13"><text:s text:c="4"/></text:span>printf<text:span text:style-name="T33">(</text:span><text:span text:style-name="T19">"---\n"</text:span><text:span text:style-name="T33">);</text:span></text:p>
      <text:p text:style-name="P95"><text:span text:style-name="T13"><text:s text:c="4"/></text:span>printf<text:span text:style-name="T33">(</text:span><text:span text:style-name="T19">"Masukkan</text:span><text:span text:style-name="T13"> </text:span><text:span text:style-name="T19">A:</text:span><text:span text:style-name="T13"> </text:span><text:span text:style-name="T19">"</text:span><text:span text:style-name="T33">);</text:span></text:p>
      <text:p text:style-name="P95"><text:span text:style-name="T13"><text:s text:c="4"/></text:span>scanf<text:span text:style-name="T33">(</text:span><text:span text:style-name="T19">"%d"</text:span><text:span text:style-name="T33">,</text:span><text:span text:style-name="T13"> </text:span><text:span text:style-name="T33">&amp;</text:span><text:span text:style-name="T39">a</text:span><text:span text:style-name="T33">);</text:span></text:p>
      <text:p text:style-name="P95"><text:span text:style-name="T13"><text:s text:c="4"/></text:span>printf<text:span text:style-name="T33">(</text:span><text:span text:style-name="T19">"Masukkan</text:span><text:span text:style-name="T13"> </text:span><text:span text:style-name="T19">B:</text:span><text:span text:style-name="T13"> </text:span><text:span text:style-name="T19">"</text:span><text:span text:style-name="T33">);</text:span></text:p>
      <text:p text:style-name="P95"><text:span text:style-name="T13"><text:s text:c="4"/></text:span>scanf<text:span text:style-name="T33">(</text:span><text:span text:style-name="T19">"%d"</text:span><text:span text:style-name="T33">,</text:span><text:span text:style-name="T13"> </text:span><text:span text:style-name="T33">&amp;</text:span><text:span text:style-name="T39">b</text:span><text:span text:style-name="T33">);</text:span></text:p>
      <text:p text:style-name="P95"><text:span text:style-name="T13"><text:s text:c="4"/></text:span>printf<text:span text:style-name="T33">(</text:span><text:span text:style-name="T19">"Masukkan</text:span><text:span text:style-name="T13"> </text:span><text:span text:style-name="T19">C:</text:span><text:span text:style-name="T13"> </text:span><text:span text:style-name="T19">"</text:span><text:span text:style-name="T33">);</text:span></text:p>
      <text:p text:style-name="P95"><text:span text:style-name="T13"><text:s text:c="4"/></text:span>scanf<text:span text:style-name="T33">(</text:span><text:span text:style-name="T19">"%d"</text:span><text:span text:style-name="T33">,</text:span><text:span text:style-name="T13"> </text:span><text:span text:style-name="T33">&amp;</text:span><text:span text:style-name="T39">c</text:span><text:span text:style-name="T33">);</text:span></text:p>
      <text:p text:style-name="P100"><text:s text:c="4"/></text:p>
      <text:p text:style-name="P95"><text:span text:style-name="T13"><text:s text:c="4"/></text:span><text:span text:style-name="T39">d</text:span><text:span text:style-name="T33">=(</text:span><text:span text:style-name="T39">b</text:span><text:span text:style-name="T33">*</text:span><text:span text:style-name="T39">b</text:span><text:span text:style-name="T33">)-(</text:span><text:span text:style-name="T19">4</text:span><text:span text:style-name="T33">*</text:span><text:span text:style-name="T39">a</text:span><text:span text:style-name="T33">*</text:span><text:span text:style-name="T39">c</text:span><text:span text:style-name="T33">);</text:span></text:p>
      <text:p text:style-name="P100"><text:s text:c="4"/></text:p>
      <text:p text:style-name="P95"><text:span text:style-name="T13"><text:s text:c="4"/></text:span><text:span text:style-name="T34">if</text:span><text:span text:style-name="T13"> </text:span><text:span text:style-name="T33">(</text:span><text:span text:style-name="T13"> </text:span><text:span text:style-name="T39">a</text:span><text:span text:style-name="T13"> </text:span><text:span text:style-name="T33">==</text:span><text:span text:style-name="T13"> </text:span><text:span text:style-name="T19">0</text:span><text:span text:style-name="T13"> </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Bukan</text:span><text:span text:style-name="T13"> </text:span><text:span text:style-name="T19">persamaan</text:span><text:span text:style-name="T13"> </text:span><text:span text:style-name="T19">kuadrat\n"</text:span><text:span text:style-name="T33">);</text:span></text:p>
      <text:p text:style-name="P95"><text:span text:style-name="T13"><text:s text:c="4"/></text:span><text:span text:style-name="T33">}</text:span></text:p>
      <text:p text:style-name="P95"><text:span text:style-name="T13"><text:s text:c="4"/></text:span><text:span text:style-name="T34">else</text:span><text:span text:style-name="T13"> </text:span></text:p>
      <text:p text:style-name="P95"><text:span text:style-name="T13"><text:s text:c="4"/></text:span><text:span text:style-name="T33">{</text:span></text:p>
      <text:p text:style-name="P95"><text:span text:style-name="T13"><text:s text:c="8"/></text:span><text:span text:style-name="T34">if</text:span><text:span text:style-name="T13"> </text:span><text:span text:style-name="T33">(</text:span><text:span text:style-name="T39">d</text:span><text:span text:style-name="T13"> </text:span><text:span text:style-name="T33">==</text:span><text:span text:style-name="T13"> </text:span><text:span text:style-name="T19">0</text:span><text:span text:style-name="T33">)</text:span></text:p>
      <text:p text:style-name="P95"><text:span text:style-name="T13"><text:s text:c="8"/></text:span><text:span text:style-name="T33">{</text:span></text:p>
      <text:p text:style-name="P95"><text:span text:style-name="T13"><text:s text:c="16"/></text:span>printf<text:span text:style-name="T33">(</text:span><text:span text:style-name="T19">"Akar</text:span><text:span text:style-name="T13"> </text:span><text:span text:style-name="T19">kembar\n"</text:span><text:span text:style-name="T33">);</text:span></text:p>
      <text:p text:style-name="P95"><text:span text:style-name="T13"><text:s text:c="16"/></text:span><text:span text:style-name="T39">x1</text:span><text:span text:style-name="T33">=-</text:span><text:span text:style-name="T39">b</text:span><text:span text:style-name="T33">/(</text:span><text:span text:style-name="T19">2</text:span><text:span text:style-name="T33">*</text:span><text:span text:style-name="T39">a</text:span><text:span text:style-name="T33">);</text:span></text:p>
      <text:p text:style-name="P95"><text:span text:style-name="T13"><text:s text:c="16"/></text:span>printf<text:span text:style-name="T33">(</text:span><text:span text:style-name="T19">"x1=x2=</text:span><text:span text:style-name="T13"> </text:span><text:span text:style-name="T19">%d"</text:span><text:span text:style-name="T33">,</text:span><text:span text:style-name="T13"> </text:span><text:span text:style-name="T39">x1</text:span><text:span text:style-name="T33">);</text:span></text:p>
      <text:p text:style-name="P95"><text:span text:style-name="T13"><text:s text:c="8"/></text:span><text:span text:style-name="T33">}</text:span></text:p>
      <text:p text:style-name="P95"><text:span text:style-name="T13"><text:s text:c="8"/></text:span><text:span text:style-name="T34">else</text:span><text:span text:style-name="T13"> </text:span><text:span text:style-name="T34">if</text:span><text:span text:style-name="T13"> </text:span><text:span text:style-name="T33">(</text:span><text:span text:style-name="T39">d</text:span><text:span text:style-name="T13"> </text:span><text:span text:style-name="T33">&gt;</text:span><text:span text:style-name="T13"> </text:span><text:span text:style-name="T19">0</text:span><text:span text:style-name="T13"> </text:span><text:span text:style-name="T33">)</text:span></text:p>
      <text:p text:style-name="P95"><text:span text:style-name="T13"><text:s text:c="16"/></text:span><text:span text:style-name="T33">{</text:span></text:p>
      <text:p text:style-name="P95"><text:span text:style-name="T13"><text:s text:c="16"/></text:span><text:span text:style-name="T39">x1</text:span><text:span text:style-name="T33">=(-</text:span><text:span text:style-name="T39">b</text:span><text:span text:style-name="T33">+</text:span>sqrt<text:span text:style-name="T33">(</text:span><text:span text:style-name="T39">d</text:span><text:span text:style-name="T33">))/(</text:span><text:span text:style-name="T19">2</text:span><text:span text:style-name="T33">*</text:span><text:span text:style-name="T39">a</text:span><text:span text:style-name="T33">);</text:span></text:p>
      <text:p text:style-name="P95"><text:span text:style-name="T13"><text:s text:c="16"/></text:span><text:span text:style-name="T39">x2</text:span><text:span text:style-name="T33">=(-</text:span><text:span text:style-name="T39">b</text:span><text:span text:style-name="T33">-</text:span>sqrt<text:span text:style-name="T33">(</text:span><text:span text:style-name="T39">d</text:span><text:span text:style-name="T33">))/(</text:span><text:span text:style-name="T19">2</text:span><text:span text:style-name="T33">*</text:span><text:span text:style-name="T39">a</text:span><text:span text:style-name="T33">);</text:span></text:p>
      <text:p text:style-name="P95"><text:span text:style-name="T13"><text:s text:c="16"/></text:span>printf<text:span text:style-name="T33">(</text:span><text:span text:style-name="T19">"x1=</text:span><text:span text:style-name="T13"> </text:span><text:span text:style-name="T19">%d\n"</text:span><text:span text:style-name="T33">,</text:span><text:span text:style-name="T13"> </text:span><text:span text:style-name="T39">x1</text:span><text:span text:style-name="T33">);</text:span></text:p>
      <text:p text:style-name="P95"><text:span text:style-name="T13"><text:s text:c="16"/></text:span>printf<text:span text:style-name="T33">(</text:span><text:span text:style-name="T19">"x2=</text:span><text:span text:style-name="T13"> </text:span><text:span text:style-name="T19">%d"</text:span><text:span text:style-name="T33">,</text:span><text:span text:style-name="T13"> </text:span><text:span text:style-name="T39">x2</text:span><text:span text:style-name="T33">);</text:span></text:p>
      <text:p text:style-name="P95"><text:span text:style-name="T13"><text:s text:c="8"/></text:span><text:span text:style-name="T33">}</text:span></text:p>
      <text:p text:style-name="P95"><text:span text:style-name="T13"><text:s text:c="8"/></text:span><text:span text:style-name="T34">else</text:span></text:p>
      <text:p text:style-name="P95"><text:span text:style-name="T13"><text:s text:c="8"/></text:span><text:span text:style-name="T33">{</text:span></text:p>
      <text:p text:style-name="P95"><text:span text:style-name="T13"><text:s text:c="16"/></text:span>printf<text:span text:style-name="T33">(</text:span><text:span text:style-name="T19">"Kedua</text:span><text:span text:style-name="T13"> </text:span><text:span text:style-name="T19">akar</text:span><text:span text:style-name="T13"> </text:span><text:span text:style-name="T19">imajiner"</text:span><text:span text:style-name="T33">);</text:span></text:p>
      <text:p text:style-name="P95"><text:span text:style-name="T13"><text:s text:c="8"/></text:span><text:span text:style-name="T33">}</text:span></text:p>
      <text:p text:style-name="P95"><text:span text:style-name="T13"><text:s text:c="4"/></text:span><text:span text:style-name="T33">}</text:span></text:p>
      <text:p text:style-name="P100"><text:s text:c="4"/></text:p>
      <text:p text:style-name="P95"><text:span text:style-name="T13"><text:s text:c="4"/></text:span>printf<text:span text:style-name="T33">(</text:span><text:span text:style-name="T19">"\n"</text:span><text:span text:style-name="T33">);</text:span></text:p>
      <text:p text:style-name="P95"><text:span text:style-name="T13"><text:s text:c="4"/></text:span><text:span text:style-name="T34">return</text:span><text:span text:style-name="T13"> </text:span><text:span text:style-name="T19">0</text:span><text:span text:style-name="T33">;</text:span></text:p>
      <text:p text:style-name="P99">}</text:p>
      <text:p text:style-name="P63"/>
      <text:p text:style-name="P35"><text:soft-page-break/>Percobaan 4: c2f.c</text:p>
      <text:p text:style-name="P131"><text:span text:style-name="T46">//</text:span><text:span text:style-name="T13"> </text:span><text:span text:style-name="T46">c2f.c</text:span><text:span text:style-name="T13"> </text:span><text:span text:style-name="T46">:</text:span><text:span text:style-name="T13"> </text:span><text:span text:style-name="T15">program </text:span><text:span text:style-name="T46">merubah</text:span><text:span text:style-name="T13"> </text:span><text:span text:style-name="T46">celcius</text:span><text:span text:style-name="T13"> </text:span><text:span text:style-name="T46">ke</text:span><text:span text:style-name="T13"> </text:span><text:span text:style-name="T46">fahrenheit</text:span></text:p>
      <text:p text:style-name="P105"><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meminta</text:span><text:span text:style-name="T13"> </text:span><text:span text:style-name="T46">input</text:span><text:span text:style-name="T13"> </text:span><text:span text:style-name="T46">user</text:span><text:span text:style-name="T13"> </text:span><text:span text:style-name="T46">dalam</text:span><text:span text:style-name="T13"> </text:span><text:span text:style-name="T46">Celcius</text:span></text:p>
      <text:p text:style-name="P95"><text:span text:style-name="T13"><text:s text:c="4"/></text:span><text:span text:style-name="T34">float</text:span><text:span text:style-name="T13"> </text:span><text:span text:style-name="T39">c</text:span><text:span text:style-name="T33">;</text:span></text:p>
      <text:p text:style-name="P95"><text:span text:style-name="T13"><text:s text:c="4"/></text:span>printf<text:span text:style-name="T33">(</text:span><text:span text:style-name="T19">"Masukkan</text:span><text:span text:style-name="T13"> </text:span><text:span text:style-name="T19">temperature</text:span><text:span text:style-name="T13"> </text:span><text:span text:style-name="T19">dalam</text:span><text:span text:style-name="T13"> </text:span><text:span text:style-name="T19">Celcius:</text:span><text:span text:style-name="T13"> </text:span><text:span text:style-name="T19">"</text:span><text:span text:style-name="T33">);</text:span></text:p>
      <text:p text:style-name="P95"><text:span text:style-name="T13"><text:s text:c="4"/></text:span>scanf<text:span text:style-name="T33">(</text:span><text:span text:style-name="T19">"%f"</text:span><text:span text:style-name="T33">,</text:span><text:span text:style-name="T13"> </text:span><text:span text:style-name="T33">&amp;</text:span><text:span text:style-name="T39">c</text:span><text:span text:style-name="T33">);</text:span></text:p>
      <text:p text:style-name="P100"><text:s text:c="4"/></text:p>
      <text:p text:style-name="P95"><text:span text:style-name="T13"><text:s text:c="4"/></text:span><text:span text:style-name="T46">//</text:span><text:span text:style-name="T13"> </text:span><text:span text:style-name="T46">merubah</text:span><text:span text:style-name="T13"> </text:span><text:span text:style-name="T46">ke</text:span><text:span text:style-name="T13"> </text:span><text:span text:style-name="T46">fahrenheit</text:span></text:p>
      <text:p text:style-name="P95"><text:span text:style-name="T13"><text:s text:c="4"/></text:span><text:span text:style-name="T34">float</text:span><text:span text:style-name="T13"> </text:span><text:span text:style-name="T39">f</text:span><text:span text:style-name="T13"> </text:span><text:span text:style-name="T33">=</text:span><text:span text:style-name="T13"> </text:span><text:span text:style-name="T33">(</text:span><text:span text:style-name="T19">9</text:span><text:span text:style-name="T13"> </text:span><text:span text:style-name="T33">/</text:span><text:span text:style-name="T13"> </text:span><text:span text:style-name="T19">5.0</text:span><text:span text:style-name="T13"> </text:span><text:span text:style-name="T33">*</text:span><text:span text:style-name="T13"> </text:span><text:span text:style-name="T39">c</text:span><text:span text:style-name="T33">)</text:span><text:span text:style-name="T13"> </text:span><text:span text:style-name="T33">+</text:span><text:span text:style-name="T13"> </text:span><text:span text:style-name="T19">32</text:span><text:span text:style-name="T33">;</text:span></text:p>
      <text:p text:style-name="P100"><text:s text:c="4"/></text:p>
      <text:p text:style-name="P95"><text:span text:style-name="T13"><text:s text:c="4"/></text:span><text:span text:style-name="T46">//</text:span><text:span text:style-name="T13"> </text:span><text:span text:style-name="T46">menampilkan</text:span><text:span text:style-name="T13"> </text:span><text:span text:style-name="T46">hasil</text:span></text:p>
      <text:p text:style-name="P95"><text:span text:style-name="T13"><text:s text:c="4"/></text:span>printf<text:span text:style-name="T33">(</text:span><text:span text:style-name="T19">"%.1f</text:span><text:span text:style-name="T13"> </text:span><text:span text:style-name="T19">C</text:span><text:span text:style-name="T13"> </text:span><text:span text:style-name="T19">=</text:span><text:span text:style-name="T13"> </text:span><text:span text:style-name="T19">%.1f</text:span><text:span text:style-name="T13"> </text:span><text:span text:style-name="T19">F\n"</text:span><text:span text:style-name="T33">,</text:span><text:span text:style-name="T13"> </text:span><text:span text:style-name="T39">c</text:span><text:span text:style-name="T33">,</text:span><text:span text:style-name="T13"> </text:span><text:span text:style-name="T39">f</text:span><text:span text:style-name="T33">);</text:span></text:p>
      <text:p text:style-name="P100"><text:s text:c="4"/></text:p>
      <text:p text:style-name="P95"><text:span text:style-name="T13"><text:s text:c="4"/></text:span><text:span text:style-name="T34">return</text:span><text:span text:style-name="T13"> </text:span><text:span text:style-name="T19">0</text:span><text:span text:style-name="T33">;</text:span></text:p>
      <text:p text:style-name="P99">}</text:p>
      <text:p text:style-name="P63"/>
      <text:p text:style-name="P64">Tugas Praktikum</text:p>
      <text:list xml:id="list6701112455225314129" text:style-name="L8">
        <text:list-item>
          <text:p text:style-name="P183">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46">Masukkan jumlah baris: 4 </text:p>
            <text:p text:style-name="P146">**** </text:p>
            <text:p text:style-name="P146">**0* </text:p>
            <text:p text:style-name="P146">*0** </text:p>
            <text:p text:style-name="P146">**** </text:p>
            <text:p text:style-name="P146">Jumlah 0 = 2 </text:p>
            <text:p text:style-name="P146">Jumlah Bintang = 14 </text:p>
          </table:table-cell>
          <table:table-cell table:style-name="Table3.B1" office:value-type="string">
            <text:p text:style-name="P146">***** </text:p>
            <text:p text:style-name="P146">**00* </text:p>
            <text:p text:style-name="P146">*0*0* </text:p>
            <text:p text:style-name="P146">*00** </text:p>
            <text:p text:style-name="P146">***** </text:p>
            <text:p text:style-name="P146">Jumlah 0 = 6 </text:p>
            <text:p text:style-name="P146">Jumlah Bintang = 19 </text:p>
          </table:table-cell>
        </table:table-row>
        <table:table-row>
          <table:table-cell table:style-name="Table3.A2" office:value-type="string">
            <text:p text:style-name="P146">******** </text:p>
            <text:p text:style-name="P146">**00000* </text:p>
            <text:p text:style-name="P146">*0*0000* </text:p>
            <text:p text:style-name="P146">*00*000* </text:p>
            <text:p text:style-name="P146">*000*00* </text:p>
            <text:p text:style-name="P146">*0000*0* </text:p>
            <text:p text:style-name="P146">*00000** </text:p>
            <text:p text:style-name="P146">******** </text:p>
            <text:p text:style-name="P146">Jumlah 0 = 30 </text:p>
            <text:p text:style-name="P146">Jumlah Bintang = 34 </text:p>
          </table:table-cell>
          <table:table-cell table:style-name="Table3.B2" office:value-type="string">
            <text:p text:style-name="P146">********** </text:p>
            <text:p text:style-name="P146">**0000000* </text:p>
            <text:p text:style-name="P146">*0*000000* </text:p>
            <text:p text:style-name="P146">*00*00000* </text:p>
            <text:p text:style-name="P146">*000*0000* </text:p>
            <text:p text:style-name="P146">*0000*000* </text:p>
            <text:p text:style-name="P146">*00000*00* </text:p>
            <text:p text:style-name="P146">*000000*0* </text:p>
            <text:p text:style-name="P146">*0000000** </text:p>
            <text:p text:style-name="P146">********** </text:p>
            <text:p text:style-name="P146">Jumlah 0 = 56 </text:p>
            <text:p text:style-name="P146">Jumlah Bintang = 44 </text:p>
          </table:table-cell>
        </table:table-row>
      </table:table>
      <text:list xml:id="list180035901869711" text:continue-numbering="true" text:style-name="L8">
        <text:list-item>
          <text:p text:style-name="P183">Buatlah program kasir sederhana untuk toko yang menjual buah durian, mangga, pisan dan pepaya. Inputnya adalah jumlah buah yang dibeli dan uang yang disetor. Outputnya adalah harga total dan kembalian.</text:p>
        </text:list-item>
        <text:list-item>
          <text:p text:style-name="P184">Buatlah program untuk menghitung dere<text:span text:style-name="T109">t</text:span> aritmatika dan deret geometri.</text:p>
        </text:list-item>
        <text:list-item>
          <text:p text:style-name="P186">Apa yang dimaksud dengan debug? Jelaskan dan demo-kan debug dengan codeblocks.</text:p>
        </text:list-item>
      </text:list>
      <text:h text:style-name="P215" text:outline-level="1"><text:bookmark-start text:name="__RefHeading__6376_1704778645"/><text:soft-page-break/>Modul <text:span text:style-name="T3">4: </text:span>Fungsi, Fungsi Mengembalikan Nilai/<text:span text:style-name="T83">Tidak</text:span><text:bookmark-end text:name="__RefHeading__6376_1704778645"/></text:h>
      <text:p text:style-name="P2"><text:bookmark-start text:name="__RefHeading__6216_1939934697"/>Tujuan:<text:bookmark-end text:name="__RefHeading__6216_1939934697"/></text:p>
      <text:list xml:id="list4221754661620009267" text:style-name="L9">
        <text:list-item>
          <text:p text:style-name="P187">Mahasiswa mampu mendemokan fungsi, fungsi mengembalikan nilai dan fungsi yang tidak mengembalikan nilai</text:p>
        </text:list-item>
      </text:list>
      <text:p text:style-name="P65"/>
      <text:p text:style-name="P36">Percobaan 1: <text:span text:style-name="T54">function-0.c</text:span></text:p>
      <text:p text:style-name="P132"><text:span text:style-name="T8">#include</text:span><text:span text:style-name="T13"> </text:span><text:span text:style-name="T19">&lt;cs50.h&gt;</text:span></text:p>
      <text:p text:style-name="P105"><text:span text:style-name="T8">#include</text:span><text:span text:style-name="T13"> </text:span><text:span text:style-name="T19">&lt;stdio.h&gt;</text:span></text:p>
      <text:p text:style-name="P95"><text:span text:style-name="T46">//</text:span><text:span text:style-name="T13"> </text:span><text:span text:style-name="T46">prototype</text:span></text:p>
      <text:p text:style-name="P105"><text:span text:style-name="T34">void</text:span><text:span text:style-name="T13"> </text:span><text:span text:style-name="T39">PrintName</text:span><text:span text:style-name="T33">(</text:span>string<text:span text:style-name="T13"> </text:span>name<text:span text:style-name="T33">);</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printf<text:span text:style-name="T33">(</text:span><text:span text:style-name="T19">"Your</text:span><text:span text:style-name="T13"> </text:span><text:span text:style-name="T19">name:</text:span><text:span text:style-name="T13"> </text:span><text:span text:style-name="T19">"</text:span><text:span text:style-name="T33">);</text:span></text:p>
      <text:p text:style-name="P95"><text:span text:style-name="T13"><text:s text:c="4"/></text:span>string<text:span text:style-name="T13"> </text:span><text:span text:style-name="T39">s</text:span><text:span text:style-name="T13"> </text:span><text:span text:style-name="T33">=</text:span><text:span text:style-name="T13"> </text:span>GetString<text:span text:style-name="T33">();</text:span></text:p>
      <text:p text:style-name="P95"><text:span text:style-name="T13"><text:s text:c="4"/></text:span><text:span text:style-name="T39">PrintName</text:span><text:span text:style-name="T33">(</text:span><text:span text:style-name="T39">s</text:span><text:span text:style-name="T33">);</text:span></text:p>
      <text:p text:style-name="P109">}</text:p>
      <text:p text:style-name="P102">/**</text:p>
      <text:p text:style-name="P95"><text:span text:style-name="T13"><text:s/></text:span><text:span text:style-name="T46">*</text:span><text:span text:style-name="T13"> </text:span><text:span text:style-name="T46">Says</text:span><text:span text:style-name="T13"> </text:span><text:span text:style-name="T46">hello</text:span><text:span text:style-name="T13"> </text:span><text:span text:style-name="T46">to</text:span><text:span text:style-name="T13"> </text:span><text:span text:style-name="T46">someone</text:span><text:span text:style-name="T13"> </text:span><text:span text:style-name="T46">by</text:span><text:span text:style-name="T13"> </text:span><text:span text:style-name="T46">name.</text:span></text:p>
      <text:p text:style-name="P95"><text:span text:style-name="T13"><text:s/></text:span><text:span text:style-name="T46">*/</text:span></text:p>
      <text:p text:style-name="P95"><text:span text:style-name="T34">void</text:span><text:span text:style-name="T13"> </text:span><text:span text:style-name="T39">PrintName</text:span><text:span text:style-name="T33">(</text:span>string<text:span text:style-name="T13"> </text:span><text:span text:style-name="T39">name</text:span><text:span text:style-name="T33">)</text:span></text:p>
      <text:p text:style-name="P99">{</text:p>
      <text:p text:style-name="P95"><text:span text:style-name="T13"><text:s text:c="4"/></text:span>printf<text:span text:style-name="T33">(</text:span><text:span text:style-name="T19">"hello,</text:span><text:span text:style-name="T13"> </text:span><text:span text:style-name="T19">%s\n"</text:span><text:span text:style-name="T33">,</text:span><text:span text:style-name="T13"> </text:span><text:span text:style-name="T39">name</text:span><text:span text:style-name="T33">);</text:span></text:p>
      <text:p text:style-name="P109">}</text:p>
      <text:p text:style-name="P37">Percobaan 2: function-1.c</text:p>
      <text:p text:style-name="P133"><text:span text:style-name="T8">#include</text:span><text:span text:style-name="T13"> </text:span><text:span text:style-name="T19">&lt;cs50.h&gt;</text:span></text:p>
      <text:p text:style-name="P105"><text:span text:style-name="T8">#include</text:span><text:span text:style-name="T13"> </text:span><text:span text:style-name="T19">&lt;stdio.h&gt;</text:span></text:p>
      <text:p text:style-name="P95"><text:span text:style-name="T46">//</text:span><text:span text:style-name="T13"> </text:span><text:span text:style-name="T46">prototype</text:span></text:p>
      <text:p text:style-name="P105"><text:span text:style-name="T34">int</text:span><text:span text:style-name="T13"> </text:span><text:span text:style-name="T39">GetPositiveInt</text:span><text:span text:style-name="T33">();</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int</text:span><text:span text:style-name="T13"> </text:span><text:span text:style-name="T39">n</text:span><text:span text:style-name="T13"> </text:span><text:span text:style-name="T33">=</text:span><text:span text:style-name="T13"> </text:span><text:span text:style-name="T39">GetPositiveInt</text:span><text:span text:style-name="T33">();</text:span></text:p>
      <text:p text:style-name="P95"><text:span text:style-name="T13"><text:s text:c="4"/></text:span>printf<text:span text:style-name="T33">(</text:span><text:span text:style-name="T19">"Thanks</text:span><text:span text:style-name="T13"> </text:span><text:span text:style-name="T19">for</text:span><text:span text:style-name="T13"> </text:span><text:span text:style-name="T19">the</text:span><text:span text:style-name="T13"> </text:span><text:span text:style-name="T19">%i!\n"</text:span><text:span text:style-name="T33">,</text:span><text:span text:style-name="T13"> </text:span><text:span text:style-name="T39">n</text:span><text:span text:style-name="T33">);</text:span></text:p>
      <text:p text:style-name="P109">}</text:p>
      <text:p text:style-name="P102">/**</text:p>
      <text:p text:style-name="P95"><text:span text:style-name="T13"><text:s/></text:span><text:span text:style-name="T46">*</text:span><text:span text:style-name="T13"> </text:span><text:span text:style-name="T46">Gets</text:span><text:span text:style-name="T13"> </text:span><text:span text:style-name="T46">a</text:span><text:span text:style-name="T13"> </text:span><text:span text:style-name="T46">positive</text:span><text:span text:style-name="T13"> </text:span><text:span text:style-name="T46">integer</text:span><text:span text:style-name="T13"> </text:span><text:span text:style-name="T46">from</text:span><text:span text:style-name="T13"> </text:span><text:span text:style-name="T46">a</text:span><text:span text:style-name="T13"> </text:span><text:span text:style-name="T46">user.</text:span></text:p>
      <text:p text:style-name="P95"><text:span text:style-name="T13"><text:s/></text:span><text:span text:style-name="T46">*/</text:span></text:p>
      <text:p text:style-name="P95"><text:span text:style-name="T34">int</text:span><text:span text:style-name="T13"> </text:span><text:span text:style-name="T39">GetPositiveInt</text:span><text:span text:style-name="T33">(</text:span><text:span text:style-name="T34">void</text:span><text:span text:style-name="T33">)</text:span></text:p>
      <text:p text:style-name="P99">{</text:p>
      <text:p text:style-name="P95"><text:span text:style-name="T13"><text:s text:c="4"/></text:span><text:span text:style-name="T34">int</text:span><text:span text:style-name="T13"> </text:span><text:span text:style-name="T39">n</text:span><text:span text:style-name="T33">;</text:span></text:p>
      <text:p text:style-name="P95"><text:span text:style-name="T13"><text:s text:c="4"/></text:span><text:span text:style-name="T34">do</text:span></text:p>
      <text:p text:style-name="P95"><text:span text:style-name="T13"><text:s text:c="4"/></text:span><text:span text:style-name="T33">{</text:span></text:p>
      <text:p text:style-name="P95"><text:span text:style-name="T13"><text:s text:c="8"/></text:span>printf<text:span text:style-name="T33">(</text:span><text:span text:style-name="T19">"Please</text:span><text:span text:style-name="T13"> </text:span><text:span text:style-name="T19">give</text:span><text:span text:style-name="T13"> </text:span><text:span text:style-name="T19">me</text:span><text:span text:style-name="T13"> </text:span><text:span text:style-name="T19">a</text:span><text:span text:style-name="T13"> </text:span><text:span text:style-name="T19">positive</text:span><text:span text:style-name="T13"> </text:span><text:span text:style-name="T19">int:</text:span><text:span text:style-name="T13"> </text:span><text:span text:style-name="T19">"</text:span><text:span text:style-name="T33">);</text:span></text:p>
      <text:p text:style-name="P95"><text:span text:style-name="T13"><text:s text:c="8"/></text:span><text:span text:style-name="T39">n</text:span><text:span text:style-name="T13"> </text:span><text:span text:style-name="T33">=</text:span><text:span text:style-name="T13"> </text:span>GetInt<text:span text:style-name="T33">();</text:span></text:p>
      <text:p text:style-name="P95"><text:soft-page-break/><text:span text:style-name="T13"><text:s text:c="4"/></text:span><text:span text:style-name="T33">}</text:span></text:p>
      <text:p text:style-name="P95"><text:span text:style-name="T13"><text:s text:c="4"/></text:span><text:span text:style-name="T34">while</text:span><text:span text:style-name="T13"> </text:span><text:span text:style-name="T33">(</text:span><text:span text:style-name="T39">n</text:span><text:span text:style-name="T13"> </text:span><text:span text:style-name="T33">&lt;</text:span><text:span text:style-name="T13"> </text:span><text:span text:style-name="T19">1</text:span><text:span text:style-name="T33">);</text:span></text:p>
      <text:p text:style-name="P95"><text:span text:style-name="T13"><text:s text:c="4"/></text:span><text:span text:style-name="T34">return</text:span><text:span text:style-name="T13"> </text:span><text:span text:style-name="T39">n</text:span><text:span text:style-name="T33">;</text:span></text:p>
      <text:p text:style-name="P99">}</text:p>
      <text:p text:style-name="P66"/>
      <text:p text:style-name="P37">Percobaan 3: return.c</text:p>
      <text:p text:style-name="P133"><text:span text:style-name="T8">#include</text:span><text:span text:style-name="T13"> </text:span><text:span text:style-name="T19">&lt;stdio.h&gt;</text:span></text:p>
      <text:p text:style-name="P95"/>
      <text:p text:style-name="P95"><text:span text:style-name="T46">//</text:span><text:span text:style-name="T13"> </text:span><text:span text:style-name="T46">function</text:span><text:span text:style-name="T13"> </text:span><text:span text:style-name="T46">prototype</text:span></text:p>
      <text:p text:style-name="P105"><text:span text:style-name="T34">int</text:span><text:span text:style-name="T13"> </text:span><text:span text:style-name="T39">cube</text:span><text:span text:style-name="T33">(</text:span><text:span text:style-name="T34">int</text:span><text:span text:style-name="T13"> </text:span>a<text:span text:style-name="T33">);</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34">int</text:span><text:span text:style-name="T13"> </text:span><text:span text:style-name="T39">x</text:span><text:span text:style-name="T13"> </text:span><text:span text:style-name="T33">=</text:span><text:span text:style-name="T13"> </text:span><text:span text:style-name="T19">2</text:span><text:span text:style-name="T33">;</text:span></text:p>
      <text:p text:style-name="P95"><text:span text:style-name="T13"><text:s text:c="4"/></text:span>printf<text:span text:style-name="T33">(</text:span><text:span text:style-name="T19">"x</text:span><text:span text:style-name="T13"> </text:span><text:span text:style-name="T19">is</text:span><text:span text:style-name="T13"> </text:span><text:span text:style-name="T19">now</text:span><text:span text:style-name="T13"> </text:span><text:span text:style-name="T19">%i\n"</text:span><text:span text:style-name="T33">,</text:span><text:span text:style-name="T13"> </text:span><text:span text:style-name="T39">x</text:span><text:span text:style-name="T33">);</text:span></text:p>
      <text:p text:style-name="P95"><text:span text:style-name="T13"><text:s text:c="4"/></text:span>printf<text:span text:style-name="T33">(</text:span><text:span text:style-name="T19">"Cubing...\n"</text:span><text:span text:style-name="T33">);</text:span></text:p>
      <text:p text:style-name="P95"><text:span text:style-name="T13"><text:s text:c="4"/></text:span><text:span text:style-name="T39">x</text:span><text:span text:style-name="T13"> </text:span><text:span text:style-name="T33">=</text:span><text:span text:style-name="T13"> </text:span><text:span text:style-name="T39">cube</text:span><text:span text:style-name="T33">(</text:span><text:span text:style-name="T39">x</text:span><text:span text:style-name="T33">);</text:span></text:p>
      <text:p text:style-name="P95"><text:span text:style-name="T13"><text:s text:c="4"/></text:span>printf<text:span text:style-name="T33">(</text:span><text:span text:style-name="T19">"Cubed!\n"</text:span><text:span text:style-name="T33">);</text:span></text:p>
      <text:p text:style-name="P95"><text:span text:style-name="T13"><text:s text:c="4"/></text:span>printf<text:span text:style-name="T33">(</text:span><text:span text:style-name="T19">"x</text:span><text:span text:style-name="T13"> </text:span><text:span text:style-name="T19">is</text:span><text:span text:style-name="T13"> </text:span><text:span text:style-name="T19">now</text:span><text:span text:style-name="T13"> </text:span><text:span text:style-name="T19">%i\n"</text:span><text:span text:style-name="T33">,</text:span><text:span text:style-name="T13"> </text:span><text:span text:style-name="T39">x</text:span><text:span text:style-name="T33">);</text:span></text:p>
      <text:p text:style-name="P109">}</text:p>
      <text:p text:style-name="P102">/**</text:p>
      <text:p text:style-name="P95"><text:span text:style-name="T13"><text:s/></text:span><text:span text:style-name="T46">*</text:span><text:span text:style-name="T13"> </text:span><text:span text:style-name="T46">Cubes</text:span><text:span text:style-name="T13"> </text:span><text:span text:style-name="T46">argument.</text:span></text:p>
      <text:p text:style-name="P95"><text:span text:style-name="T13"><text:s/></text:span><text:span text:style-name="T46">*/</text:span></text:p>
      <text:p text:style-name="P95"><text:span text:style-name="T34">int</text:span><text:span text:style-name="T13"> </text:span><text:span text:style-name="T39">cube</text:span><text:span text:style-name="T33">(</text:span><text:span text:style-name="T34">int</text:span><text:span text:style-name="T13"> </text:span><text:span text:style-name="T39">n</text:span><text:span text:style-name="T33">)</text:span></text:p>
      <text:p text:style-name="P99">{</text:p>
      <text:p text:style-name="P95"><text:span text:style-name="T13"><text:s text:c="4"/></text:span><text:span text:style-name="T34">return</text:span><text:span text:style-name="T13"> </text:span><text:span text:style-name="T39">n</text:span><text:span text:style-name="T13"> </text:span><text:span text:style-name="T33">*</text:span><text:span text:style-name="T13"> </text:span><text:span text:style-name="T39">n</text:span><text:span text:style-name="T13"> </text:span><text:span text:style-name="T33">*</text:span><text:span text:style-name="T13"> </text:span><text:span text:style-name="T39">n</text:span><text:span text:style-name="T33">;</text:span></text:p>
      <text:p text:style-name="P99">}</text:p>
      <text:p text:style-name="P66"/>
      <text:p text:style-name="P38">Percobaan 4: cough-2.c</text:p>
      <text:p text:style-name="P134"><text:span text:style-name="T8">#include</text:span><text:span text:style-name="T13"> </text:span><text:span text:style-name="T19">&lt;stdio.h&gt;</text:span></text:p>
      <text:p text:style-name="P95"><text:span text:style-name="T46">//</text:span><text:span text:style-name="T13"> </text:span><text:span text:style-name="T46">prototype</text:span></text:p>
      <text:p text:style-name="P105"><text:span text:style-name="T34">void</text:span><text:span text:style-name="T13"> </text:span><text:span text:style-name="T39">cough</text:span><text:span text:style-name="T33">(</text:span><text:span text:style-name="T34">void</text:span><text:span text:style-name="T33">);</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19">3</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text:span text:style-name="T39">cough</text:span><text:span text:style-name="T33">();</text:span></text:p>
      <text:p text:style-name="P95"><text:span text:style-name="T13"><text:s text:c="4"/></text:span><text:span text:style-name="T33">}</text:span></text:p>
      <text:p text:style-name="P109">}</text:p>
      <text:p text:style-name="P102">/**</text:p>
      <text:p text:style-name="P95"><text:span text:style-name="T13"><text:s/></text:span><text:span text:style-name="T46">*</text:span><text:span text:style-name="T13"> </text:span><text:span text:style-name="T46">Coughs</text:span><text:span text:style-name="T13"> </text:span><text:span text:style-name="T46">once.</text:span></text:p>
      <text:p text:style-name="P95"><text:span text:style-name="T13"><text:s/></text:span><text:span text:style-name="T46">*/</text:span></text:p>
      <text:p text:style-name="P95"><text:span text:style-name="T34">void</text:span><text:span text:style-name="T13"> </text:span><text:span text:style-name="T39">cough</text:span><text:span text:style-name="T33">(</text:span><text:span text:style-name="T34">void</text:span><text:span text:style-name="T33">)</text:span></text:p>
      <text:p text:style-name="P99">{</text:p>
      <text:p text:style-name="P95"><text:span text:style-name="T13"><text:s text:c="4"/></text:span>printf<text:span text:style-name="T33">(</text:span><text:span text:style-name="T19">"cough\n"</text:span><text:span text:style-name="T33">);</text:span></text:p>
      <text:p text:style-name="P99">}</text:p>
      <text:p text:style-name="P99"/>
      <text:p text:style-name="P99"/>
      <text:p text:style-name="P99"/>
      <text:p text:style-name="P99"/>
      <text:p text:style-name="P38"><text:soft-page-break/>Percobaan 5: cough-3.c</text:p>
      <text:p text:style-name="P134"><text:span text:style-name="T8">#include</text:span><text:span text:style-name="T13"> </text:span><text:span text:style-name="T19">&lt;stdio.h&gt;</text:span></text:p>
      <text:p text:style-name="P95"><text:span text:style-name="T46">//</text:span><text:span text:style-name="T13"> </text:span><text:span text:style-name="T46">prototype</text:span></text:p>
      <text:p text:style-name="P105"><text:span text:style-name="T34">void</text:span><text:span text:style-name="T13"> </text:span><text:span text:style-name="T39">cough</text:span><text:span text:style-name="T33">(</text:span><text:span text:style-name="T34">int</text:span><text:span text:style-name="T13"> </text:span>n<text:span text:style-name="T33">);</text:span></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13"><text:s text:c="4"/></text:span><text:span text:style-name="T46">//</text:span><text:span text:style-name="T13"> </text:span><text:span text:style-name="T46">cough</text:span><text:span text:style-name="T13"> </text:span><text:span text:style-name="T46">three</text:span><text:span text:style-name="T13"> </text:span><text:span text:style-name="T46">times</text:span></text:p>
      <text:p text:style-name="P95"><text:span text:style-name="T13"><text:s text:c="4"/></text:span><text:span text:style-name="T39">cough</text:span><text:span text:style-name="T33">(</text:span><text:span text:style-name="T19">3</text:span><text:span text:style-name="T33">);</text:span></text:p>
      <text:p text:style-name="P109">}</text:p>
      <text:p text:style-name="P102">/**</text:p>
      <text:p text:style-name="P95"><text:span text:style-name="T13"><text:s/></text:span><text:span text:style-name="T46">*</text:span><text:span text:style-name="T13"> </text:span><text:span text:style-name="T46">Coughs</text:span><text:span text:style-name="T13"> </text:span><text:span text:style-name="T46">n</text:span><text:span text:style-name="T13"> </text:span><text:span text:style-name="T46">times.</text:span></text:p>
      <text:p text:style-name="P95"><text:span text:style-name="T13"><text:s/></text:span><text:span text:style-name="T46">*/</text:span></text:p>
      <text:p text:style-name="P95"><text:span text:style-name="T34">void</text:span><text:span text:style-name="T13"> </text:span><text:span text:style-name="T39">cough</text:span><text:span text:style-name="T33">(</text:span><text:span text:style-name="T34">int</text:span><text:span text:style-name="T13"> </text:span><text:span text:style-name="T39">n</text:span><text:span text:style-name="T33">)</text:span></text:p>
      <text:p text:style-name="P99">{</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39">n</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cough\n"</text:span><text:span text:style-name="T33">);</text:span></text:p>
      <text:p text:style-name="P95"><text:span text:style-name="T13"><text:s text:c="4"/></text:span><text:span text:style-name="T33">}</text:span></text:p>
      <text:p text:style-name="P99">}</text:p>
      <text:p text:style-name="P67"/>
      <text:p text:style-name="P91"/>
      <text:p text:style-name="P68"/>
      <text:p text:style-name="P69">Tugas Praktikum:</text:p>
      <text:list xml:id="list4731568551359315830" text:style-name="L10">
        <text:list-item>
          <text:p text:style-name="P188">Buatlah sebuah fungsi sembarang.</text:p>
        </text:list-item>
        <text:list-item>
          <text:p text:style-name="P189">Buatlah fungsi mengembalikan nilai dan fungsi yang tidak mengembalikan nilai.</text:p>
        </text:list-item>
        <text:list-item>
          <text:p text:style-name="P190">Buatlah fungsi untuk menghitung faktorial.</text:p>
        </text:list-item>
        <text:list-item>
          <text:p text:style-name="P191">Apa yang dimaksud fungsi rekursif? Jelaskan dengan jelas.</text:p>
        </text:list-item>
        <text:list-item>
          <text:p text:style-name="P192">Jelaskan yang dimaksud dengan:</text:p>
          <text:list>
            <text:list-item>
              <text:p text:style-name="P192">Pass by Refference</text:p>
            </text:list-item>
            <text:list-item>
              <text:p text:style-name="P192">Pass by Value</text:p>
            </text:list-item>
          </text:list>
        </text:list-item>
      </text:list>
      <text:h text:style-name="P217" text:outline-level="1"><text:bookmark-start text:name="__RefHeading__6378_1704778645"/>Modul <text:span text:style-name="T4">5: Rekursif, </text:span>Pass by Value, Pass by Reference<text:bookmark-end text:name="__RefHeading__6378_1704778645"/></text:h>
      <text:p text:style-name="P70">Tujuan:</text:p>
      <text:list xml:id="list7937325312694551394" text:style-name="L11">
        <text:list-item>
          <text:p text:style-name="P193">Mahasiswa mampu mendemokan fungsi rekursif</text:p>
        </text:list-item>
        <text:list-item>
          <text:p text:style-name="P194">Mahasiswa mampu membut program yang memuat passing parameter baik pass by refeference dan pass value</text:p>
        </text:list-item>
      </text:list>
      <text:p text:style-name="P71"/>
      <text:p text:style-name="P39">Percobaan 1: <text:span text:style-name="T73">rekursi.c</text:span></text:p>
      <text:p text:style-name="P135"><text:span text:style-name="T8">#include</text:span><text:span text:style-name="T13"> </text:span><text:span text:style-name="T19">&lt;stdio.h&gt;</text:span></text:p>
      <text:p text:style-name="P95"><text:span text:style-name="T34">void</text:span><text:span text:style-name="T13"> </text:span><text:span text:style-name="T39">recurse</text:span><text:span text:style-name="T13"> </text:span><text:span text:style-name="T33">(</text:span><text:span text:style-name="T13"> </text:span><text:span text:style-name="T34">int</text:span><text:span text:style-name="T13"> </text:span><text:span text:style-name="T39">count</text:span><text:span text:style-name="T13"> </text:span><text:span text:style-name="T33">)</text:span><text:span text:style-name="T13"> </text:span></text:p>
      <text:p text:style-name="P99">{</text:p>
      <text:p text:style-name="P95"><text:span text:style-name="T13"><text:s text:c="4"/></text:span>printf<text:span text:style-name="T33">(</text:span><text:span text:style-name="T13"> </text:span><text:span text:style-name="T19">"%d\n"</text:span><text:span text:style-name="T33">,</text:span><text:span text:style-name="T13"> </text:span><text:span text:style-name="T39">count</text:span><text:span text:style-name="T13"> </text:span><text:span text:style-name="T33">);</text:span></text:p>
      <text:p text:style-name="P95"><text:span text:style-name="T13"><text:s text:c="4"/></text:span><text:span text:style-name="T39">recurse</text:span><text:span text:style-name="T13"> </text:span><text:span text:style-name="T33">(</text:span><text:span text:style-name="T13"> </text:span><text:span text:style-name="T39">count</text:span><text:span text:style-name="T13"> </text:span><text:span text:style-name="T33">+</text:span><text:span text:style-name="T13"> </text:span><text:span text:style-name="T19">1</text:span><text:span text:style-name="T13"> </text:span><text:span text:style-name="T33">);</text:span></text:p>
      <text:p text:style-name="P109">}</text:p>
      <text:p text:style-name="P95"><text:span text:style-name="T34">int</text:span><text:span text:style-name="T13"> </text:span><text:span text:style-name="T39">main</text:span><text:span text:style-name="T33">()</text:span></text:p>
      <text:p text:style-name="P99">{</text:p>
      <text:p text:style-name="P95"><text:span text:style-name="T13"><text:s text:c="2"/></text:span><text:span text:style-name="T39">recurse</text:span><text:span text:style-name="T13"> </text:span><text:span text:style-name="T33">(</text:span><text:span text:style-name="T13"> </text:span><text:span text:style-name="T19">1</text:span><text:span text:style-name="T13"> </text:span><text:span text:style-name="T33">);</text:span></text:p>
      <text:p text:style-name="P95"><text:span text:style-name="T13"><text:s text:c="2"/></text:span><text:span text:style-name="T34">return</text:span><text:span text:style-name="T13"> </text:span><text:span text:style-name="T19">0</text:span><text:span text:style-name="T33">;</text:span></text:p>
      <text:p text:style-name="P99">}</text:p>
      <text:p text:style-name="P72"/>
      <text:p text:style-name="P40">Percobaan 2: <text:s/>passByReference.c</text:p>
      <text:p text:style-name="P136"><text:span text:style-name="T8">#include</text:span><text:span text:style-name="T13"> </text:span><text:span text:style-name="T19">&lt;stdio.h&gt;</text:span></text:p>
      <text:p text:style-name="P105"><text:span text:style-name="T34">void</text:span><text:span text:style-name="T13"> </text:span><text:span text:style-name="T39">doit</text:span><text:span text:style-name="T13"> </text:span><text:span text:style-name="T33">(</text:span><text:span text:style-name="T34">int</text:span><text:span text:style-name="T13"> </text:span><text:span text:style-name="T33">*</text:span>x<text:span text:style-name="T33">);</text:span></text:p>
      <text:p text:style-name="P95"><text:span text:style-name="T34">int</text:span><text:span text:style-name="T13"> </text:span><text:span text:style-name="T39">main</text:span><text:span text:style-name="T33">()</text:span></text:p>
      <text:p text:style-name="P99">{</text:p>
      <text:p text:style-name="P95"><text:span text:style-name="T34">int</text:span><text:span text:style-name="T13"> </text:span><text:span text:style-name="T39">z</text:span><text:span text:style-name="T13"> </text:span><text:span text:style-name="T33">=</text:span><text:span text:style-name="T13"> </text:span><text:span text:style-name="T19">27</text:span><text:span text:style-name="T33">;</text:span></text:p>
      <text:p text:style-name="P95"><text:span text:style-name="T39">doit</text:span><text:span text:style-name="T33">(</text:span><text:span text:style-name="T13"> </text:span><text:span text:style-name="T33">&amp;</text:span><text:span text:style-name="T39">z</text:span><text:span text:style-name="T13"> </text:span><text:span text:style-name="T33">);</text:span></text:p>
      <text:p text:style-name="P95">printf<text:span text:style-name="T33">(</text:span><text:span text:style-name="T19">"z</text:span><text:span text:style-name="T13"> </text:span><text:span text:style-name="T19">is</text:span><text:span text:style-name="T13"> </text:span><text:span text:style-name="T19">now</text:span><text:span text:style-name="T13"> </text:span><text:span text:style-name="T19">%d\n"</text:span><text:span text:style-name="T33">,</text:span><text:span text:style-name="T13"> </text:span><text:span text:style-name="T39">z</text:span><text:span text:style-name="T33">);</text:span></text:p>
      <text:p text:style-name="P95"><text:span text:style-name="T34">return</text:span><text:span text:style-name="T13"> </text:span><text:span text:style-name="T19">0</text:span><text:span text:style-name="T33">;</text:span></text:p>
      <text:p text:style-name="P105"><text:span text:style-name="T33">}</text:span><text:span text:style-name="T13"> </text:span></text:p>
      <text:p text:style-name="P95"><text:span text:style-name="T34">void</text:span><text:span text:style-name="T13"> </text:span><text:span text:style-name="T39">doit</text:span><text:span text:style-name="T33">(</text:span><text:span text:style-name="T34">int</text:span><text:span text:style-name="T13"> </text:span><text:span text:style-name="T33">*</text:span><text:span text:style-name="T39">x</text:span><text:span text:style-name="T33">)</text:span><text:span text:style-name="T13"> </text:span></text:p>
      <text:p text:style-name="P95"><text:span text:style-name="T33">{</text:span><text:span text:style-name="T13"> </text:span></text:p>
      <text:p text:style-name="P95"><text:span text:style-name="T13"><text:s text:c="5"/></text:span><text:span text:style-name="T33">*</text:span><text:span text:style-name="T39">x</text:span><text:span text:style-name="T13"> </text:span><text:span text:style-name="T33">=</text:span><text:span text:style-name="T13"> </text:span><text:span text:style-name="T19">5</text:span><text:span text:style-name="T33">;</text:span><text:span text:style-name="T13"> </text:span></text:p>
      <text:p text:style-name="P95"><text:span text:style-name="T33">}</text:span><text:span text:style-name="T13"> </text:span></text:p>
      <text:p text:style-name="P73"/>
      <text:p text:style-name="P41">Percobaan 3: passByValue.c</text:p>
      <text:p text:style-name="P137"><text:span text:style-name="T8">#include</text:span><text:span text:style-name="T13"> </text:span><text:span text:style-name="T19">&lt;stdio.h&gt;</text:span></text:p>
      <text:p text:style-name="P95"><text:span text:style-name="T34">void</text:span><text:span text:style-name="T13"> </text:span><text:span text:style-name="T39">doit</text:span><text:span text:style-name="T33">(</text:span><text:span text:style-name="T13"> </text:span><text:span text:style-name="T34">int</text:span><text:span text:style-name="T13"> </text:span><text:span text:style-name="T39">x</text:span><text:span text:style-name="T13"> </text:span><text:span text:style-name="T33">)</text:span><text:span text:style-name="T13"> </text:span></text:p>
      <text:p text:style-name="P95"><text:span text:style-name="T33">{</text:span><text:span text:style-name="T13"> </text:span></text:p>
      <text:p text:style-name="P95"><text:span text:style-name="T13"><text:s text:c="5"/></text:span><text:span text:style-name="T39">x</text:span><text:span text:style-name="T13"> </text:span><text:span text:style-name="T33">=</text:span><text:span text:style-name="T13"> </text:span><text:span text:style-name="T19">5</text:span><text:span text:style-name="T33">;</text:span><text:span text:style-name="T13"> </text:span></text:p>
      <text:p text:style-name="P95"><text:span text:style-name="T33">}</text:span><text:span text:style-name="T13"> </text:span></text:p>
      <text:p text:style-name="P100"><text:s/></text:p>
      <text:p text:style-name="P95"><text:span text:style-name="T34">int</text:span><text:span text:style-name="T13"> </text:span><text:span text:style-name="T39">main</text:span><text:span text:style-name="T33">()</text:span><text:span text:style-name="T13"> </text:span></text:p>
      <text:p text:style-name="P95"><text:span text:style-name="T33">{</text:span><text:span text:style-name="T13"> </text:span></text:p>
      <text:p text:style-name="P95"><text:soft-page-break/><text:span text:style-name="T34">int</text:span><text:span text:style-name="T13"> </text:span><text:span text:style-name="T39">z</text:span><text:span text:style-name="T13"> </text:span><text:span text:style-name="T33">=</text:span><text:span text:style-name="T13"> </text:span><text:span text:style-name="T19">27</text:span><text:span text:style-name="T33">;</text:span><text:span text:style-name="T13"> </text:span></text:p>
      <text:p text:style-name="P95"><text:span text:style-name="T39">doit</text:span><text:span text:style-name="T33">(</text:span><text:span text:style-name="T13"> </text:span><text:span text:style-name="T39">z</text:span><text:span text:style-name="T13"> </text:span><text:span text:style-name="T33">);</text:span><text:span text:style-name="T13"> </text:span></text:p>
      <text:p text:style-name="P105">printf<text:span text:style-name="T33">(</text:span><text:span text:style-name="T19">"z</text:span><text:span text:style-name="T13"> </text:span><text:span text:style-name="T19">is</text:span><text:span text:style-name="T13"> </text:span><text:span text:style-name="T19">now</text:span><text:span text:style-name="T13"> </text:span><text:span text:style-name="T19">%d\n"</text:span><text:span text:style-name="T33">,</text:span><text:span text:style-name="T13"> </text:span><text:span text:style-name="T39">z</text:span><text:span text:style-name="T33">);</text:span><text:span text:style-name="T13"> </text:span></text:p>
      <text:p text:style-name="P95"><text:span text:style-name="T34">return</text:span><text:span text:style-name="T13"> </text:span><text:span text:style-name="T19">0</text:span><text:span text:style-name="T33">;</text:span><text:span text:style-name="T13"> </text:span></text:p>
      <text:p text:style-name="P95"><text:span text:style-name="T33">}</text:span><text:span text:style-name="T13"> </text:span></text:p>
      <text:p text:style-name="P74"/>
      <text:p text:style-name="P74"/>
      <text:p text:style-name="P74">Tugas Praktikum:</text:p>
      <text:list xml:id="list1510142519541701819" text:style-name="L12">
        <text:list-item>
          <text:p text:style-name="P195">Buatlah fungsi rekursif dan fungsi non-rekursif versi anda</text:p>
        </text:list-item>
        <text:list-item>
          <text:p text:style-name="P195">Buatlah satu program yang memuat baik pass by reference maupun pass by value, semakin berbeda dengan contoh praktikum maka semakin tinggi nilainya.</text:p>
        </text:list-item>
        <text:list-item>
          <text:p text:style-name="P196">Apa yang dimaksud dengan pointer? Jelaskan dan berilah contoh.</text:p>
        </text:list-item>
        <text:list-item>
          <text:p text:style-name="P197">Apa yang dimaksu dengan array dalam C? Bagaimana cara membuatnya?</text:p>
        </text:list-item>
        <text:list-item>
          <text:p text:style-name="P185">Buatlah program untuk mengecek apakah sebuah bilangan termasuk bilangan prima.</text:p>
          <text:p text:style-name="P195"/>
        </text:list-item>
      </text:list>
      <text:h text:style-name="P217" text:outline-level="1"><text:bookmark-start text:name="__RefHeading__6380_1704778645"/>Modul <text:span text:style-name="T5">6: Pointer, Array</text:span><text:bookmark-end text:name="__RefHeading__6380_1704778645"/></text:h>
      <text:p text:style-name="P75">Tujuan:</text:p>
      <text:list xml:id="list2978912594087355522" text:style-name="L13">
        <text:list-item>
          <text:p text:style-name="P198">Mahasiswa mampu membuat program dengan pointer</text:p>
        </text:list-item>
        <text:list-item>
          <text:p text:style-name="P198">Mahasiswa mampu membuat program yang memuat array</text:p>
        </text:list-item>
      </text:list>
      <text:p text:style-name="P75"/>
      <text:p text:style-name="P42">Percobaan 1: pointer0.c</text:p>
      <text:p text:style-name="P138"><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p>
      <text:p text:style-name="P99">{</text:p>
      <text:p text:style-name="P95"><text:span text:style-name="T13"><text:s text:c="4"/></text:span><text:span text:style-name="T34">int</text:span><text:span text:style-name="T13"> </text:span><text:span text:style-name="T39">i</text:span><text:span text:style-name="T33">,</text:span><text:span text:style-name="T39">j</text:span><text:span text:style-name="T33">;</text:span></text:p>
      <text:p text:style-name="P95"><text:span text:style-name="T13"><text:s text:c="4"/></text:span><text:span text:style-name="T34">int</text:span><text:span text:style-name="T13"> </text:span><text:span text:style-name="T33">*</text:span><text:span text:style-name="T39">p</text:span><text:span text:style-name="T33">;</text:span><text:span text:style-name="T13"> <text:s text:c="2"/></text:span><text:span text:style-name="T46">/*</text:span><text:span text:style-name="T13"> </text:span><text:span text:style-name="T46">a</text:span><text:span text:style-name="T13"> </text:span><text:span text:style-name="T46">pointer</text:span><text:span text:style-name="T13"> </text:span><text:span text:style-name="T46">to</text:span><text:span text:style-name="T13"> </text:span><text:span text:style-name="T46">an</text:span><text:span text:style-name="T13"> </text:span><text:span text:style-name="T46">integer</text:span><text:span text:style-name="T13"> </text:span><text:span text:style-name="T46">*/</text:span></text:p>
      <text:p text:style-name="P95"><text:span text:style-name="T13"><text:s text:c="4"/></text:span><text:span text:style-name="T39">p</text:span><text:span text:style-name="T13"> </text:span><text:span text:style-name="T33">=</text:span><text:span text:style-name="T13"> </text:span><text:span text:style-name="T33">&amp;</text:span><text:span text:style-name="T39">i</text:span><text:span text:style-name="T33">;</text:span></text:p>
      <text:p text:style-name="P95"><text:span text:style-name="T13"><text:s text:c="4"/></text:span><text:span text:style-name="T33">*</text:span><text:span text:style-name="T39">p</text:span><text:span text:style-name="T33">=</text:span><text:span text:style-name="T19">5</text:span><text:span text:style-name="T33">;</text:span></text:p>
      <text:p text:style-name="P95"><text:span text:style-name="T13"><text:s text:c="4"/></text:span><text:span text:style-name="T39">j</text:span><text:span text:style-name="T33">=</text:span><text:span text:style-name="T39">i</text:span><text:span text:style-name="T33">;</text:span></text:p>
      <text:p text:style-name="P95"><text:span text:style-name="T13"><text:s text:c="4"/></text:span>printf<text:span text:style-name="T33">(</text:span><text:span text:style-name="T19">"%d</text:span><text:span text:style-name="T13"> </text:span><text:span text:style-name="T19">%d</text:span><text:span text:style-name="T13"> </text:span><text:span text:style-name="T19">%d\n"</text:span><text:span text:style-name="T33">,</text:span><text:span text:style-name="T13"> </text:span><text:span text:style-name="T39">i</text:span><text:span text:style-name="T33">,</text:span><text:span text:style-name="T13"> </text:span><text:span text:style-name="T39">j</text:span><text:span text:style-name="T33">,</text:span><text:span text:style-name="T13"> </text:span><text:span text:style-name="T33">*</text:span><text:span text:style-name="T39">p</text:span><text:span text:style-name="T33">);</text:span></text:p>
      <text:p text:style-name="P95"><text:span text:style-name="T13"><text:s text:c="4"/></text:span><text:span text:style-name="T34">return</text:span><text:span text:style-name="T13"> </text:span><text:span text:style-name="T19">0</text:span><text:span text:style-name="T33">;</text:span></text:p>
      <text:p text:style-name="P109">}</text:p>
      <text:p text:style-name="P75"/>
      <text:p text:style-name="P43">Percobaan 2: array0.c</text:p>
      <text:p text:style-name="P139"><text:span text:style-name="T8">#include</text:span><text:span text:style-name="T13"> </text:span><text:span text:style-name="T19">&lt;stdio.h&gt;</text:span></text:p>
      <text:p text:style-name="P95"><text:span text:style-name="T34">int</text:span><text:span text:style-name="T13"> </text:span><text:span text:style-name="T39">main</text:span><text:span text:style-name="T33">()</text:span></text:p>
      <text:p text:style-name="P99">{</text:p>
      <text:p text:style-name="P95"><text:span text:style-name="T13"><text:s text:c="2"/></text:span><text:span text:style-name="T34">int</text:span><text:span text:style-name="T13"> </text:span><text:span text:style-name="T39">sample</text:span><text:span text:style-name="T33">[</text:span><text:span text:style-name="T19">20</text:span><text:span text:style-name="T33">];</text:span></text:p>
      <text:p text:style-name="P105"><text:span text:style-name="T13"><text:s text:c="2"/></text:span><text:span text:style-name="T34">int</text:span><text:span text:style-name="T13"> </text:span><text:span text:style-name="T39">t</text:span><text:span text:style-name="T33">;</text:span></text:p>
      <text:p text:style-name="P95"><text:span text:style-name="T13"><text:s text:c="2"/></text:span><text:span text:style-name="T34">for</text:span><text:span text:style-name="T33">(</text:span><text:span text:style-name="T39">t</text:span><text:span text:style-name="T33">=</text:span><text:span text:style-name="T19">0</text:span><text:span text:style-name="T33">;</text:span><text:span text:style-name="T13"> </text:span><text:span text:style-name="T39">t</text:span><text:span text:style-name="T33">&lt;</text:span><text:span text:style-name="T19">20</text:span><text:span text:style-name="T33">;</text:span><text:span text:style-name="T13"> </text:span><text:span text:style-name="T39">t</text:span><text:span text:style-name="T33">++)</text:span></text:p>
      <text:p text:style-name="P105"><text:span text:style-name="T13"><text:s text:c="2"/></text:span><text:span text:style-name="T39">sample</text:span><text:span text:style-name="T33">[</text:span><text:span text:style-name="T39">t</text:span><text:span text:style-name="T33">]=</text:span><text:span text:style-name="T39">t</text:span><text:span text:style-name="T33">;</text:span></text:p>
      <text:p text:style-name="P95"><text:span text:style-name="T13"><text:s text:c="4"/></text:span><text:span text:style-name="T34">for</text:span><text:span text:style-name="T33">(</text:span><text:span text:style-name="T39">t</text:span><text:span text:style-name="T33">=</text:span><text:span text:style-name="T19">0</text:span><text:span text:style-name="T33">;</text:span><text:span text:style-name="T13"> </text:span><text:span text:style-name="T39">t</text:span><text:span text:style-name="T33">&lt;</text:span><text:span text:style-name="T19">20</text:span><text:span text:style-name="T33">;</text:span><text:span text:style-name="T13"> </text:span><text:span text:style-name="T39">t</text:span><text:span text:style-name="T33">++)</text:span></text:p>
      <text:p text:style-name="P95"><text:span text:style-name="T13"><text:s text:c="6"/></text:span>printf<text:span text:style-name="T33">(</text:span><text:span text:style-name="T19">"this</text:span><text:span text:style-name="T13"> </text:span><text:span text:style-name="T19">is</text:span><text:span text:style-name="T13"> </text:span><text:span text:style-name="T19">sample</text:span><text:span text:style-name="T13"> </text:span><text:span text:style-name="T19">[%d]</text:span><text:span text:style-name="T13"> </text:span><text:span text:style-name="T19">\n"</text:span><text:span text:style-name="T33">,</text:span><text:span text:style-name="T13"> </text:span><text:span text:style-name="T39">sample</text:span><text:span text:style-name="T33">[</text:span><text:span text:style-name="T39">t</text:span><text:span text:style-name="T33">]);</text:span></text:p>
      <text:p text:style-name="P95"><text:span text:style-name="T13"><text:s text:c="2"/></text:span><text:span text:style-name="T34">return</text:span><text:span text:style-name="T13"> </text:span><text:span text:style-name="T19">0</text:span><text:span text:style-name="T33">;</text:span></text:p>
      <text:p text:style-name="P109">}</text:p>
      <text:p text:style-name="P76"/>
      <text:p text:style-name="P43">Percobaan 3: <text:span text:style-name="T74">array3.cpp</text:span></text:p>
      <text:p text:style-name="P139"><text:span text:style-name="T8">#include</text:span><text:span text:style-name="T13"> </text:span><text:span text:style-name="T19">&lt;iostream&gt;</text:span></text:p>
      <text:p text:style-name="P105"><text:span text:style-name="T34">using</text:span><text:span text:style-name="T13"> </text:span><text:span text:style-name="T34">namespace</text:span><text:span text:style-name="T13"> </text:span>std<text:span text:style-name="T33">;</text:span></text:p>
      <text:p text:style-name="P95"><text:span text:style-name="T34">int</text:span><text:span text:style-name="T13"> </text:span><text:span text:style-name="T39">main</text:span><text:span text:style-name="T33">()</text:span></text:p>
      <text:p text:style-name="P99">{</text:p>
      <text:p text:style-name="P95"><text:span text:style-name="T13"><text:s text:c="4"/></text:span><text:span text:style-name="T34">int</text:span><text:span text:style-name="T13"> </text:span><text:span text:style-name="T39">i</text:span><text:span text:style-name="T33">,</text:span><text:span text:style-name="T13"> </text:span><text:span text:style-name="T39">min</text:span><text:span text:style-name="T33">,</text:span><text:span text:style-name="T13"> </text:span><text:span text:style-name="T39">max</text:span><text:span text:style-name="T33">,</text:span><text:span text:style-name="T13"> </text:span><text:span text:style-name="T39">jml</text:span><text:span text:style-name="T33">=</text:span><text:span text:style-name="T19">0</text:span><text:span text:style-name="T33">;</text:span></text:p>
      <text:p text:style-name="P95"><text:span text:style-name="T13"><text:s text:c="4"/></text:span><text:span text:style-name="T34">float</text:span><text:span text:style-name="T13"> </text:span><text:span text:style-name="T39">rata2</text:span><text:span text:style-name="T33">;</text:span></text:p>
      <text:p text:style-name="P105"><text:span text:style-name="T13"><text:s text:c="4"/></text:span><text:span text:style-name="T34">int</text:span><text:span text:style-name="T13"> </text:span><text:span text:style-name="T39">nums</text:span><text:span text:style-name="T33">[</text:span><text:span text:style-name="T19">10</text:span><text:span text:style-name="T33">];</text:span></text:p>
      <text:p text:style-name="P95"><text:soft-page-break/><text:span text:style-name="T13"><text:s text:c="4"/></text:span>cout<text:span text:style-name="T33">&lt;&lt;</text:span><text:span text:style-name="T19">"Masukkan</text:span><text:span text:style-name="T13"> </text:span><text:span text:style-name="T19">10</text:span><text:span text:style-name="T13"> </text:span><text:span text:style-name="T19">angka:</text:span><text:span text:style-name="T13"> </text:span><text:span text:style-name="T19">"</text:span><text:span text:style-name="T33">;</text:span></text:p>
      <text:p text:style-name="P95"><text:span text:style-name="T13"><text:s text:c="4"/></text:span><text:span text:style-name="T34">for</text:span><text:span text:style-name="T33">(</text:span><text:span text:style-name="T39">i</text:span><text:span text:style-name="T33">=</text:span><text:span text:style-name="T19">0</text:span><text:span text:style-name="T33">;</text:span><text:span text:style-name="T13"> </text:span><text:span text:style-name="T39">i</text:span><text:span text:style-name="T33">&lt;</text:span><text:span text:style-name="T19">10</text:span><text:span text:style-name="T33">;</text:span><text:span text:style-name="T13"> </text:span><text:span text:style-name="T39">i</text:span><text:span text:style-name="T33">++)</text:span></text:p>
      <text:p text:style-name="P95"><text:span text:style-name="T13"><text:s text:c="4"/></text:span><text:span text:style-name="T33">{</text:span><text:span text:style-name="T13"> </text:span></text:p>
      <text:p text:style-name="P95"><text:span text:style-name="T13"><text:s text:c="4"/></text:span>cin<text:span text:style-name="T33">&gt;&gt;</text:span><text:span text:style-name="T39">nums</text:span><text:span text:style-name="T33">[</text:span><text:span text:style-name="T39">i</text:span><text:span text:style-name="T33">];</text:span></text:p>
      <text:p text:style-name="P95"><text:span text:style-name="T13"><text:s text:c="4"/></text:span><text:span text:style-name="T39">jml</text:span><text:span text:style-name="T33">=</text:span><text:span text:style-name="T39">jml</text:span><text:span text:style-name="T33">+</text:span><text:span text:style-name="T39">nums</text:span><text:span text:style-name="T33">[</text:span><text:span text:style-name="T39">i</text:span><text:span text:style-name="T33">];</text:span></text:p>
      <text:p text:style-name="P95"><text:span text:style-name="T13"><text:s text:c="4"/></text:span><text:span text:style-name="T34">if</text:span><text:span text:style-name="T13"> </text:span><text:span text:style-name="T33">(</text:span><text:span text:style-name="T39">i</text:span><text:span text:style-name="T33">==</text:span><text:span text:style-name="T19">0</text:span><text:span text:style-name="T33">)</text:span></text:p>
      <text:p text:style-name="P95"><text:span text:style-name="T13"><text:s text:c="8"/></text:span><text:span text:style-name="T39">min</text:span><text:span text:style-name="T33">=</text:span><text:span text:style-name="T39">max</text:span><text:span text:style-name="T33">=</text:span><text:span text:style-name="T39">nums</text:span><text:span text:style-name="T33">[</text:span><text:span text:style-name="T39">i</text:span><text:span text:style-name="T33">];</text:span></text:p>
      <text:p text:style-name="P95"><text:span text:style-name="T13"><text:s text:c="4"/></text:span><text:span text:style-name="T34">else</text:span><text:span text:style-name="T13"> </text:span></text:p>
      <text:p text:style-name="P95"><text:span text:style-name="T13"><text:s text:c="4"/></text:span><text:span text:style-name="T33">{</text:span></text:p>
      <text:p text:style-name="P95"><text:span text:style-name="T13"><text:s text:c="8"/></text:span><text:span text:style-name="T34">if</text:span><text:span text:style-name="T33">(</text:span><text:span text:style-name="T39">nums</text:span><text:span text:style-name="T33">[</text:span><text:span text:style-name="T39">i</text:span><text:span text:style-name="T33">]&lt;</text:span><text:span text:style-name="T39">min</text:span><text:span text:style-name="T33">)</text:span></text:p>
      <text:p text:style-name="P95"><text:span text:style-name="T13"><text:s text:c="8"/></text:span><text:span text:style-name="T39">min</text:span><text:span text:style-name="T33">=</text:span><text:span text:style-name="T39">nums</text:span><text:span text:style-name="T33">[</text:span><text:span text:style-name="T39">i</text:span><text:span text:style-name="T33">];</text:span></text:p>
      <text:p text:style-name="P95"><text:span text:style-name="T13"><text:s text:c="8"/></text:span><text:span text:style-name="T34">if</text:span><text:span text:style-name="T33">(</text:span><text:span text:style-name="T39">nums</text:span><text:span text:style-name="T33">[</text:span><text:span text:style-name="T39">i</text:span><text:span text:style-name="T33">]&gt;</text:span><text:span text:style-name="T39">max</text:span><text:span text:style-name="T33">)</text:span></text:p>
      <text:p text:style-name="P95"><text:span text:style-name="T13"><text:s text:c="8"/></text:span><text:span text:style-name="T39">max</text:span><text:span text:style-name="T33">=</text:span><text:span text:style-name="T39">nums</text:span><text:span text:style-name="T33">[</text:span><text:span text:style-name="T39">i</text:span><text:span text:style-name="T33">];</text:span></text:p>
      <text:p text:style-name="P95"><text:span text:style-name="T13"><text:s text:c="4"/></text:span><text:span text:style-name="T33">}</text:span></text:p>
      <text:p text:style-name="P105"><text:span text:style-name="T13"><text:s text:c="4"/></text:span><text:span text:style-name="T33">}</text:span></text:p>
      <text:p text:style-name="P95"><text:span text:style-name="T13"><text:s text:c="4"/></text:span><text:span text:style-name="T39">rata2</text:span><text:span text:style-name="T13"> </text:span><text:span text:style-name="T33">=</text:span><text:span text:style-name="T13"> </text:span><text:span text:style-name="T39">jml</text:span><text:span text:style-name="T33">/</text:span><text:span text:style-name="T19">10.0</text:span><text:span text:style-name="T33">;</text:span></text:p>
      <text:p text:style-name="P95"><text:span text:style-name="T13"><text:s text:c="4"/></text:span>cout<text:span text:style-name="T33">&lt;&lt;</text:span><text:span text:style-name="T13"> </text:span><text:span text:style-name="T19">"Rata-rata</text:span><text:span text:style-name="T13"> </text:span><text:span text:style-name="T19">adalah</text:span><text:span text:style-name="T13"> </text:span><text:span text:style-name="T19">"</text:span><text:span text:style-name="T33">&lt;&lt;</text:span><text:span text:style-name="T39">rata2</text:span><text:span text:style-name="T33">&lt;&lt;</text:span>endl<text:span text:style-name="T33">;</text:span></text:p>
      <text:p text:style-name="P95"><text:span text:style-name="T13"><text:s text:c="4"/></text:span>cout<text:span text:style-name="T33">&lt;&lt;</text:span><text:span text:style-name="T19">"Min</text:span><text:span text:style-name="T13"> </text:span><text:span text:style-name="T19">:</text:span><text:span text:style-name="T13"> </text:span><text:span text:style-name="T19">"</text:span><text:span text:style-name="T33">&lt;&lt;</text:span><text:span text:style-name="T39">min</text:span><text:span text:style-name="T33">&lt;&lt;</text:span>endl<text:span text:style-name="T33">;</text:span></text:p>
      <text:p text:style-name="P95"><text:span text:style-name="T13"><text:s text:c="4"/></text:span>cout<text:span text:style-name="T33">&lt;&lt;</text:span><text:span text:style-name="T19">"Max</text:span><text:span text:style-name="T13"> </text:span><text:span text:style-name="T19">:</text:span><text:span text:style-name="T13"> </text:span><text:span text:style-name="T19">"</text:span><text:span text:style-name="T33">&lt;&lt;</text:span><text:span text:style-name="T39">max</text:span><text:span text:style-name="T33">&lt;&lt;</text:span>endl<text:span text:style-name="T33">;</text:span></text:p>
      <text:p text:style-name="P95"><text:span text:style-name="T13"><text:s text:c="4"/></text:span><text:span text:style-name="T34">return</text:span><text:span text:style-name="T13"> </text:span><text:span text:style-name="T19">0</text:span><text:span text:style-name="T33">;</text:span></text:p>
      <text:p text:style-name="P109">}</text:p>
      <text:p text:style-name="P76"/>
      <text:p text:style-name="P77">Tugas Praktikum:</text:p>
      <text:list xml:id="list1020125068030484131" text:style-name="L14">
        <text:list-item>
          <text:p text:style-name="P199">Buatlah sebuah program yang memuat pointer</text:p>
        </text:list-item>
        <text:list-item>
          <text:p text:style-name="P199">Buatlah sebuah program yang memuat array</text:p>
        </text:list-item>
        <text:list-item>
          <text:p text:style-name="P199">Rubahlah skrip pada percobaan 3 di atas dari C++ ke bahasa C.</text:p>
        </text:list-item>
        <text:list-item>
          <text:p text:style-name="P200">Apa yang dimaksud dengan Struct? Jelaskan.</text:p>
        </text:list-item>
        <text:list-item>
          <text:p text:style-name="P200">Apa yang dimaksud dengan Linkedlist? <text:span text:style-name="T107">Jelaskan.</text:span></text:p>
        </text:list-item>
      </text:list>
      <text:h text:style-name="P222" text:outline-level="1"><text:bookmark-start text:name="__RefHeading__6382_1704778645"/><text:span text:style-name="T84">Modul 7: </text:span>Struct, Linked List<text:bookmark-end text:name="__RefHeading__6382_1704778645"/></text:h>
      <text:p text:style-name="P78">Tujuan</text:p>
      <text:list xml:id="list5287779634337610321" text:style-name="L15">
        <text:list-item>
          <text:p text:style-name="P201">Mahasiswa mampu medemokan program yang memuat struct</text:p>
        </text:list-item>
        <text:list-item>
          <text:p text:style-name="P201">Mahasiswa mampu membuat linked list</text:p>
        </text:list-item>
      </text:list>
      <text:p text:style-name="P78"/>
      <text:p text:style-name="P44">Percobaan 1: <text:span text:style-name="T75">struct.c</text:span></text:p>
      <text:p text:style-name="P140"><text:span text:style-name="T8">#include</text:span><text:span text:style-name="T13"> </text:span><text:span text:style-name="T19">&lt;stdio.h&gt;</text:span></text:p>
      <text:p text:style-name="P95"><text:span text:style-name="T34">struct</text:span><text:span text:style-name="T13"> </text:span><text:span text:style-name="T76">my</text:span></text:p>
      <text:p text:style-name="P99">{</text:p>
      <text:p text:style-name="P95"><text:span text:style-name="T34">int</text:span><text:span text:style-name="T13"> </text:span><text:span text:style-name="T77">age</text:span><text:span text:style-name="T33">;</text:span></text:p>
      <text:p text:style-name="P95"><text:span text:style-name="T34">int</text:span><text:span text:style-name="T13"> </text:span><text:span text:style-name="T77">height</text:span><text:span text:style-name="T33">;</text:span></text:p>
      <text:p text:style-name="P95"><text:span text:style-name="T34">char</text:span><text:span text:style-name="T13"> </text:span><text:span text:style-name="T77">name</text:span><text:span text:style-name="T33">[</text:span><text:span text:style-name="T19">20</text:span><text:span text:style-name="T33">];</text:span></text:p>
      <text:p text:style-name="P95"><text:span text:style-name="T34">char</text:span><text:span text:style-name="T13"> </text:span><text:span text:style-name="T77">father</text:span><text:span text:style-name="T33">[</text:span><text:span text:style-name="T19">20</text:span><text:span text:style-name="T33">];</text:span></text:p>
      <text:p text:style-name="P95"><text:span text:style-name="T34">char</text:span><text:span text:style-name="T13"> </text:span><text:span text:style-name="T77">mother</text:span><text:span text:style-name="T33">[</text:span><text:span text:style-name="T19">20</text:span><text:span text:style-name="T33">];</text:span></text:p>
      <text:p text:style-name="P109">};</text:p>
      <text:p text:style-name="P95"><text:span text:style-name="T34">int</text:span><text:span text:style-name="T13"> </text:span><text:span text:style-name="T39">main</text:span><text:span text:style-name="T33">(</text:span><text:span text:style-name="T34">void</text:span><text:span text:style-name="T33">)</text:span></text:p>
      <text:p text:style-name="P99">{</text:p>
      <text:p text:style-name="P95"><text:span text:style-name="T34">struct</text:span><text:span text:style-name="T13"> </text:span><text:span text:style-name="T76">my</text:span><text:span text:style-name="T13"> </text:span><text:span text:style-name="T39">MyFriend</text:span><text:span text:style-name="T33">;</text:span></text:p>
      <text:p text:style-name="P95">printf<text:span text:style-name="T33">(</text:span><text:span text:style-name="T19">"Enter</text:span><text:span text:style-name="T13"> </text:span><text:span text:style-name="T19">the</text:span><text:span text:style-name="T13"> </text:span><text:span text:style-name="T19">name</text:span><text:span text:style-name="T13"> </text:span><text:span text:style-name="T19">of</text:span><text:span text:style-name="T13"> </text:span><text:span text:style-name="T19">your</text:span><text:span text:style-name="T13"> </text:span><text:span text:style-name="T19">friend:</text:span><text:span text:style-name="T13"> </text:span><text:span text:style-name="T19">"</text:span><text:span text:style-name="T13"> </text:span><text:span text:style-name="T33">);</text:span></text:p>
      <text:p text:style-name="P95">scanf<text:span text:style-name="T33">(</text:span><text:span text:style-name="T19">"%s"</text:span><text:span text:style-name="T33">,</text:span><text:span text:style-name="T13"> </text:span><text:span text:style-name="T39">MyFriend</text:span><text:span text:style-name="T33">.</text:span><text:span text:style-name="T77">name</text:span><text:span text:style-name="T13"> </text:span><text:span text:style-name="T33">);</text:span></text:p>
      <text:p text:style-name="P95">printf<text:span text:style-name="T33">(</text:span><text:span text:style-name="T19">"How</text:span><text:span text:style-name="T13"> </text:span><text:span text:style-name="T19">old</text:span><text:span text:style-name="T13"> </text:span><text:span text:style-name="T19">is</text:span><text:span text:style-name="T13"> </text:span><text:span text:style-name="T19">%s?</text:span><text:span text:style-name="T13"> </text:span><text:span text:style-name="T19">"</text:span><text:span text:style-name="T33">,</text:span><text:span text:style-name="T13"> </text:span><text:span text:style-name="T39">MyFriend</text:span><text:span text:style-name="T33">.</text:span><text:span text:style-name="T77">name</text:span><text:span text:style-name="T13"> </text:span><text:span text:style-name="T33">);</text:span></text:p>
      <text:p text:style-name="P95">scanf<text:span text:style-name="T33">(</text:span><text:span text:style-name="T19">"%d"</text:span><text:span text:style-name="T33">,</text:span><text:span text:style-name="T13"> </text:span><text:span text:style-name="T33">&amp;</text:span><text:span text:style-name="T39">MyFriend</text:span><text:span text:style-name="T33">.</text:span><text:span text:style-name="T77">age</text:span><text:span text:style-name="T13"> </text:span><text:span text:style-name="T33">);</text:span></text:p>
      <text:p text:style-name="P95">printf<text:span text:style-name="T33">(</text:span><text:span text:style-name="T19">"How</text:span><text:span text:style-name="T13"> </text:span><text:span text:style-name="T19">high</text:span><text:span text:style-name="T13"> </text:span><text:span text:style-name="T19">is</text:span><text:span text:style-name="T13"> </text:span><text:span text:style-name="T19">%s</text:span><text:span text:style-name="T13"> </text:span><text:span text:style-name="T19">(</text:span><text:span text:style-name="T13"> </text:span><text:span text:style-name="T19">in</text:span><text:span text:style-name="T13"> </text:span><text:span text:style-name="T19">cm</text:span><text:span text:style-name="T13"> </text:span><text:span text:style-name="T19">)?</text:span><text:span text:style-name="T13"> </text:span><text:span text:style-name="T19">"</text:span><text:span text:style-name="T33">,</text:span><text:span text:style-name="T13"> </text:span><text:span text:style-name="T39">MyFriend</text:span><text:span text:style-name="T33">.</text:span><text:span text:style-name="T77">name</text:span><text:span text:style-name="T13"> </text:span><text:span text:style-name="T33">);</text:span></text:p>
      <text:p text:style-name="P95">scanf<text:span text:style-name="T33">(</text:span><text:span text:style-name="T19">"%d"</text:span><text:span text:style-name="T33">,</text:span><text:span text:style-name="T13"> </text:span><text:span text:style-name="T33">&amp;</text:span><text:span text:style-name="T39">MyFriend</text:span><text:span text:style-name="T33">.</text:span><text:span text:style-name="T77">height</text:span><text:span text:style-name="T13"> </text:span><text:span text:style-name="T33">);</text:span></text:p>
      <text:p text:style-name="P95">printf<text:span text:style-name="T33">(</text:span><text:span text:style-name="T19">"Who</text:span><text:span text:style-name="T13"> </text:span><text:span text:style-name="T19">is</text:span><text:span text:style-name="T13"> </text:span><text:span text:style-name="T19">%s's</text:span><text:span text:style-name="T13"> </text:span><text:span text:style-name="T19">father?</text:span><text:span text:style-name="T13"> </text:span><text:span text:style-name="T19">"</text:span><text:span text:style-name="T33">,</text:span><text:span text:style-name="T13"> </text:span><text:span text:style-name="T39">MyFriend</text:span><text:span text:style-name="T33">.</text:span><text:span text:style-name="T77">name</text:span><text:span text:style-name="T13"> </text:span><text:span text:style-name="T33">);</text:span></text:p>
      <text:p text:style-name="P95">scanf<text:span text:style-name="T33">(</text:span><text:span text:style-name="T19">"%s"</text:span><text:span text:style-name="T33">,</text:span><text:span text:style-name="T13"> </text:span><text:span text:style-name="T39">MyFriend</text:span><text:span text:style-name="T33">.</text:span><text:span text:style-name="T77">father</text:span><text:span text:style-name="T13"> </text:span><text:span text:style-name="T33">);</text:span></text:p>
      <text:p text:style-name="P95">printf<text:span text:style-name="T33">(</text:span><text:span text:style-name="T19">"Who</text:span><text:span text:style-name="T13"> </text:span><text:span text:style-name="T19">is</text:span><text:span text:style-name="T13"> </text:span><text:span text:style-name="T19">%s's</text:span><text:span text:style-name="T13"> </text:span><text:span text:style-name="T19">mother?</text:span><text:span text:style-name="T13"> </text:span><text:span text:style-name="T19">"</text:span><text:span text:style-name="T33">,</text:span><text:span text:style-name="T13"> </text:span><text:span text:style-name="T39">MyFriend</text:span><text:span text:style-name="T33">.</text:span><text:span text:style-name="T77">name</text:span><text:span text:style-name="T13"> </text:span><text:span text:style-name="T33">);</text:span></text:p>
      <text:p text:style-name="P105">scanf<text:span text:style-name="T33">(</text:span><text:span text:style-name="T19">"%s"</text:span><text:span text:style-name="T33">,</text:span><text:span text:style-name="T13"> </text:span><text:span text:style-name="T39">MyFriend</text:span><text:span text:style-name="T33">.</text:span><text:span text:style-name="T77">mother</text:span><text:span text:style-name="T13"> </text:span><text:span text:style-name="T33">);</text:span></text:p>
      <text:p text:style-name="P95">printf<text:span text:style-name="T33">(</text:span><text:span text:style-name="T19">"\n%s</text:span><text:span text:style-name="T13"> </text:span><text:span text:style-name="T19">is</text:span><text:span text:style-name="T13"> </text:span><text:span text:style-name="T19">%d</text:span><text:span text:style-name="T13"> </text:span><text:span text:style-name="T19">years</text:span><text:span text:style-name="T13"> </text:span><text:span text:style-name="T19">old,</text:span><text:span text:style-name="T13"> </text:span><text:span text:style-name="T19">%d</text:span><text:span text:style-name="T13"> </text:span><text:span text:style-name="T19">cm</text:span><text:span text:style-name="T13"> </text:span><text:span text:style-name="T19">high,"</text:span><text:span text:style-name="T33">,</text:span></text:p>
      <text:p text:style-name="P95"><text:span text:style-name="T39">MyFriend</text:span><text:span text:style-name="T33">.</text:span><text:span text:style-name="T77">name</text:span><text:span text:style-name="T33">,</text:span><text:span text:style-name="T13"> </text:span><text:span text:style-name="T39">MyFriend</text:span><text:span text:style-name="T33">.</text:span><text:span text:style-name="T77">age</text:span><text:span text:style-name="T33">,</text:span><text:span text:style-name="T13"> </text:span><text:span text:style-name="T39">MyFriend</text:span><text:span text:style-name="T33">.</text:span><text:span text:style-name="T77">height</text:span><text:span text:style-name="T33">);</text:span></text:p>
      <text:p text:style-name="P95">printf<text:span text:style-name="T33">(</text:span><text:span text:style-name="T19">"</text:span><text:span text:style-name="T13"> </text:span><text:span text:style-name="T19">and</text:span><text:span text:style-name="T13"> </text:span><text:span text:style-name="T19">has</text:span><text:span text:style-name="T13"> </text:span><text:span text:style-name="T19">%s</text:span><text:span text:style-name="T13"> </text:span><text:span text:style-name="T19">and</text:span><text:span text:style-name="T13"> </text:span><text:span text:style-name="T19">%s</text:span><text:span text:style-name="T13"> </text:span><text:span text:style-name="T19">as</text:span><text:span text:style-name="T13"> </text:span><text:span text:style-name="T19">parents.\n"</text:span><text:span text:style-name="T33">,</text:span><text:span text:style-name="T13"> </text:span><text:span text:style-name="T39">MyFriend</text:span><text:span text:style-name="T33">.</text:span><text:span text:style-name="T77">father</text:span><text:span text:style-name="T33">,</text:span></text:p>
      <text:p text:style-name="P95"><text:span text:style-name="T39">MyFriend</text:span><text:span text:style-name="T33">.</text:span><text:span text:style-name="T77">mother</text:span><text:span text:style-name="T13"> </text:span><text:span text:style-name="T33">);</text:span></text:p>
      <text:p text:style-name="P95"><text:span text:style-name="T34">return</text:span><text:span text:style-name="T13"> </text:span><text:span text:style-name="T19">0</text:span><text:span text:style-name="T33">;</text:span></text:p>
      <text:p text:style-name="P99">}</text:p>
      <text:p text:style-name="P79"/>
      <text:p text:style-name="P45">Percobaan 2: linkedlist1.c</text:p>
      <text:p text:style-name="P141"><text:span text:style-name="T8">#include</text:span><text:span text:style-name="T13"> </text:span><text:span text:style-name="T19">&lt;stdio.h&gt;</text:span></text:p>
      <text:p text:style-name="P105"><text:span text:style-name="T8">#include</text:span><text:span text:style-name="T13"> </text:span><text:span text:style-name="T19">&lt;stdlib.h&gt;</text:span></text:p>
      <text:p text:style-name="P105"><text:span text:style-name="T8">#define</text:span><text:span text:style-name="T13"> </text:span><text:span text:style-name="T8">SIZE</text:span><text:span text:style-name="T13"> </text:span><text:span text:style-name="T19">10</text:span></text:p>
      <text:p text:style-name="P95"><text:span text:style-name="T34">typedef</text:span><text:span text:style-name="T13"> </text:span><text:span text:style-name="T34">struct</text:span><text:span text:style-name="T13"> </text:span><text:span text:style-name="T76">node</text:span></text:p>
      <text:p text:style-name="P99">{</text:p>
      <text:p text:style-name="P95"><text:span text:style-name="T13"><text:s text:c="4"/></text:span><text:span text:style-name="T46">//</text:span><text:span text:style-name="T13"> </text:span><text:span text:style-name="T46">the</text:span><text:span text:style-name="T13"> </text:span><text:span text:style-name="T46">value</text:span><text:span text:style-name="T13"> </text:span><text:span text:style-name="T46">to</text:span><text:span text:style-name="T13"> </text:span><text:span text:style-name="T46">store</text:span><text:span text:style-name="T13"> </text:span><text:span text:style-name="T46">in</text:span><text:span text:style-name="T13"> </text:span><text:span text:style-name="T46">this</text:span><text:span text:style-name="T13"> </text:span><text:span text:style-name="T46">node</text:span></text:p>
      <text:p text:style-name="P105"><text:span text:style-name="T13"><text:s text:c="4"/></text:span><text:span text:style-name="T34">int</text:span><text:span text:style-name="T13"> </text:span><text:span text:style-name="T77">n</text:span><text:span text:style-name="T33">;</text:span></text:p>
      <text:p text:style-name="P95"><text:soft-page-break/><text:span text:style-name="T13"><text:s text:c="4"/></text:span><text:span text:style-name="T46">//</text:span><text:span text:style-name="T13"> </text:span><text:span text:style-name="T46">the</text:span><text:span text:style-name="T13"> </text:span><text:span text:style-name="T46">link</text:span><text:span text:style-name="T13"> </text:span><text:span text:style-name="T46">to</text:span><text:span text:style-name="T13"> </text:span><text:span text:style-name="T46">the</text:span><text:span text:style-name="T13"> </text:span><text:span text:style-name="T46">next</text:span><text:span text:style-name="T13"> </text:span><text:span text:style-name="T46">node</text:span><text:span text:style-name="T13"> </text:span><text:span text:style-name="T46">in</text:span><text:span text:style-name="T13"> </text:span><text:span text:style-name="T46">the</text:span><text:span text:style-name="T13"> </text:span><text:span text:style-name="T46">list</text:span></text:p>
      <text:p text:style-name="P95"><text:span text:style-name="T13"><text:s text:c="4"/></text:span><text:span text:style-name="T34">struct</text:span><text:span text:style-name="T13"> </text:span><text:span text:style-name="T76">node</text:span><text:span text:style-name="T33">*</text:span><text:span text:style-name="T13"> </text:span><text:span text:style-name="T77">next</text:span><text:span text:style-name="T33">;</text:span></text:p>
      <text:p text:style-name="P99">}</text:p>
      <text:p text:style-name="P105"><text:span text:style-name="T76">node</text:span><text:span text:style-name="T33">;</text:span></text:p>
      <text:p text:style-name="P105"><text:span text:style-name="T76">node</text:span><text:span text:style-name="T33">*</text:span><text:span text:style-name="T13"> </text:span>head<text:span text:style-name="T13"> </text:span><text:span text:style-name="T33">=</text:span><text:span text:style-name="T13"> </text:span>NULL<text:span text:style-name="T33">;</text:span></text:p>
      <text:p text:style-name="P95"><text:span text:style-name="T34">void</text:span><text:span text:style-name="T13"> </text:span><text:span text:style-name="T39">prepend</text:span><text:span text:style-name="T33">(</text:span><text:span text:style-name="T34">int</text:span><text:span text:style-name="T13"> </text:span><text:span text:style-name="T39">i</text:span><text:span text:style-name="T33">)</text:span></text:p>
      <text:p text:style-name="P99">{</text:p>
      <text:p text:style-name="P95"><text:span text:style-name="T13"><text:s text:c="4"/></text:span><text:span text:style-name="T46">//</text:span><text:span text:style-name="T13"> </text:span><text:span text:style-name="T46">build</text:span><text:span text:style-name="T13"> </text:span><text:span text:style-name="T46">new</text:span><text:span text:style-name="T13"> </text:span><text:span text:style-name="T46">node</text:span></text:p>
      <text:p text:style-name="P105"><text:span text:style-name="T13"><text:s text:c="4"/></text:span><text:span text:style-name="T76">node</text:span><text:span text:style-name="T33">*</text:span><text:span text:style-name="T13"> </text:span><text:span text:style-name="T34">new</text:span><text:span text:style-name="T13"> </text:span><text:span text:style-name="T33">=</text:span><text:span text:style-name="T13"> </text:span>malloc<text:span text:style-name="T33">(</text:span><text:span text:style-name="T34">sizeof</text:span><text:span text:style-name="T33">(</text:span><text:span text:style-name="T76">node</text:span><text:span text:style-name="T33">));</text:span></text:p>
      <text:p text:style-name="P95"><text:span text:style-name="T13"><text:s text:c="4"/></text:span><text:span text:style-name="T34">if</text:span><text:span text:style-name="T13"> </text:span><text:span text:style-name="T33">(</text:span><text:span text:style-name="T34">new</text:span><text:span text:style-name="T13"> </text:span><text:span text:style-name="T33">==</text:span><text:span text:style-name="T13"> </text:span>NULL<text:span text:style-name="T33">)</text:span></text:p>
      <text:p text:style-name="P95"><text:span text:style-name="T13"><text:s text:c="4"/></text:span><text:span text:style-name="T33">{</text:span></text:p>
      <text:p text:style-name="P95"><text:span text:style-name="T13"><text:s text:c="8"/></text:span>exit<text:span text:style-name="T33">(</text:span><text:span text:style-name="T19">1</text:span><text:span text:style-name="T33">);</text:span></text:p>
      <text:p text:style-name="P95"><text:span text:style-name="T13"><text:s text:c="4"/></text:span><text:span text:style-name="T33">}</text:span></text:p>
      <text:p text:style-name="P95"><text:span text:style-name="T13"><text:s text:c="4"/></text:span><text:span text:style-name="T46">//</text:span><text:span text:style-name="T13"> </text:span><text:span text:style-name="T46">initialize</text:span><text:span text:style-name="T13"> </text:span><text:span text:style-name="T46">new</text:span><text:span text:style-name="T13"> </text:span><text:span text:style-name="T46">node</text:span></text:p>
      <text:p text:style-name="P105"><text:span text:style-name="T13"><text:s text:c="4"/></text:span><text:span text:style-name="T34">new</text:span><text:span text:style-name="T33">-&gt;</text:span>n<text:span text:style-name="T13"> </text:span><text:span text:style-name="T33">=</text:span><text:span text:style-name="T13"> </text:span><text:span text:style-name="T39">i</text:span><text:span text:style-name="T33">;</text:span></text:p>
      <text:p text:style-name="P95"><text:span text:style-name="T13"><text:s text:c="4"/></text:span><text:span text:style-name="T46">//</text:span><text:span text:style-name="T13"> </text:span><text:span text:style-name="T46">add</text:span><text:span text:style-name="T13"> </text:span><text:span text:style-name="T46">new</text:span><text:span text:style-name="T13"> </text:span><text:span text:style-name="T46">node</text:span><text:span text:style-name="T13"> </text:span><text:span text:style-name="T46">to</text:span><text:span text:style-name="T13"> </text:span><text:span text:style-name="T46">head</text:span><text:span text:style-name="T13"> </text:span><text:span text:style-name="T46">of</text:span><text:span text:style-name="T13"> </text:span><text:span text:style-name="T46">list</text:span></text:p>
      <text:p text:style-name="P95"><text:span text:style-name="T13"><text:s text:c="4"/></text:span><text:span text:style-name="T34">new</text:span><text:span text:style-name="T33">-&gt;</text:span>next<text:span text:style-name="T13"> </text:span><text:span text:style-name="T33">=</text:span><text:span text:style-name="T13"> </text:span>head<text:span text:style-name="T33">;</text:span></text:p>
      <text:p text:style-name="P95"><text:span text:style-name="T13"><text:s text:c="4"/></text:span>head<text:span text:style-name="T13"> </text:span><text:span text:style-name="T33">=</text:span><text:span text:style-name="T13"> </text:span><text:span text:style-name="T34">new</text:span><text:span text:style-name="T33">;</text:span></text:p>
      <text:p text:style-name="P109">}</text:p>
      <text:p text:style-name="P95"><text:span text:style-name="T34">int</text:span><text:span text:style-name="T13"> </text:span><text:span text:style-name="T39">main</text:span><text:span text:style-name="T33">(</text:span><text:span text:style-name="T34">int</text:span><text:span text:style-name="T13"> </text:span><text:span text:style-name="T39">argc</text:span><text:span text:style-name="T33">,</text:span><text:span text:style-name="T13"> </text:span><text:span text:style-name="T34">char</text:span><text:span text:style-name="T33">*</text:span><text:span text:style-name="T13"> </text:span><text:span text:style-name="T39">argv</text:span><text:span text:style-name="T33">[])</text:span></text:p>
      <text:p text:style-name="P99">{</text:p>
      <text:p text:style-name="P95"><text:span text:style-name="T13"><text:s text:c="4"/></text:span><text:span text:style-name="T46">//</text:span><text:span text:style-name="T13"> </text:span><text:span text:style-name="T46">creating</text:span><text:span text:style-name="T13"> </text:span><text:span text:style-name="T46">list</text:span></text:p>
      <text:p text:style-name="P95"><text:span text:style-name="T13"><text:s text:c="4"/></text:span>printf<text:span text:style-name="T33">(</text:span><text:span text:style-name="T19">"Prepending</text:span><text:span text:style-name="T13"> </text:span><text:span text:style-name="T19">ints</text:span><text:span text:style-name="T13"> </text:span><text:span text:style-name="T19">0-%i</text:span><text:span text:style-name="T13"> </text:span><text:span text:style-name="T19">onto</text:span><text:span text:style-name="T13"> </text:span><text:span text:style-name="T19">the</text:span><text:span text:style-name="T13"> </text:span><text:span text:style-name="T19">list...</text:span><text:span text:style-name="T13"> </text:span><text:span text:style-name="T19">"</text:span><text:span text:style-name="T33">,</text:span><text:span text:style-name="T13"> </text:span><text:span text:style-name="T8">SIZE</text:span><text:span text:style-name="T13"> </text:span><text:span text:style-name="T33">-</text:span><text:span text:style-name="T13"> </text:span><text:span text:style-name="T19">1</text:span><text:span text:style-name="T33">);</text:span></text:p>
      <text:p text:style-name="P95"><text:span text:style-name="T13"><text:s text:c="4"/></text:span><text:span text:style-name="T34">for</text:span><text:span text:style-name="T13"> </text:span><text:span text:style-name="T33">(</text:span><text:span text:style-name="T34">int</text:span><text:span text:style-name="T13"> </text:span><text:span text:style-name="T39">i</text:span><text:span text:style-name="T13"> </text:span><text:span text:style-name="T33">=</text:span><text:span text:style-name="T13"> </text:span><text:span text:style-name="T19">0</text:span><text:span text:style-name="T33">;</text:span><text:span text:style-name="T13"> </text:span><text:span text:style-name="T39">i</text:span><text:span text:style-name="T13"> </text:span><text:span text:style-name="T33">&lt;</text:span><text:span text:style-name="T13"> </text:span><text:span text:style-name="T8">SIZE</text:span><text:span text:style-name="T33">;</text:span><text:span text:style-name="T13"> </text:span><text:span text:style-name="T39">i</text:span><text:span text:style-name="T33">++)</text:span></text:p>
      <text:p text:style-name="P95"><text:span text:style-name="T13"><text:s text:c="4"/></text:span><text:span text:style-name="T33">{</text:span></text:p>
      <text:p text:style-name="P95"><text:span text:style-name="T13"><text:s text:c="8"/></text:span><text:span text:style-name="T39">prepend</text:span><text:span text:style-name="T33">(</text:span><text:span text:style-name="T39">i</text:span><text:span text:style-name="T33">);</text:span></text:p>
      <text:p text:style-name="P95"><text:span text:style-name="T13"><text:s text:c="4"/></text:span><text:span text:style-name="T33">}</text:span></text:p>
      <text:p text:style-name="P105"><text:span text:style-name="T13"><text:s text:c="4"/></text:span>printf<text:span text:style-name="T33">(</text:span><text:span text:style-name="T19">"done!\n"</text:span><text:span text:style-name="T33">);</text:span></text:p>
      <text:p text:style-name="P95"><text:span text:style-name="T13"><text:s text:c="4"/></text:span><text:span text:style-name="T46">//</text:span><text:span text:style-name="T13"> </text:span><text:span text:style-name="T46">printing</text:span><text:span text:style-name="T13"> </text:span><text:span text:style-name="T46">out</text:span><text:span text:style-name="T13"> </text:span><text:span text:style-name="T46">list</text:span></text:p>
      <text:p text:style-name="P95"><text:span text:style-name="T13"><text:s text:c="4"/></text:span>printf<text:span text:style-name="T33">(</text:span><text:span text:style-name="T19">"Your</text:span><text:span text:style-name="T13"> </text:span><text:span text:style-name="T19">list</text:span><text:span text:style-name="T13"> </text:span><text:span text:style-name="T19">contains</text:span><text:span text:style-name="T13"> </text:span><text:span text:style-name="T19">"</text:span><text:span text:style-name="T33">);</text:span></text:p>
      <text:p text:style-name="P95"><text:span text:style-name="T13"><text:s text:c="4"/></text:span><text:span text:style-name="T34">for</text:span><text:span text:style-name="T13"> </text:span><text:span text:style-name="T33">(</text:span><text:span text:style-name="T76">node</text:span><text:span text:style-name="T33">*</text:span><text:span text:style-name="T13"> <text:s/></text:span><text:span text:style-name="T39">ptr</text:span><text:span text:style-name="T13"> </text:span><text:span text:style-name="T33">=</text:span><text:span text:style-name="T13"> </text:span>head<text:span text:style-name="T33">;</text:span><text:span text:style-name="T13"> </text:span><text:span text:style-name="T39">ptr</text:span><text:span text:style-name="T13"> </text:span><text:span text:style-name="T33">!=</text:span><text:span text:style-name="T13"> </text:span>NULL<text:span text:style-name="T33">;</text:span><text:span text:style-name="T13"> </text:span><text:span text:style-name="T39">ptr</text:span><text:span text:style-name="T13"> </text:span><text:span text:style-name="T33">=</text:span><text:span text:style-name="T13"> </text:span><text:span text:style-name="T39">ptr</text:span><text:span text:style-name="T33">-&gt;</text:span><text:span text:style-name="T77">next</text:span><text:span text:style-name="T33">)</text:span></text:p>
      <text:p text:style-name="P95"><text:span text:style-name="T13"><text:s text:c="4"/></text:span><text:span text:style-name="T33">{</text:span></text:p>
      <text:p text:style-name="P95"><text:span text:style-name="T13"><text:s text:c="8"/></text:span>printf<text:span text:style-name="T33">(</text:span><text:span text:style-name="T19">"%i</text:span><text:span text:style-name="T13"> </text:span><text:span text:style-name="T19">"</text:span><text:span text:style-name="T33">,</text:span><text:span text:style-name="T13"> </text:span><text:span text:style-name="T39">ptr</text:span><text:span text:style-name="T33">-&gt;</text:span><text:span text:style-name="T77">n</text:span><text:span text:style-name="T33">);</text:span></text:p>
      <text:p text:style-name="P95"><text:span text:style-name="T13"><text:s text:c="4"/></text:span><text:span text:style-name="T33">}</text:span></text:p>
      <text:p text:style-name="P105"><text:span text:style-name="T13"><text:s text:c="4"/></text:span>printf<text:span text:style-name="T33">(</text:span><text:span text:style-name="T19">"\n"</text:span><text:span text:style-name="T33">);</text:span></text:p>
      <text:p text:style-name="P95"><text:span text:style-name="T13"><text:s text:c="4"/></text:span><text:span text:style-name="T34">return</text:span><text:span text:style-name="T13"> </text:span><text:span text:style-name="T19">0</text:span><text:span text:style-name="T33">;</text:span></text:p>
      <text:p text:style-name="P99">}</text:p>
      <text:p text:style-name="P80"/>
      <text:p text:style-name="P80">Tugas Praktikum:</text:p>
      <text:list xml:id="list4360166642514596368" text:style-name="L16">
        <text:list-item>
          <text:p text:style-name="P202">Buatlah program C yang memuat struct</text:p>
        </text:list-item>
        <text:list-item>
          <text:p text:style-name="P202">Buatlah program C yang memuat linked</text:p>
        </text:list-item>
        <text:list-item>
          <text:p text:style-name="P203">Apa yang anda ketahui tentang “name mangling” <text:span text:style-name="T108">dan “extern “C””</text:span>?</text:p>
        </text:list-item>
        <text:list-item>
          <text:p text:style-name="P202">Apa yang anda ketahui tentang Object Oriented Programming? Jelaskan dan beri contoh jika anda bisa (dengan C++)</text:p>
        </text:list-item>
      </text:list>
      <text:h text:style-name="P217" text:outline-level="1"><text:bookmark-start text:name="__RefHeading__6384_1704778645"/>Modul 8: <text:span text:style-name="T85">Final Project</text:span><text:bookmark-end text:name="__RefHeading__6384_1704778645"/></text:h>
      <text:p text:style-name="P81"/>
      <text:p text:style-name="P81">Tujuan:</text:p>
      <text:list xml:id="list899784035332001616" text:style-name="L17">
        <text:list-item>
          <text:p text:style-name="P204"><text:bookmark text:name="yui_3_17_2_2_1454953529478_607"/>Mahasiswa mampu mempresentasikan hasil karya pemrograman baik secara mandiri ataupun dalam kerja tim.</text:p>
        </text:list-item>
      </text:list>
      <text:p text:style-name="P82"/>
      <text:p text:style-name="P82">Tugas Praktikum <text:span text:style-name="T99">Final Project</text:span>:</text:p>
      <text:list xml:id="list6757772692393647521" text:style-name="L18">
        <text:list-item>
          <text:p text:style-name="P205">Buatlah sebuah karya pemrograman yang terkait dengan bidang ke-teknik-fisikaan atau Metrologi dan Instrumentasi <text:span text:style-name="T79">secara berkelompok/tim</text:span>.</text:p>
        </text:list-item>
        <text:list-item>
          <text:p text:style-name="P206">Program yang dibuat sebaiknya terintegrasi dimana setiap praktikan membuat satu program atau subprogram/fungsi yang kemudian <text:span text:style-name="T78">digabung menjadi satu.</text:span></text:p>
        </text:list-item>
        <text:list-item>
          <text:p text:style-name="P207">Program bisa dikoneksikan ke hardware atau tidak dikoneksikan ke hardware (PC only).</text:p>
        </text:list-item>
        <text:list-item>
          <text:p text:style-name="P208">Program dibuat utamanya dalam bahasa C, C++ dan/atau Matlab.</text:p>
        </text:list-item>
        <text:list-item>
          <text:p text:style-name="P209">Final project disajikan dalam bentuk laporan final project <text:span text:style-name="T100">per kelompok</text:span> dan demo program.</text:p>
        </text:list-item>
      </text:list>
      <text:p text:style-name="P83"/>
      <text:p text:style-name="P84">Laporan akhir:</text:p>
      <text:list xml:id="list3383085624089671693" text:style-name="L19">
        <text:list-item>
          <text:p text:style-name="P210">Setiap praktikan membuat laporan singkat tentang praktikum pemrogramannya <text:span text:style-name="T98">secara individu</text:span>. Laporan akhir bisa berupa summary dari log book maupun tugas praktikum (TP) dan tugas khusus yang diketik komputer secara singkat dan rapi. <text:span text:style-name="T97">Format bisa berupa per bab (per Modul) atau bebas.</text:span></text:p>
        </text:list-item>
      </text:list>
      <text:p text:style-name="P82"/>
      <text:h text:style-name="P217" text:outline-level="1"><text:bookmark-start text:name="__RefHeading__6386_1704778645"/><text:span text:style-name="T94">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47">Modul 0</text:p>
          </table:table-cell>
          <table:table-cell table:style-name="Table1.A1" office:value-type="string">
            <text:p text:style-name="P147">Hello0.c</text:p>
          </table:table-cell>
          <table:table-cell table:style-name="Table1.A1" office:value-type="string">
            <text:p text:style-name="P147">Hello1.c</text:p>
          </table:table-cell>
          <table:table-cell table:style-name="Table1.A1" office:value-type="string">
            <text:p text:style-name="P147">Hello2.c</text:p>
          </table:table-cell>
          <table:table-cell table:style-name="Table1.E1" office:value-type="string">
            <text:p text:style-name="P148">Hello<text:span text:style-name="T86">3.c</text:span></text:p>
          </table:table-cell>
        </table:table-row>
        <table:table-row>
          <table:table-cell table:style-name="Table1.A2" office:value-type="string">
            <text:p text:style-name="P147"/>
          </table:table-cell>
          <table:table-cell table:style-name="Table1.A2" office:value-type="string">
            <text:p text:style-name="P149">Hello.cpp</text:p>
          </table:table-cell>
          <table:table-cell table:style-name="Table1.A2" office:value-type="string">
            <text:p text:style-name="P147"/>
          </table:table-cell>
          <table:table-cell table:style-name="Table1.A2" office:value-type="string">
            <text:p text:style-name="P147"/>
          </table:table-cell>
          <table:table-cell table:style-name="Table1.E2" office:value-type="string">
            <text:p text:style-name="P148"/>
          </table:table-cell>
        </table:table-row>
        <table:table-row>
          <table:table-cell table:style-name="Table1.A2" office:value-type="string">
            <text:p text:style-name="P147">Modul 1</text:p>
          </table:table-cell>
          <table:table-cell table:style-name="Table1.A2" office:value-type="string">
            <text:p text:style-name="P150">Adder.c</text:p>
          </table:table-cell>
          <table:table-cell table:style-name="Table1.A2" office:value-type="string">
            <text:p text:style-name="P150">Ascii-0.c</text:p>
          </table:table-cell>
          <table:table-cell table:style-name="Table1.A2" office:value-type="string">
            <text:p text:style-name="P150">Ascii-1.c</text:p>
          </table:table-cell>
          <table:table-cell table:style-name="Table1.E2" office:value-type="string">
            <text:p text:style-name="P150">F2c.c</text:p>
          </table:table-cell>
        </table:table-row>
        <table:table-row>
          <table:table-cell table:style-name="Table1.A2" office:value-type="string">
            <text:p text:style-name="P147"/>
          </table:table-cell>
          <table:table-cell table:style-name="Table1.A2" office:value-type="string">
            <text:p text:style-name="P150">Imprecision.c</text:p>
          </table:table-cell>
          <table:table-cell table:style-name="Table1.A2" office:value-type="string">
            <text:p text:style-name="P150">String-0.c</text:p>
          </table:table-cell>
          <table:table-cell table:style-name="Table1.A2" office:value-type="string">
            <text:p text:style-name="P150">String-1.c</text:p>
          </table:table-cell>
          <table:table-cell table:style-name="Table1.E2" office:value-type="string">
            <text:p text:style-name="P150">String-2.c</text:p>
          </table:table-cell>
        </table:table-row>
        <table:table-row>
          <table:table-cell table:style-name="Table1.A2" office:value-type="string">
            <text:p text:style-name="P147"/>
          </table:table-cell>
          <table:table-cell table:style-name="Table1.A2" office:value-type="string">
            <text:p text:style-name="P150">Tipedata.c</text:p>
          </table:table-cell>
          <table:table-cell table:style-name="Table1.A2" office:value-type="string">
            <text:p text:style-name="P145"/>
          </table:table-cell>
          <table:table-cell table:style-name="Table1.A2" office:value-type="string">
            <text:p text:style-name="P145"/>
          </table:table-cell>
          <table:table-cell table:style-name="Table1.E2" office:value-type="string">
            <text:p text:style-name="P145"/>
          </table:table-cell>
        </table:table-row>
        <table:table-row>
          <table:table-cell table:style-name="Table1.A2" office:value-type="string">
            <text:p text:style-name="P150">Modul 2</text:p>
          </table:table-cell>
          <table:table-cell table:style-name="Table1.A2" office:value-type="string">
            <text:p text:style-name="P151">Buggy-0.c</text:p>
          </table:table-cell>
          <table:table-cell table:style-name="Table1.A2" office:value-type="string">
            <text:p text:style-name="P151">Buggy-1.c</text:p>
          </table:table-cell>
          <table:table-cell table:style-name="Table1.A2" office:value-type="string">
            <text:p text:style-name="P151">Conditions-0.c</text:p>
          </table:table-cell>
          <table:table-cell table:style-name="Table1.E2" office:value-type="string">
            <text:p text:style-name="P151">Conditions-1.c</text:p>
          </table:table-cell>
        </table:table-row>
        <table:table-row>
          <table:table-cell table:style-name="Table1.A2" office:value-type="string">
            <text:p text:style-name="P147"/>
          </table:table-cell>
          <table:table-cell table:style-name="Table1.A2" office:value-type="string">
            <text:p text:style-name="P151">Cough-0.c</text:p>
          </table:table-cell>
          <table:table-cell table:style-name="Table1.A2" office:value-type="string">
            <text:p text:style-name="P151">Cough-1.c</text:p>
          </table:table-cell>
          <table:table-cell table:style-name="Table1.A2" office:value-type="string">
            <text:p text:style-name="P151">Nonswitch.c</text:p>
          </table:table-cell>
          <table:table-cell table:style-name="Table1.E2" office:value-type="string">
            <text:p text:style-name="P151"><text:span text:style-name="T93">s</text:span>witch<text:span text:style-name="T93">Demo</text:span>.c</text:p>
          </table:table-cell>
        </table:table-row>
        <table:table-row>
          <table:table-cell table:style-name="Table1.A2" office:value-type="string">
            <text:p text:style-name="P152">Modul 3</text:p>
          </table:table-cell>
          <table:table-cell table:style-name="Table1.A2" office:value-type="string">
            <text:p text:style-name="P153">Bintang.c</text:p>
          </table:table-cell>
          <table:table-cell table:style-name="Table1.A2" office:value-type="string">
            <text:p text:style-name="P154">BintangSpasi.c</text:p>
          </table:table-cell>
          <table:table-cell table:style-name="Table1.A2" office:value-type="string">
            <text:p text:style-name="P154">Akar.c</text:p>
          </table:table-cell>
          <table:table-cell table:style-name="Table1.E2" office:value-type="string">
            <text:p text:style-name="P155"><text:span text:style-name="T87">c</text:span>2f.c</text:p>
          </table:table-cell>
        </table:table-row>
        <table:table-row>
          <table:table-cell table:style-name="Table1.A2" office:value-type="string">
            <text:p text:style-name="P152">Modul 4</text:p>
          </table:table-cell>
          <table:table-cell table:style-name="Table1.A2" office:value-type="string">
            <text:p text:style-name="P156">Function-0.c</text:p>
          </table:table-cell>
          <table:table-cell table:style-name="Table1.A2" office:value-type="string">
            <text:p text:style-name="P156">Function-1.c</text:p>
          </table:table-cell>
          <table:table-cell table:style-name="Table1.A2" office:value-type="string">
            <text:p text:style-name="P157">Return.c</text:p>
          </table:table-cell>
          <table:table-cell table:style-name="Table1.E2" office:value-type="string">
            <text:p text:style-name="P158">Cough-2.c</text:p>
          </table:table-cell>
        </table:table-row>
        <table:table-row>
          <table:table-cell table:style-name="Table1.A2" office:value-type="string">
            <text:p text:style-name="P147"/>
          </table:table-cell>
          <table:table-cell table:style-name="Table1.A2" office:value-type="string">
            <text:p text:style-name="P158"><text:span text:style-name="T88">c</text:span>ough-3.c</text:p>
          </table:table-cell>
          <table:table-cell table:style-name="Table1.A2" office:value-type="string">
            <text:p text:style-name="P145"/>
          </table:table-cell>
          <table:table-cell table:style-name="Table1.A2" office:value-type="string">
            <text:p text:style-name="P145"/>
          </table:table-cell>
          <table:table-cell table:style-name="Table1.E2" office:value-type="string">
            <text:p text:style-name="P145"/>
          </table:table-cell>
        </table:table-row>
        <table:table-row>
          <table:table-cell table:style-name="Table1.A2" office:value-type="string">
            <text:p text:style-name="P159">Modul 5</text:p>
          </table:table-cell>
          <table:table-cell table:style-name="Table1.A2" office:value-type="string">
            <text:p text:style-name="P159">Rekursi.c</text:p>
          </table:table-cell>
          <table:table-cell table:style-name="Table1.A2" office:value-type="string">
            <text:p text:style-name="P159">PassByReference.c</text:p>
          </table:table-cell>
          <table:table-cell table:style-name="Table1.A2" office:value-type="string">
            <text:p text:style-name="P159">PassByValue.c</text:p>
          </table:table-cell>
          <table:table-cell table:style-name="Table1.E2" office:value-type="string">
            <text:p text:style-name="P145"/>
          </table:table-cell>
        </table:table-row>
        <table:table-row>
          <table:table-cell table:style-name="Table1.A2" office:value-type="string">
            <text:p text:style-name="P160">Modul 6</text:p>
          </table:table-cell>
          <table:table-cell table:style-name="Table1.A2" office:value-type="string">
            <text:p text:style-name="P161">Pointer0.c</text:p>
          </table:table-cell>
          <table:table-cell table:style-name="Table1.A2" office:value-type="string">
            <text:p text:style-name="P161">Array0.c</text:p>
          </table:table-cell>
          <table:table-cell table:style-name="Table1.A2" office:value-type="string">
            <text:p text:style-name="P161">Array3.cpp</text:p>
          </table:table-cell>
          <table:table-cell table:style-name="Table1.E2" office:value-type="string">
            <text:p text:style-name="P145"/>
          </table:table-cell>
        </table:table-row>
        <table:table-row>
          <table:table-cell table:style-name="Table1.A2" office:value-type="string">
            <text:p text:style-name="P160">Modul 7</text:p>
          </table:table-cell>
          <table:table-cell table:style-name="Table1.A2" office:value-type="string">
            <text:p text:style-name="P162">Struc<text:span text:style-name="T96">t</text:span>.c</text:p>
          </table:table-cell>
          <table:table-cell table:style-name="Table1.A2" office:value-type="string">
            <text:p text:style-name="P162">Linkedlist1.c</text:p>
          </table:table-cell>
          <table:table-cell table:style-name="Table1.A2" office:value-type="string">
            <text:p text:style-name="P145"/>
          </table:table-cell>
          <table:table-cell table:style-name="Table1.E2" office:value-type="string">
            <text:p text:style-name="P145"/>
          </table:table-cell>
        </table:table-row>
      </table:table>
      <text:p text:style-name="P85"/>
      <text:h text:style-name="P216" text:outline-level="1"><text:bookmark-start text:name="__RefHeading__6388_1704778645"/><text:span text:style-name="T104">B. </text:span><text:a xlink:type="simple" xlink:href="https://cs50.harvard.edu/resources/cppreference.com/index.html" text:style-name="Internet_20_link" text:visited-style-name="Visited_20_Internet_20_Link"><text:span text:style-name="T102">C Reference</text:span></text:a><text:span text:style-name="T102"> &gt; C Operator Precedence </text:span><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4">No</text:p>
          </table:table-cell>
          <table:table-cell table:style-name="Table2.B1" office:value-type="string">
            <text:p text:style-name="P143">Operator</text:p>
          </table:table-cell>
          <table:table-cell table:style-name="Table2.B1" office:value-type="string">
            <text:p text:style-name="P143">Description</text:p>
          </table:table-cell>
          <table:table-cell table:style-name="Table2.B1" office:value-type="string">
            <text:p text:style-name="P143">Example</text:p>
          </table:table-cell>
          <table:table-cell table:style-name="Table2.E1" office:value-type="string">
            <text:p text:style-name="P144">Order</text:p>
          </table:table-cell>
        </table:table-row>
        <table:table-row>
          <table:table-cell table:style-name="Table2.A2" office:value-type="string">
            <text:p text:style-name="P145">1</text:p>
          </table:table-cell>
          <table:table-cell table:style-name="Table2.B2" office:value-type="string">
            <text:p text:style-name="P145">::</text:p>
          </table:table-cell>
          <table:table-cell table:style-name="Table2.B2" office:value-type="string">
            <text:p text:style-name="P145">Scoping operator</text:p>
          </table:table-cell>
          <table:table-cell table:style-name="Table2.B2" office:value-type="string">
            <text:p text:style-name="P145">Class::age = 2;</text:p>
          </table:table-cell>
          <table:table-cell table:style-name="Table2.E2" office:value-type="string">
            <text:p text:style-name="P145">none</text:p>
          </table:table-cell>
        </table:table-row>
        <table:table-row>
          <table:table-cell table:style-name="Table2.A2" office:value-type="string">
            <text:p text:style-name="P145">2</text:p>
          </table:table-cell>
          <table:table-cell table:style-name="Table2.B2" office:value-type="string">
            <text:p text:style-name="P145">()<text:line-break/>[]<text:line-break/>-&gt;<text:line-break/>.<text:line-break/>++<text:line-break/>--</text:p>
          </table:table-cell>
          <table:table-cell table:style-name="Table2.B2" office:value-type="string">
            <text:p text:style-name="P145">Grouping operator<text:line-break/>Array access<text:line-break/>Member access from a pointer<text:line-break/>Member access from an object<text:line-break/>Post-increment<text:line-break/>Post-decrement</text:p>
          </table:table-cell>
          <table:table-cell table:style-name="Table2.B2" office:value-type="string">
            <text:p text:style-name="P145">(a + b) / 4;<text:line-break/>array[4] = 2;<text:line-break/>ptr-&gt;age = 34;<text:line-break/>obj.age = 34;<text:line-break/>for( i = 0; i &lt; 10; i++ ) ...<text:line-break/>for( i = 10; i &gt; 0; i-- ) ...</text:p>
          </table:table-cell>
          <table:table-cell table:style-name="Table2.E2" office:value-type="string">
            <text:p text:style-name="P145">left to right</text:p>
          </table:table-cell>
        </table:table-row>
        <table:table-row>
          <table:table-cell table:style-name="Table2.A2" office:value-type="string">
            <text:p text:style-name="P145">3</text:p>
          </table:table-cell>
          <table:table-cell table:style-name="Table2.B2" office:value-type="string">
            <text:p text:style-name="Table_20_Contents"><text:span text:style-name="T102">!<text:line-break/>~<text:line-break/>++<text:line-break/>--<text:line-break/>-<text:line-break/>+<text:line-break/>*<text:line-break/>&amp;<text:line-break/>(type)<text:line-break/></text:span><text:a xlink:type="simple" xlink:href="https://cs50.harvard.edu/resources/cppreference.com/keywords/sizeof.html" text:style-name="Internet_20_link" text:visited-style-name="Visited_20_Internet_20_Link"><text:span text:style-name="T102">sizeof</text:span></text:a></text:p>
          </table:table-cell>
          <table:table-cell table:style-name="Table2.B2" office:value-type="string">
            <text:p text:style-name="P145">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P145">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P145">right to left</text:p>
          </table:table-cell>
        </table:table-row>
        <table:table-row>
          <table:table-cell table:style-name="Table2.A2" office:value-type="string">
            <text:p text:style-name="P145">4</text:p>
          </table:table-cell>
          <table:table-cell table:style-name="Table2.B2" office:value-type="string">
            <text:p text:style-name="P145">-&gt;*<text:line-break/>.*</text:p>
          </table:table-cell>
          <table:table-cell table:style-name="Table2.B2" office:value-type="string">
            <text:p text:style-name="P145">Member pointer selector<text:line-break/>Member object selector</text:p>
          </table:table-cell>
          <table:table-cell table:style-name="Table2.B2" office:value-type="string">
            <text:p text:style-name="P145">ptr-&gt;*var = 24;<text:line-break/>obj.*var = 24;</text:p>
          </table:table-cell>
          <table:table-cell table:style-name="Table2.E2" office:value-type="string">
            <text:p text:style-name="P145">left to right</text:p>
          </table:table-cell>
        </table:table-row>
        <table:table-row>
          <table:table-cell table:style-name="Table2.A2" office:value-type="string">
            <text:p text:style-name="P145">5</text:p>
          </table:table-cell>
          <table:table-cell table:style-name="Table2.B2" office:value-type="string">
            <text:p text:style-name="P145">*<text:line-break/>/<text:line-break/>%</text:p>
          </table:table-cell>
          <table:table-cell table:style-name="Table2.B2" office:value-type="string">
            <text:p text:style-name="P145">Multiplication<text:line-break/>Division<text:line-break/>Modulus</text:p>
          </table:table-cell>
          <table:table-cell table:style-name="Table2.B2" office:value-type="string">
            <text:p text:style-name="P145">int i = 2 * 4;<text:line-break/>float f = 10 / 3;<text:line-break/>int rem = 4 % 3;</text:p>
          </table:table-cell>
          <table:table-cell table:style-name="Table2.E2" office:value-type="string">
            <text:p text:style-name="P145">left to right</text:p>
          </table:table-cell>
        </table:table-row>
        <table:table-row>
          <table:table-cell table:style-name="Table2.A2" office:value-type="string">
            <text:p text:style-name="P145">6</text:p>
          </table:table-cell>
          <table:table-cell table:style-name="Table2.B2" office:value-type="string">
            <text:p text:style-name="P145">+<text:line-break/>-</text:p>
          </table:table-cell>
          <table:table-cell table:style-name="Table2.B2" office:value-type="string">
            <text:p text:style-name="P145">Addition<text:line-break/>Subtraction</text:p>
          </table:table-cell>
          <table:table-cell table:style-name="Table2.B2" office:value-type="string">
            <text:p text:style-name="P145">int i = 2 + 3;<text:line-break/>int i = 5 - 1;</text:p>
          </table:table-cell>
          <table:table-cell table:style-name="Table2.E2" office:value-type="string">
            <text:p text:style-name="P145">left to right</text:p>
          </table:table-cell>
        </table:table-row>
        <table:table-row>
          <table:table-cell table:style-name="Table2.A2" office:value-type="string">
            <text:p text:style-name="P145">7</text:p>
          </table:table-cell>
          <table:table-cell table:style-name="Table2.B2" office:value-type="string">
            <text:p text:style-name="P145">&lt;&lt;<text:line-break/>&gt;&gt;</text:p>
          </table:table-cell>
          <table:table-cell table:style-name="Table2.B2" office:value-type="string">
            <text:p text:style-name="P145">Bitwise shift left<text:line-break/>Bitwise shift right</text:p>
          </table:table-cell>
          <table:table-cell table:style-name="Table2.B2" office:value-type="string">
            <text:p text:style-name="P145">int flags = 33 &lt;&lt; 1;<text:line-break/>int flags = 33 &gt;&gt; 1;</text:p>
          </table:table-cell>
          <table:table-cell table:style-name="Table2.E2" office:value-type="string">
            <text:p text:style-name="P145">left to right</text:p>
          </table:table-cell>
        </table:table-row>
        <table:table-row>
          <table:table-cell table:style-name="Table2.A2" office:value-type="string">
            <text:p text:style-name="P145">8</text:p>
          </table:table-cell>
          <table:table-cell table:style-name="Table2.B2" office:value-type="string">
            <text:p text:style-name="P145">&lt;<text:line-break/>&lt;=<text:line-break/>&gt;<text:line-break/>&gt;=</text:p>
          </table:table-cell>
          <table:table-cell table:style-name="Table2.B2" office:value-type="string">
            <text:p text:style-name="P145">Comparison less-than<text:line-break/>Comparison less-than-or-equal-to<text:line-break/>Comparison greater-than<text:line-break/>Comparison geater-than-or-equal-to</text:p>
          </table:table-cell>
          <table:table-cell table:style-name="Table2.B2" office:value-type="string">
            <text:p text:style-name="P145">if( i &lt; 42 ) ...<text:line-break/>if( i &lt;= 42 ) ...<text:line-break/>if( i &gt; 42 ) ...<text:line-break/>if( i &gt;= 42 ) ...</text:p>
          </table:table-cell>
          <table:table-cell table:style-name="Table2.E2" office:value-type="string">
            <text:p text:style-name="P145">left to right</text:p>
          </table:table-cell>
        </table:table-row>
        <table:table-row>
          <table:table-cell table:style-name="Table2.A2" office:value-type="string">
            <text:p text:style-name="P145">9</text:p>
          </table:table-cell>
          <table:table-cell table:style-name="Table2.B2" office:value-type="string">
            <text:p text:style-name="P145">==<text:line-break/>!=</text:p>
          </table:table-cell>
          <table:table-cell table:style-name="Table2.B2" office:value-type="string">
            <text:p text:style-name="P145">Comparison equal-to<text:line-break/>Comparison not-equal-to</text:p>
          </table:table-cell>
          <table:table-cell table:style-name="Table2.B2" office:value-type="string">
            <text:p text:style-name="P145">if( i == 42 ) ...<text:line-break/>if( i != 42 ) ...</text:p>
          </table:table-cell>
          <table:table-cell table:style-name="Table2.E2" office:value-type="string">
            <text:p text:style-name="P145">left to right</text:p>
          </table:table-cell>
        </table:table-row>
        <table:table-row>
          <table:table-cell table:style-name="Table2.A2" office:value-type="string">
            <text:p text:style-name="P145">10</text:p>
          </table:table-cell>
          <table:table-cell table:style-name="Table2.B2" office:value-type="string">
            <text:p text:style-name="P145">&amp;</text:p>
          </table:table-cell>
          <table:table-cell table:style-name="Table2.B2" office:value-type="string">
            <text:p text:style-name="P145">Bitwise AND</text:p>
          </table:table-cell>
          <table:table-cell table:style-name="Table2.B2" office:value-type="string">
            <text:p text:style-name="P145">flags = flags &amp; 42;</text:p>
          </table:table-cell>
          <table:table-cell table:style-name="Table2.E2" office:value-type="string">
            <text:p text:style-name="P145">left to right</text:p>
          </table:table-cell>
        </table:table-row>
        <table:table-row>
          <table:table-cell table:style-name="Table2.A2" office:value-type="string">
            <text:p text:style-name="P145">11</text:p>
          </table:table-cell>
          <table:table-cell table:style-name="Table2.B2" office:value-type="string">
            <text:p text:style-name="P145">^</text:p>
          </table:table-cell>
          <table:table-cell table:style-name="Table2.B2" office:value-type="string">
            <text:p text:style-name="P145">Bitwise exclusive OR</text:p>
          </table:table-cell>
          <table:table-cell table:style-name="Table2.B2" office:value-type="string">
            <text:p text:style-name="P145">flags = flags ^ 42;</text:p>
          </table:table-cell>
          <table:table-cell table:style-name="Table2.E2" office:value-type="string">
            <text:p text:style-name="P145">left to right</text:p>
          </table:table-cell>
        </table:table-row>
        <table:table-row>
          <table:table-cell table:style-name="Table2.A2" office:value-type="string">
            <text:p text:style-name="P145">12</text:p>
          </table:table-cell>
          <table:table-cell table:style-name="Table2.B2" office:value-type="string">
            <text:p text:style-name="P145">|</text:p>
          </table:table-cell>
          <table:table-cell table:style-name="Table2.B2" office:value-type="string">
            <text:p text:style-name="P145">Bitwise inclusive (normal) OR</text:p>
          </table:table-cell>
          <table:table-cell table:style-name="Table2.B2" office:value-type="string">
            <text:p text:style-name="P145">flags = flags | 42;</text:p>
          </table:table-cell>
          <table:table-cell table:style-name="Table2.E2" office:value-type="string">
            <text:p text:style-name="P145">left to right</text:p>
          </table:table-cell>
        </table:table-row>
        <table:table-row>
          <table:table-cell table:style-name="Table2.A2" office:value-type="string">
            <text:p text:style-name="P145">13</text:p>
          </table:table-cell>
          <table:table-cell table:style-name="Table2.B2" office:value-type="string">
            <text:p text:style-name="P145">&amp;&amp;</text:p>
          </table:table-cell>
          <table:table-cell table:style-name="Table2.B2" office:value-type="string">
            <text:p text:style-name="P145">Logical AND</text:p>
          </table:table-cell>
          <table:table-cell table:style-name="Table2.B2" office:value-type="string">
            <text:p text:style-name="P145">if( conditionA &amp;&amp; conditionB ) ...</text:p>
          </table:table-cell>
          <table:table-cell table:style-name="Table2.E2" office:value-type="string">
            <text:p text:style-name="P145">left to right</text:p>
          </table:table-cell>
        </table:table-row>
        <table:table-row>
          <table:table-cell table:style-name="Table2.A2" office:value-type="string">
            <text:p text:style-name="P145">14</text:p>
          </table:table-cell>
          <table:table-cell table:style-name="Table2.B2" office:value-type="string">
            <text:p text:style-name="P145">||</text:p>
          </table:table-cell>
          <table:table-cell table:style-name="Table2.B2" office:value-type="string">
            <text:p text:style-name="P145">Logical OR</text:p>
          </table:table-cell>
          <table:table-cell table:style-name="Table2.B2" office:value-type="string">
            <text:p text:style-name="P145">if( conditionA || conditionB ) ...</text:p>
          </table:table-cell>
          <table:table-cell table:style-name="Table2.E2" office:value-type="string">
            <text:p text:style-name="P145">left to right</text:p>
          </table:table-cell>
        </table:table-row>
        <text:soft-page-break/>
        <table:table-row>
          <table:table-cell table:style-name="Table2.A2" office:value-type="string">
            <text:p text:style-name="P145">15</text:p>
          </table:table-cell>
          <table:table-cell table:style-name="Table2.B2" office:value-type="string">
            <text:p text:style-name="P145">? :</text:p>
          </table:table-cell>
          <table:table-cell table:style-name="Table2.B2" office:value-type="string">
            <text:p text:style-name="P145">Ternary conditional (if-then-else)</text:p>
          </table:table-cell>
          <table:table-cell table:style-name="Table2.B2" office:value-type="string">
            <text:p text:style-name="P145">int i = (a &gt; b) ? a : b;</text:p>
          </table:table-cell>
          <table:table-cell table:style-name="Table2.E2" office:value-type="string">
            <text:p text:style-name="P145">right to left</text:p>
          </table:table-cell>
        </table:table-row>
        <table:table-row>
          <table:table-cell table:style-name="Table2.A2" office:value-type="string">
            <text:p text:style-name="P145">16</text:p>
          </table:table-cell>
          <table:table-cell table:style-name="Table2.B2" office:value-type="string">
            <text:p text:style-name="P163">=<text:line-break/>+=<text:line-break/>-=<text:line-break/>*=<text:line-break/>/=<text:line-break/>%=<text:line-break/>&amp;=<text:line-break/>^=<text:line-break/>|=<text:line-break/></text:p>
            <text:p text:style-name="P163">&lt;&lt;=<text:line-break/>&gt;&gt;=</text:p>
          </table:table-cell>
          <table:table-cell table:style-name="Table2.B2" office:value-type="string">
            <text:p text:style-name="P145">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64">int a = b;<text:line-break/>a += 3;<text:line-break/>b -= 4;<text:line-break/>a *= 5;<text:line-break/>a /= 2;<text:line-break/>a %= 3;<text:line-break/>flags &amp;= new_flags;<text:line-break/>flags ^= new_flags;<text:line-break/>flags |= new_flags;<text:line-break/></text:p>
            <text:p text:style-name="P164">flags &lt;&lt;= 2;<text:line-break/>flags &gt;&gt;= 2;</text:p>
          </table:table-cell>
          <table:table-cell table:style-name="Table2.E2" office:value-type="string">
            <text:p text:style-name="P145">right to left</text:p>
          </table:table-cell>
        </table:table-row>
        <table:table-row>
          <table:table-cell table:style-name="Table2.A2" office:value-type="string">
            <text:p text:style-name="P145">17</text:p>
          </table:table-cell>
          <table:table-cell table:style-name="Table2.B2" office:value-type="string">
            <text:p text:style-name="P145">,</text:p>
          </table:table-cell>
          <table:table-cell table:style-name="Table2.B2" office:value-type="string">
            <text:p text:style-name="P145">Sequential evaluation operator</text:p>
          </table:table-cell>
          <table:table-cell table:style-name="Table2.B2" office:value-type="string">
            <text:p text:style-name="P145">for( i = 0, j = 0; i &lt; 10; i++, j++ ) ...</text:p>
          </table:table-cell>
          <table:table-cell table:style-name="Table2.E2" office:value-type="string">
            <text:p text:style-name="P145">left to right</text:p>
          </table:table-cell>
        </table:table-row>
      </table:table>
      <text:p text:style-name="P85"/>
      <text:h text:style-name="P214" text:outline-level="1"><text:bookmark-start text:name="__RefHeading__15060_1508905440"/>C. Format <text:span text:style-name="T95">Karakter dan Rangkaian Keluar (printf)</text:span><text:bookmark-end text:name="__RefHeading__15060_1508905440"/></text:h>
      <text:p text:style-name="P86"/>
      <table:table table:name="Table4" table:style-name="Table4">
        <table:table-column table:style-name="Table4.A" table:number-columns-repeated="2"/>
        <table:table-row>
          <table:table-cell table:style-name="Table4.A1" office:value-type="string">
            <text:p text:style-name="P92"><text:span text:style-name="T41">%c</text:span><text:span text:style-name="T43"> untuk char</text:span></text:p>
          </table:table-cell>
          <table:table-cell table:style-name="Table4.A1" office:value-type="string">
            <text:p text:style-name="P92"><text:span text:style-name="T41">\n</text:span><text:span text:style-name="T43"> untuk ganti baris</text:span></text:p>
          </table:table-cell>
        </table:table-row>
        <table:table-row>
          <table:table-cell table:style-name="Table4.A1" office:value-type="string">
            <text:p text:style-name="P92"><text:span text:style-name="T41">%d </text:span><text:span text:style-name="T43">untuk int (double)</text:span></text:p>
          </table:table-cell>
          <table:table-cell table:style-name="Table4.A1" office:value-type="string">
            <text:p text:style-name="P92"><text:span text:style-name="T41">\</text:span><text:span text:style-name="T42">'</text:span><text:span text:style-name="T41"> </text:span><text:span text:style-name="T43">untuk single quote</text:span></text:p>
          </table:table-cell>
        </table:table-row>
        <table:table-row>
          <table:table-cell table:style-name="Table4.A1" office:value-type="string">
            <text:p text:style-name="P92"><text:span text:style-name="T41">%f</text:span><text:span text:style-name="T43"> untuk float</text:span></text:p>
          </table:table-cell>
          <table:table-cell table:style-name="Table4.A1" office:value-type="string">
            <text:p text:style-name="P93">\” untuk double quote</text:p>
          </table:table-cell>
        </table:table-row>
        <table:table-row>
          <table:table-cell table:style-name="Table4.A1" office:value-type="string">
            <text:p text:style-name="P92"><text:span text:style-name="T41">%lld</text:span><text:span text:style-name="T43"> untuk long long</text:span></text:p>
          </table:table-cell>
          <table:table-cell table:style-name="Table4.A1" office:value-type="string">
            <text:p text:style-name="P92"><text:span text:style-name="T41">\\</text:span><text:span text:style-name="T43"> untuk backslash</text:span></text:p>
          </table:table-cell>
        </table:table-row>
        <table:table-row>
          <table:table-cell table:style-name="Table4.A1" office:value-type="string">
            <text:p text:style-name="P92"><text:span text:style-name="T41">%s </text:span><text:span text:style-name="T43">untuk string</text:span></text:p>
          </table:table-cell>
          <table:table-cell table:style-name="Table4.A1" office:value-type="string">
            <text:p text:style-name="P92"><text:span text:style-name="T41">\0</text:span><text:span text:style-name="T43"> untuk terminator nol (kosong)</text:span></text:p>
          </table:table-cell>
        </table:table-row>
        <table:table-row>
          <table:table-cell table:style-name="Table4.A6" office:value-type="string">
            <text:p text:style-name="P110">%<text:span text:style-name="T101">i untuk integer</text:span></text:p>
          </table:table-cell>
          <table:table-cell table:style-name="Table4.A6" office:value-type="string">
            <text:p text:style-name="P110">\r untuk pindah kursor</text:p>
          </table:table-cell>
        </table:table-row>
        <table:table-row>
          <table:table-cell table:style-name="Table4.A6" office:value-type="string">
            <text:p text:style-name="P110"/>
          </table:table-cell>
          <table:table-cell table:style-name="Table4.A6" office:value-type="string">
            <text:p text:style-name="P110">\t untuk tab</text:p>
          </table:table-cell>
        </table:table-row>
      </table:table>
      <text:p text:style-name="P111"/>
      <text:h text:style-name="P223" text:outline-level="1"><text:bookmark-start text:name="__RefHeading__10423_1285145106"/>D. Format Lembar Kendali Log book<text:bookmark-end text:name="__RefHeading__10423_1285145106"/></text:h>
      <text:p text:style-name="P87">(di tulis tangan pada halaman pertama log book, buku tulis)</text:p>
      <text:p text:style-name="P87"/>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65">Praktikum Pemrograman Komputer</text:p>
          </table:table-cell>
          <table:covered-table-cell/>
          <table:covered-table-cell/>
          <table:table-cell table:style-name="Table5.D1" table:number-rows-spanned="3" office:value-type="string">
            <text:p text:style-name="P165">Foto</text:p>
          </table:table-cell>
        </table:table-row>
        <table:table-row>
          <table:table-cell table:style-name="Table5.A9" office:value-type="string">
            <text:p text:style-name="P166">Nama</text:p>
          </table:table-cell>
          <table:table-cell table:style-name="Table5.B2" table:number-columns-spanned="2" office:value-type="string">
            <text:p text:style-name="P145"/>
          </table:table-cell>
          <table:covered-table-cell/>
          <table:covered-table-cell/>
        </table:table-row>
        <table:table-row>
          <table:table-cell table:style-name="Table5.A9" office:value-type="string">
            <text:p text:style-name="P166">NRP</text:p>
          </table:table-cell>
          <table:table-cell table:style-name="Table5.B3" table:number-columns-spanned="2" office:value-type="string">
            <text:p text:style-name="P145"/>
          </table:table-cell>
          <table:covered-table-cell/>
          <table:covered-table-cell/>
        </table:table-row>
        <table:table-row>
          <table:table-cell table:style-name="Table5.A9" office:value-type="string">
            <text:p text:style-name="P165">Modul ke-</text:p>
          </table:table-cell>
          <table:table-cell table:style-name="Table5.B9" office:value-type="string">
            <text:p text:style-name="P165">Hari / Tanggal</text:p>
          </table:table-cell>
          <table:table-cell table:style-name="Table5.C4" office:value-type="string">
            <text:p text:style-name="P165">Tanda tangan</text:p>
          </table:table-cell>
          <table:table-cell table:style-name="Table5.D4" office:value-type="string">
            <text:p text:style-name="P165">Keterangan</text:p>
          </table:table-cell>
        </table:table-row>
        <table:table-row>
          <table:table-cell table:style-name="Table5.A9" office:value-type="string">
            <text:p text:style-name="P145"/>
          </table:table-cell>
          <table:table-cell table:style-name="Table5.B9" office:value-type="string">
            <text:p text:style-name="P145"/>
          </table:table-cell>
          <table:table-cell table:style-name="Table5.C9" office:value-type="string">
            <text:p text:style-name="P145"/>
          </table:table-cell>
          <table:table-cell table:style-name="Table5.D9" office:value-type="string">
            <text:p text:style-name="P145"/>
          </table:table-cell>
        </table:table-row>
        <table:table-row>
          <table:table-cell table:style-name="Table5.A9" office:value-type="string">
            <text:p text:style-name="P145"/>
          </table:table-cell>
          <table:table-cell table:style-name="Table5.B9" office:value-type="string">
            <text:p text:style-name="P145"/>
          </table:table-cell>
          <table:table-cell table:style-name="Table5.C9" office:value-type="string">
            <text:p text:style-name="P145"/>
          </table:table-cell>
          <table:table-cell table:style-name="Table5.D9" office:value-type="string">
            <text:p text:style-name="P145"/>
          </table:table-cell>
        </table:table-row>
        <table:table-row>
          <table:table-cell table:style-name="Table5.A9" office:value-type="string">
            <text:p text:style-name="P145"/>
          </table:table-cell>
          <table:table-cell table:style-name="Table5.B9" office:value-type="string">
            <text:p text:style-name="P145"/>
          </table:table-cell>
          <table:table-cell table:style-name="Table5.C9" office:value-type="string">
            <text:p text:style-name="P145"/>
          </table:table-cell>
          <table:table-cell table:style-name="Table5.D9" office:value-type="string">
            <text:p text:style-name="P145"/>
          </table:table-cell>
        </table:table-row>
        <table:table-row>
          <table:table-cell table:style-name="Table5.A9" office:value-type="string">
            <text:p text:style-name="P145"/>
          </table:table-cell>
          <table:table-cell table:style-name="Table5.B9" office:value-type="string">
            <text:p text:style-name="P145"/>
          </table:table-cell>
          <table:table-cell table:style-name="Table5.C9" office:value-type="string">
            <text:p text:style-name="P145"/>
          </table:table-cell>
          <table:table-cell table:style-name="Table5.D9" office:value-type="string">
            <text:p text:style-name="P145"/>
          </table:table-cell>
        </table:table-row>
        <table:table-row>
          <table:table-cell table:style-name="Table5.A9" office:value-type="string">
            <text:p text:style-name="P145"/>
          </table:table-cell>
          <table:table-cell table:style-name="Table5.B9" office:value-type="string">
            <text:p text:style-name="P145"/>
          </table:table-cell>
          <table:table-cell table:style-name="Table5.C9" office:value-type="string">
            <text:p text:style-name="P145"/>
          </table:table-cell>
          <table:table-cell table:style-name="Table5.D9" office:value-type="string">
            <text:p text:style-name="P145"/>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4-05T18:00:35.262003644</dc:date>
    <meta:editing-duration>PT8H9M47S</meta:editing-duration>
    <meta:editing-cycles>348</meta:editing-cycles>
    <meta:generator>LibreOffice/5.0.5.2$Linux_X86_64 LibreOffice_project/00m0$Build-2</meta:generator>
    <dc:creator>bagustris </dc:creator>
    <meta:document-statistic meta:table-count="5" meta:image-count="0" meta:object-count="0" meta:page-count="30" meta:paragraph-count="1036" meta:word-count="3720" meta:character-count="23637" meta:non-whitespace-character-count="18981"/>
  </office:meta>
</office:document-meta>
</file>